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ion_sor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test</text:p>
          </table:table-cell>
          <table:table-cell office:value-type="string" calcext:value-type="string">
            <text:p>read_min</text:p>
          </table:table-cell>
          <table:table-cell office:value-type="string" calcext:value-type="string">
            <text:p>read_avg</text:p>
          </table:table-cell>
          <table:table-cell office:value-type="string" calcext:value-type="string">
            <text:p>read_max</text:p>
          </table:table-cell>
          <table:table-cell office:value-type="string" calcext:value-type="string">
            <text:p>write_min</text:p>
          </table:table-cell>
          <table:table-cell office:value-type="string" calcext:value-type="string">
            <text:p>write_avg</text:p>
          </table:table-cell>
          <table:table-cell office:value-type="string" calcext:value-type="string">
            <text:p>write_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148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99.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297.0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97.0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08" calcext:value-type="float">
            <text:p>14808</text:p>
          </table:table-cell>
          <table:table-cell office:value-type="string" calcext:value-type="string">
            <text:p>445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593.4</text:p>
          </table:table-cell>
          <table:table-cell office:value-type="float" office:value="29640" calcext:value-type="float">
            <text:p>296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73" calcext:value-type="float">
            <text:p>14373</text:p>
          </table:table-cell>
          <table:table-cell office:value-type="string" calcext:value-type="string">
            <text:p>588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984.9</text:p>
          </table:table-cell>
          <table:table-cell office:value-type="float" office:value="39146" calcext:value-type="float">
            <text:p>39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12" calcext:value-type="float">
            <text:p>12112</text:p>
          </table:table-cell>
          <table:table-cell office:value-type="string" calcext:value-type="string">
            <text:p>709.9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456.0</text:p>
          </table:table-cell>
          <table:table-cell office:value-type="float" office:value="47114" calcext:value-type="float">
            <text:p>47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84" calcext:value-type="float">
            <text:p>7984</text:p>
          </table:table-cell>
          <table:table-cell office:value-type="string" calcext:value-type="string">
            <text:p>789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979.1</text:p>
          </table:table-cell>
          <table:table-cell office:value-type="float" office:value="52314" calcext:value-type="float">
            <text:p>52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84" calcext:value-type="float">
            <text:p>7984</text:p>
          </table:table-cell>
          <table:table-cell office:value-type="string" calcext:value-type="string">
            <text:p>873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556.8</text:p>
          </table:table-cell>
          <table:table-cell office:value-type="float" office:value="57768" calcext:value-type="float">
            <text:p>57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42" calcext:value-type="float">
            <text:p>7642</text:p>
          </table:table-cell>
          <table:table-cell office:value-type="string" calcext:value-type="string">
            <text:p>949.9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184.1</text:p>
          </table:table-cell>
          <table:table-cell office:value-type="float" office:value="62732" calcext:value-type="float">
            <text:p>627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58" calcext:value-type="float">
            <text:p>6958</text:p>
          </table:table-cell>
          <table:table-cell office:value-type="string" calcext:value-type="string">
            <text:p>1019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856.5</text:p>
          </table:table-cell>
          <table:table-cell office:value-type="float" office:value="67240" calcext:value-type="float">
            <text:p>672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1086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4572.1</text:p>
          </table:table-cell>
          <table:table-cell office:value-type="float" office:value="71560" calcext:value-type="float">
            <text:p>715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1234.6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5386.7</text:p>
          </table:table-cell>
          <table:table-cell office:value-type="float" office:value="81460" calcext:value-type="float">
            <text:p>814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1383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6300.3</text:p>
          </table:table-cell>
          <table:table-cell office:value-type="float" office:value="91360" calcext:value-type="float">
            <text:p>91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1531.3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7312.5</text:p>
          </table:table-cell>
          <table:table-cell office:value-type="float" office:value="101216" calcext:value-type="float">
            <text:p>1012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1675.2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8419.7</text:p>
          </table:table-cell>
          <table:table-cell office:value-type="float" office:value="110724" calcext:value-type="float">
            <text:p>1107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1798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9608.0</text:p>
          </table:table-cell>
          <table:table-cell office:value-type="float" office:value="118826" calcext:value-type="float">
            <text:p>1188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1890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0856.2</text:p>
          </table:table-cell>
          <table:table-cell office:value-type="float" office:value="124818" calcext:value-type="float">
            <text:p>124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1964.9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2152.9</text:p>
          </table:table-cell>
          <table:table-cell office:value-type="float" office:value="129674" calcext:value-type="float">
            <text:p>1296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2050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3505.6</text:p>
          </table:table-cell>
          <table:table-cell office:value-type="float" office:value="135272" calcext:value-type="float">
            <text:p>1352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2117.6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4901.7</text:p>
          </table:table-cell>
          <table:table-cell office:value-type="float" office:value="139604" calcext:value-type="float">
            <text:p>1396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2200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6351.9</text:p>
          </table:table-cell>
          <table:table-cell office:value-type="float" office:value="145022" calcext:value-type="float">
            <text:p>145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2349.3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7901.1</text:p>
          </table:table-cell>
          <table:table-cell office:value-type="float" office:value="154922" calcext:value-type="float">
            <text:p>1549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2497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9549.3</text:p>
          </table:table-cell>
          <table:table-cell office:value-type="float" office:value="164822" calcext:value-type="float">
            <text:p>1648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2646.0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1296.2</text:p>
          </table:table-cell>
          <table:table-cell office:value-type="float" office:value="174684" calcext:value-type="float">
            <text:p>1746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2789.6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3137.9</text:p>
          </table:table-cell>
          <table:table-cell office:value-type="float" office:value="184170" calcext:value-type="float">
            <text:p>1841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2912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5060.6</text:p>
          </table:table-cell>
          <table:table-cell office:value-type="float" office:value="192276" calcext:value-type="float">
            <text:p>1922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2999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7039.9</text:p>
          </table:table-cell>
          <table:table-cell office:value-type="float" office:value="197930" calcext:value-type="float">
            <text:p>1979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3076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9069.5</text:p>
          </table:table-cell>
          <table:table-cell office:value-type="float" office:value="202956" calcext:value-type="float">
            <text:p>2029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3148.6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1145.6</text:p>
          </table:table-cell>
          <table:table-cell office:value-type="float" office:value="207612" calcext:value-type="float">
            <text:p>2076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3219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3267.7</text:p>
          </table:table-cell>
          <table:table-cell office:value-type="float" office:value="212206" calcext:value-type="float">
            <text:p>2122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3300.2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5442.3</text:p>
          </table:table-cell>
          <table:table-cell office:value-type="float" office:value="217460" calcext:value-type="float">
            <text:p>2174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3448.7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7715.9</text:p>
          </table:table-cell>
          <table:table-cell office:value-type="float" office:value="227360" calcext:value-type="float">
            <text:p>227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3597.2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40088.5</text:p>
          </table:table-cell>
          <table:table-cell office:value-type="float" office:value="237260" calcext:value-type="float">
            <text:p>2372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3745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42559.6</text:p>
          </table:table-cell>
          <table:table-cell office:value-type="float" office:value="247114" calcext:value-type="float">
            <text:p>2471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3889.7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45126.1</text:p>
          </table:table-cell>
          <table:table-cell office:value-type="float" office:value="256644" calcext:value-type="float">
            <text:p>2566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4015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47775.0</text:p>
          </table:table-cell>
          <table:table-cell office:value-type="float" office:value="264890" calcext:value-type="float">
            <text:p>2648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4106.3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50483.4</text:p>
          </table:table-cell>
          <table:table-cell office:value-type="float" office:value="270844" calcext:value-type="float">
            <text:p>2708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4187.2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53244.5</text:p>
          </table:table-cell>
          <table:table-cell office:value-type="float" office:value="276112" calcext:value-type="float">
            <text:p>2761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4267.3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56057.8</text:p>
          </table:table-cell>
          <table:table-cell office:value-type="float" office:value="281326" calcext:value-type="float">
            <text:p>2813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4345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58921.6</text:p>
          </table:table-cell>
          <table:table-cell office:value-type="float" office:value="286382" calcext:value-type="float">
            <text:p>2863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4418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61833.1</text:p>
          </table:table-cell>
          <table:table-cell office:value-type="float" office:value="291146" calcext:value-type="float">
            <text:p>2911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4566.9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64843.5</text:p>
          </table:table-cell>
          <table:table-cell office:value-type="float" office:value="301046" calcext:value-type="float">
            <text:p>3010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4715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67953.0</text:p>
          </table:table-cell>
          <table:table-cell office:value-type="float" office:value="310946" calcext:value-type="float">
            <text:p>3109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4863.6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71161.0</text:p>
          </table:table-cell>
          <table:table-cell office:value-type="float" office:value="320804" calcext:value-type="float">
            <text:p>3208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5007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74464.2</text:p>
          </table:table-cell>
          <table:table-cell office:value-type="float" office:value="330314" calcext:value-type="float">
            <text:p>3303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5128.7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77846.9</text:p>
          </table:table-cell>
          <table:table-cell office:value-type="float" office:value="338278" calcext:value-type="float">
            <text:p>3382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5223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81291.5</text:p>
          </table:table-cell>
          <table:table-cell office:value-type="float" office:value="344458" calcext:value-type="float">
            <text:p>3444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5305.7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84789.9</text:p>
          </table:table-cell>
          <table:table-cell office:value-type="float" office:value="349834" calcext:value-type="float">
            <text:p>3498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5380.9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88337.1</text:p>
          </table:table-cell>
          <table:table-cell office:value-type="float" office:value="354724" calcext:value-type="float">
            <text:p>3547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5458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91934.8</text:p>
          </table:table-cell>
          <table:table-cell office:value-type="float" office:value="359770" calcext:value-type="float">
            <text:p>35977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5537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95584.1</text:p>
          </table:table-cell>
          <table:table-cell office:value-type="float" office:value="364930" calcext:value-type="float">
            <text:p>3649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5686.3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99332.4</text:p>
          </table:table-cell>
          <table:table-cell office:value-type="float" office:value="374830" calcext:value-type="float">
            <text:p>3748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5834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03179.7</text:p>
          </table:table-cell>
          <table:table-cell office:value-type="float" office:value="384730" calcext:value-type="float">
            <text:p>3847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5982.9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07125.5</text:p>
          </table:table-cell>
          <table:table-cell office:value-type="float" office:value="394582" calcext:value-type="float">
            <text:p>3945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6126.6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11166.3</text:p>
          </table:table-cell>
          <table:table-cell office:value-type="float" office:value="404080" calcext:value-type="float">
            <text:p>4040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6251.6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15289.4</text:p>
          </table:table-cell>
          <table:table-cell office:value-type="float" office:value="412308" calcext:value-type="float">
            <text:p>4123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6341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19471.1</text:p>
          </table:table-cell>
          <table:table-cell office:value-type="float" office:value="418168" calcext:value-type="float">
            <text:p>4181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6418.0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23702.6</text:p>
          </table:table-cell>
          <table:table-cell office:value-type="float" office:value="423150" calcext:value-type="float">
            <text:p>4231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6498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27986.3</text:p>
          </table:table-cell>
          <table:table-cell office:value-type="float" office:value="428370" calcext:value-type="float">
            <text:p>42837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6580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32323.4</text:p>
          </table:table-cell>
          <table:table-cell office:value-type="float" office:value="433712" calcext:value-type="float">
            <text:p>4337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6654.9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36709.1</text:p>
          </table:table-cell>
          <table:table-cell office:value-type="float" office:value="438574" calcext:value-type="float">
            <text:p>4385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6803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41193.9</text:p>
          </table:table-cell>
          <table:table-cell office:value-type="float" office:value="448474" calcext:value-type="float">
            <text:p>4484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6951.9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45777.6</text:p>
          </table:table-cell>
          <table:table-cell office:value-type="float" office:value="458374" calcext:value-type="float">
            <text:p>4583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7100.2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50460.0</text:p>
          </table:table-cell>
          <table:table-cell office:value-type="float" office:value="468236" calcext:value-type="float">
            <text:p>4682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7244.2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55237.5</text:p>
          </table:table-cell>
          <table:table-cell office:value-type="float" office:value="477750" calcext:value-type="float">
            <text:p>477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7369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60097.1</text:p>
          </table:table-cell>
          <table:table-cell office:value-type="float" office:value="485960" calcext:value-type="float">
            <text:p>4859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7458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65015.0</text:p>
          </table:table-cell>
          <table:table-cell office:value-type="float" office:value="491796" calcext:value-type="float">
            <text:p>4917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7538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69985.1</text:p>
          </table:table-cell>
          <table:table-cell office:value-type="float" office:value="497002" calcext:value-type="float">
            <text:p>4970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7616.3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75005.7</text:p>
          </table:table-cell>
          <table:table-cell office:value-type="float" office:value="502068" calcext:value-type="float">
            <text:p>5020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7692.9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80076.2</text:p>
          </table:table-cell>
          <table:table-cell office:value-type="float" office:value="507044" calcext:value-type="float">
            <text:p>5070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7762.6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85191.8</text:p>
          </table:table-cell>
          <table:table-cell office:value-type="float" office:value="511564" calcext:value-type="float">
            <text:p>5115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7911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90406.5</text:p>
          </table:table-cell>
          <table:table-cell office:value-type="float" office:value="521464" calcext:value-type="float">
            <text:p>5214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8059.6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195720.1</text:p>
          </table:table-cell>
          <table:table-cell office:value-type="float" office:value="531364" calcext:value-type="float">
            <text:p>5313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8207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01132.3</text:p>
          </table:table-cell>
          <table:table-cell office:value-type="float" office:value="541222" calcext:value-type="float">
            <text:p>5412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8351.6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06639.7</text:p>
          </table:table-cell>
          <table:table-cell office:value-type="float" office:value="550736" calcext:value-type="float">
            <text:p>5507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8472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12226.6</text:p>
          </table:table-cell>
          <table:table-cell office:value-type="float" office:value="558690" calcext:value-type="float">
            <text:p>5586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8562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17872.2</text:p>
          </table:table-cell>
          <table:table-cell office:value-type="float" office:value="564560" calcext:value-type="float">
            <text:p>5645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8637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23566.7</text:p>
          </table:table-cell>
          <table:table-cell office:value-type="float" office:value="569456" calcext:value-type="float">
            <text:p>5694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8724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29317.8</text:p>
          </table:table-cell>
          <table:table-cell office:value-type="float" office:value="575106" calcext:value-type="float">
            <text:p>5751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8803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35120.2</text:p>
          </table:table-cell>
          <table:table-cell office:value-type="float" office:value="580240" calcext:value-type="float">
            <text:p>5802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8878.2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40971.2</text:p>
          </table:table-cell>
          <table:table-cell office:value-type="float" office:value="585100" calcext:value-type="float">
            <text:p>585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9026.7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46921.2</text:p>
          </table:table-cell>
          <table:table-cell office:value-type="float" office:value="595000" calcext:value-type="float">
            <text:p>595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9175.2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52970.2</text:p>
          </table:table-cell>
          <table:table-cell office:value-type="float" office:value="604900" calcext:value-type="float">
            <text:p>6049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9323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59117.8</text:p>
          </table:table-cell>
          <table:table-cell office:value-type="float" office:value="614760" calcext:value-type="float">
            <text:p>6147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9468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65361.0</text:p>
          </table:table-cell>
          <table:table-cell office:value-type="float" office:value="624318" calcext:value-type="float">
            <text:p>6243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9590.6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71684.7</text:p>
          </table:table-cell>
          <table:table-cell office:value-type="float" office:value="632376" calcext:value-type="float">
            <text:p>6323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9679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78066.2</text:p>
          </table:table-cell>
          <table:table-cell office:value-type="float" office:value="638150" calcext:value-type="float">
            <text:p>6381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9749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84493.2</text:p>
          </table:table-cell>
          <table:table-cell office:value-type="float" office:value="642694" calcext:value-type="float">
            <text:p>6426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9815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90963.0</text:p>
          </table:table-cell>
          <table:table-cell office:value-type="float" office:value="646986" calcext:value-type="float">
            <text:p>6469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9889.0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297480.7</text:p>
          </table:table-cell>
          <table:table-cell office:value-type="float" office:value="651764" calcext:value-type="float">
            <text:p>6517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9963.3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04046.5</text:p>
          </table:table-cell>
          <table:table-cell office:value-type="float" office:value="656586" calcext:value-type="float">
            <text:p>6565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10111.8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10711.4</text:p>
          </table:table-cell>
          <table:table-cell office:value-type="float" office:value="666486" calcext:value-type="float">
            <text:p>6664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10260.3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17475.3</text:p>
          </table:table-cell>
          <table:table-cell office:value-type="float" office:value="676386" calcext:value-type="float">
            <text:p>6763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10408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24337.6</text:p>
          </table:table-cell>
          <table:table-cell office:value-type="float" office:value="686238" calcext:value-type="float">
            <text:p>6862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10551.7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31294.7</text:p>
          </table:table-cell>
          <table:table-cell office:value-type="float" office:value="695708" calcext:value-type="float">
            <text:p>6957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10669.1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38329.0</text:p>
          </table:table-cell>
          <table:table-cell office:value-type="float" office:value="703424" calcext:value-type="float">
            <text:p>7034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10765.9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45426.5</text:p>
          </table:table-cell>
          <table:table-cell office:value-type="float" office:value="709752" calcext:value-type="float">
            <text:p>7097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10847.4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52577.1</text:p>
          </table:table-cell>
          <table:table-cell office:value-type="float" office:value="715064" calcext:value-type="float">
            <text:p>7150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10924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59777.8</text:p>
          </table:table-cell>
          <table:table-cell office:value-type="float" office:value="720072" calcext:value-type="float">
            <text:p>7200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11002.3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67029.2</text:p>
          </table:table-cell>
          <table:table-cell office:value-type="float" office:value="725132" calcext:value-type="float">
            <text:p>7251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11082.5</text:p>
          </table:table-cell>
          <table:table-cell office:value-type="float" office:value="14850" calcext:value-type="float">
            <text:p>1485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74332.7</text:p>
          </table:table-cell>
          <table:table-cell office:value-type="float" office:value="730350" calcext:value-type="float">
            <text:p>730350</text:p>
          </table:table-cell>
        </table:table-row>
      </table:table>
      <table:table table:name="merge_sort" table:style-name="ta1">
        <table:shapes>
          <draw:frame draw:z-index="0" draw:style-name="gr1" draw:text-style-name="P1" svg:width="15.997cm" svg:height="9.005cm" svg:x="9.94cm" svg:y="0.398cm">
            <draw:object draw:notify-on-update-of-ranges="merge_sort.A1:merge_sort.A1 merge_sort.A2:merge_sort.A1001 merge_sort.B1:merge_sort.B1 merge_sort.B2:merge_sort.B1001 merge_sort.C1:merge_sort.C1 merge_sort.C2:merge_sort.C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9952" calcext:value-type="float">
            <text:p>19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52" calcext:value-type="float">
            <text:p>19952</text:p>
          </table:table-cell>
          <table:table-cell office:value-type="float" office:value="39904" calcext:value-type="float">
            <text:p>39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52" calcext:value-type="float">
            <text:p>19952</text:p>
          </table:table-cell>
          <table:table-cell office:value-type="float" office:value="59856" calcext:value-type="float">
            <text:p>598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52" calcext:value-type="float">
            <text:p>19952</text:p>
          </table:table-cell>
          <table:table-cell office:value-type="float" office:value="79808" calcext:value-type="float">
            <text:p>79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52" calcext:value-type="float">
            <text:p>19952</text:p>
          </table:table-cell>
          <table:table-cell office:value-type="float" office:value="99760" calcext:value-type="float">
            <text:p>997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52" calcext:value-type="float">
            <text:p>19952</text:p>
          </table:table-cell>
          <table:table-cell office:value-type="float" office:value="119712" calcext:value-type="float">
            <text:p>1197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52" calcext:value-type="float">
            <text:p>19952</text:p>
          </table:table-cell>
          <table:table-cell office:value-type="float" office:value="139664" calcext:value-type="float">
            <text:p>1396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52" calcext:value-type="float">
            <text:p>19952</text:p>
          </table:table-cell>
          <table:table-cell office:value-type="float" office:value="159616" calcext:value-type="float">
            <text:p>1596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52" calcext:value-type="float">
            <text:p>19952</text:p>
          </table:table-cell>
          <table:table-cell office:value-type="float" office:value="179568" calcext:value-type="float">
            <text:p>1795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52" calcext:value-type="float">
            <text:p>19952</text:p>
          </table:table-cell>
          <table:table-cell office:value-type="float" office:value="199520" calcext:value-type="float">
            <text:p>1995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52" calcext:value-type="float">
            <text:p>19952</text:p>
          </table:table-cell>
          <table:table-cell office:value-type="float" office:value="219472" calcext:value-type="float">
            <text:p>2194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52" calcext:value-type="float">
            <text:p>19952</text:p>
          </table:table-cell>
          <table:table-cell office:value-type="float" office:value="239424" calcext:value-type="float">
            <text:p>239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952" calcext:value-type="float">
            <text:p>19952</text:p>
          </table:table-cell>
          <table:table-cell office:value-type="float" office:value="259376" calcext:value-type="float">
            <text:p>259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52" calcext:value-type="float">
            <text:p>19952</text:p>
          </table:table-cell>
          <table:table-cell office:value-type="float" office:value="279328" calcext:value-type="float">
            <text:p>2793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52" calcext:value-type="float">
            <text:p>19952</text:p>
          </table:table-cell>
          <table:table-cell office:value-type="float" office:value="299280" calcext:value-type="float">
            <text:p>2992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952" calcext:value-type="float">
            <text:p>19952</text:p>
          </table:table-cell>
          <table:table-cell office:value-type="float" office:value="319232" calcext:value-type="float">
            <text:p>319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52" calcext:value-type="float">
            <text:p>19952</text:p>
          </table:table-cell>
          <table:table-cell office:value-type="float" office:value="339184" calcext:value-type="float">
            <text:p>339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52" calcext:value-type="float">
            <text:p>19952</text:p>
          </table:table-cell>
          <table:table-cell office:value-type="float" office:value="359136" calcext:value-type="float">
            <text:p>3591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952" calcext:value-type="float">
            <text:p>19952</text:p>
          </table:table-cell>
          <table:table-cell office:value-type="float" office:value="379088" calcext:value-type="float">
            <text:p>3790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52" calcext:value-type="float">
            <text:p>19952</text:p>
          </table:table-cell>
          <table:table-cell office:value-type="float" office:value="399040" calcext:value-type="float">
            <text:p>3990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52" calcext:value-type="float">
            <text:p>19952</text:p>
          </table:table-cell>
          <table:table-cell office:value-type="float" office:value="418992" calcext:value-type="float">
            <text:p>4189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52" calcext:value-type="float">
            <text:p>19952</text:p>
          </table:table-cell>
          <table:table-cell office:value-type="float" office:value="438944" calcext:value-type="float">
            <text:p>4389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52" calcext:value-type="float">
            <text:p>19952</text:p>
          </table:table-cell>
          <table:table-cell office:value-type="float" office:value="458896" calcext:value-type="float">
            <text:p>4588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952" calcext:value-type="float">
            <text:p>19952</text:p>
          </table:table-cell>
          <table:table-cell office:value-type="float" office:value="478848" calcext:value-type="float">
            <text:p>4788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952" calcext:value-type="float">
            <text:p>19952</text:p>
          </table:table-cell>
          <table:table-cell office:value-type="float" office:value="498800" calcext:value-type="float">
            <text:p>4988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952" calcext:value-type="float">
            <text:p>19952</text:p>
          </table:table-cell>
          <table:table-cell office:value-type="float" office:value="518752" calcext:value-type="float">
            <text:p>5187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952" calcext:value-type="float">
            <text:p>19952</text:p>
          </table:table-cell>
          <table:table-cell office:value-type="float" office:value="538704" calcext:value-type="float">
            <text:p>538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952" calcext:value-type="float">
            <text:p>19952</text:p>
          </table:table-cell>
          <table:table-cell office:value-type="float" office:value="558656" calcext:value-type="float">
            <text:p>5586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952" calcext:value-type="float">
            <text:p>19952</text:p>
          </table:table-cell>
          <table:table-cell office:value-type="float" office:value="578608" calcext:value-type="float">
            <text:p>5786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952" calcext:value-type="float">
            <text:p>19952</text:p>
          </table:table-cell>
          <table:table-cell office:value-type="float" office:value="598560" calcext:value-type="float">
            <text:p>598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952" calcext:value-type="float">
            <text:p>19952</text:p>
          </table:table-cell>
          <table:table-cell office:value-type="float" office:value="618512" calcext:value-type="float">
            <text:p>6185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952" calcext:value-type="float">
            <text:p>19952</text:p>
          </table:table-cell>
          <table:table-cell office:value-type="float" office:value="638464" calcext:value-type="float">
            <text:p>6384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52" calcext:value-type="float">
            <text:p>19952</text:p>
          </table:table-cell>
          <table:table-cell office:value-type="float" office:value="658416" calcext:value-type="float">
            <text:p>6584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952" calcext:value-type="float">
            <text:p>19952</text:p>
          </table:table-cell>
          <table:table-cell office:value-type="float" office:value="678368" calcext:value-type="float">
            <text:p>6783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952" calcext:value-type="float">
            <text:p>19952</text:p>
          </table:table-cell>
          <table:table-cell office:value-type="float" office:value="698320" calcext:value-type="float">
            <text:p>6983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952" calcext:value-type="float">
            <text:p>19952</text:p>
          </table:table-cell>
          <table:table-cell office:value-type="float" office:value="718272" calcext:value-type="float">
            <text:p>7182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952" calcext:value-type="float">
            <text:p>19952</text:p>
          </table:table-cell>
          <table:table-cell office:value-type="float" office:value="738224" calcext:value-type="float">
            <text:p>7382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952" calcext:value-type="float">
            <text:p>19952</text:p>
          </table:table-cell>
          <table:table-cell office:value-type="float" office:value="758176" calcext:value-type="float">
            <text:p>7581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952" calcext:value-type="float">
            <text:p>19952</text:p>
          </table:table-cell>
          <table:table-cell office:value-type="float" office:value="778128" calcext:value-type="float">
            <text:p>7781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952" calcext:value-type="float">
            <text:p>19952</text:p>
          </table:table-cell>
          <table:table-cell office:value-type="float" office:value="798080" calcext:value-type="float">
            <text:p>7980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952" calcext:value-type="float">
            <text:p>19952</text:p>
          </table:table-cell>
          <table:table-cell office:value-type="float" office:value="818032" calcext:value-type="float">
            <text:p>8180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952" calcext:value-type="float">
            <text:p>19952</text:p>
          </table:table-cell>
          <table:table-cell office:value-type="float" office:value="837984" calcext:value-type="float">
            <text:p>8379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952" calcext:value-type="float">
            <text:p>19952</text:p>
          </table:table-cell>
          <table:table-cell office:value-type="float" office:value="857936" calcext:value-type="float">
            <text:p>8579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952" calcext:value-type="float">
            <text:p>19952</text:p>
          </table:table-cell>
          <table:table-cell office:value-type="float" office:value="877888" calcext:value-type="float">
            <text:p>8778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52" calcext:value-type="float">
            <text:p>19952</text:p>
          </table:table-cell>
          <table:table-cell office:value-type="float" office:value="897840" calcext:value-type="float">
            <text:p>8978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952" calcext:value-type="float">
            <text:p>19952</text:p>
          </table:table-cell>
          <table:table-cell office:value-type="float" office:value="917792" calcext:value-type="float">
            <text:p>9177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952" calcext:value-type="float">
            <text:p>19952</text:p>
          </table:table-cell>
          <table:table-cell office:value-type="float" office:value="937744" calcext:value-type="float">
            <text:p>9377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952" calcext:value-type="float">
            <text:p>19952</text:p>
          </table:table-cell>
          <table:table-cell office:value-type="float" office:value="957696" calcext:value-type="float">
            <text:p>9576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952" calcext:value-type="float">
            <text:p>19952</text:p>
          </table:table-cell>
          <table:table-cell office:value-type="float" office:value="977648" calcext:value-type="float">
            <text:p>9776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952" calcext:value-type="float">
            <text:p>19952</text:p>
          </table:table-cell>
          <table:table-cell office:value-type="float" office:value="997600" calcext:value-type="float">
            <text:p>9976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52" calcext:value-type="float">
            <text:p>19952</text:p>
          </table:table-cell>
          <table:table-cell office:value-type="float" office:value="1017552" calcext:value-type="float">
            <text:p>10175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952" calcext:value-type="float">
            <text:p>19952</text:p>
          </table:table-cell>
          <table:table-cell office:value-type="float" office:value="1037504" calcext:value-type="float">
            <text:p>10375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952" calcext:value-type="float">
            <text:p>19952</text:p>
          </table:table-cell>
          <table:table-cell office:value-type="float" office:value="1057456" calcext:value-type="float">
            <text:p>10574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952" calcext:value-type="float">
            <text:p>19952</text:p>
          </table:table-cell>
          <table:table-cell office:value-type="float" office:value="1077408" calcext:value-type="float">
            <text:p>10774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952" calcext:value-type="float">
            <text:p>19952</text:p>
          </table:table-cell>
          <table:table-cell office:value-type="float" office:value="1097360" calcext:value-type="float">
            <text:p>1097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952" calcext:value-type="float">
            <text:p>19952</text:p>
          </table:table-cell>
          <table:table-cell office:value-type="float" office:value="1117312" calcext:value-type="float">
            <text:p>11173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52" calcext:value-type="float">
            <text:p>19952</text:p>
          </table:table-cell>
          <table:table-cell office:value-type="float" office:value="1137264" calcext:value-type="float">
            <text:p>11372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952" calcext:value-type="float">
            <text:p>19952</text:p>
          </table:table-cell>
          <table:table-cell office:value-type="float" office:value="1157216" calcext:value-type="float">
            <text:p>11572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52" calcext:value-type="float">
            <text:p>19952</text:p>
          </table:table-cell>
          <table:table-cell office:value-type="float" office:value="1177168" calcext:value-type="float">
            <text:p>11771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952" calcext:value-type="float">
            <text:p>19952</text:p>
          </table:table-cell>
          <table:table-cell office:value-type="float" office:value="1197120" calcext:value-type="float">
            <text:p>11971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52" calcext:value-type="float">
            <text:p>19952</text:p>
          </table:table-cell>
          <table:table-cell office:value-type="float" office:value="1217072" calcext:value-type="float">
            <text:p>12170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952" calcext:value-type="float">
            <text:p>19952</text:p>
          </table:table-cell>
          <table:table-cell office:value-type="float" office:value="1237024" calcext:value-type="float">
            <text:p>12370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952" calcext:value-type="float">
            <text:p>19952</text:p>
          </table:table-cell>
          <table:table-cell office:value-type="float" office:value="1256976" calcext:value-type="float">
            <text:p>12569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952" calcext:value-type="float">
            <text:p>19952</text:p>
          </table:table-cell>
          <table:table-cell office:value-type="float" office:value="1276928" calcext:value-type="float">
            <text:p>12769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952" calcext:value-type="float">
            <text:p>19952</text:p>
          </table:table-cell>
          <table:table-cell office:value-type="float" office:value="1296880" calcext:value-type="float">
            <text:p>12968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52" calcext:value-type="float">
            <text:p>19952</text:p>
          </table:table-cell>
          <table:table-cell office:value-type="float" office:value="1316832" calcext:value-type="float">
            <text:p>13168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952" calcext:value-type="float">
            <text:p>19952</text:p>
          </table:table-cell>
          <table:table-cell office:value-type="float" office:value="1336784" calcext:value-type="float">
            <text:p>13367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952" calcext:value-type="float">
            <text:p>19952</text:p>
          </table:table-cell>
          <table:table-cell office:value-type="float" office:value="1356736" calcext:value-type="float">
            <text:p>13567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52" calcext:value-type="float">
            <text:p>19952</text:p>
          </table:table-cell>
          <table:table-cell office:value-type="float" office:value="1376688" calcext:value-type="float">
            <text:p>13766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952" calcext:value-type="float">
            <text:p>19952</text:p>
          </table:table-cell>
          <table:table-cell office:value-type="float" office:value="1396640" calcext:value-type="float">
            <text:p>13966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52" calcext:value-type="float">
            <text:p>19952</text:p>
          </table:table-cell>
          <table:table-cell office:value-type="float" office:value="1416592" calcext:value-type="float">
            <text:p>14165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952" calcext:value-type="float">
            <text:p>19952</text:p>
          </table:table-cell>
          <table:table-cell office:value-type="float" office:value="1436544" calcext:value-type="float">
            <text:p>14365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952" calcext:value-type="float">
            <text:p>19952</text:p>
          </table:table-cell>
          <table:table-cell office:value-type="float" office:value="1456496" calcext:value-type="float">
            <text:p>14564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952" calcext:value-type="float">
            <text:p>19952</text:p>
          </table:table-cell>
          <table:table-cell office:value-type="float" office:value="1476448" calcext:value-type="float">
            <text:p>14764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952" calcext:value-type="float">
            <text:p>19952</text:p>
          </table:table-cell>
          <table:table-cell office:value-type="float" office:value="1496400" calcext:value-type="float">
            <text:p>14964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952" calcext:value-type="float">
            <text:p>19952</text:p>
          </table:table-cell>
          <table:table-cell office:value-type="float" office:value="1516352" calcext:value-type="float">
            <text:p>15163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952" calcext:value-type="float">
            <text:p>19952</text:p>
          </table:table-cell>
          <table:table-cell office:value-type="float" office:value="1536304" calcext:value-type="float">
            <text:p>15363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952" calcext:value-type="float">
            <text:p>19952</text:p>
          </table:table-cell>
          <table:table-cell office:value-type="float" office:value="1556256" calcext:value-type="float">
            <text:p>15562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952" calcext:value-type="float">
            <text:p>19952</text:p>
          </table:table-cell>
          <table:table-cell office:value-type="float" office:value="1576208" calcext:value-type="float">
            <text:p>15762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52" calcext:value-type="float">
            <text:p>19952</text:p>
          </table:table-cell>
          <table:table-cell office:value-type="float" office:value="1596160" calcext:value-type="float">
            <text:p>15961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952" calcext:value-type="float">
            <text:p>19952</text:p>
          </table:table-cell>
          <table:table-cell office:value-type="float" office:value="1616112" calcext:value-type="float">
            <text:p>16161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952" calcext:value-type="float">
            <text:p>19952</text:p>
          </table:table-cell>
          <table:table-cell office:value-type="float" office:value="1636064" calcext:value-type="float">
            <text:p>16360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52" calcext:value-type="float">
            <text:p>19952</text:p>
          </table:table-cell>
          <table:table-cell office:value-type="float" office:value="1656016" calcext:value-type="float">
            <text:p>16560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952" calcext:value-type="float">
            <text:p>19952</text:p>
          </table:table-cell>
          <table:table-cell office:value-type="float" office:value="1675968" calcext:value-type="float">
            <text:p>16759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952" calcext:value-type="float">
            <text:p>19952</text:p>
          </table:table-cell>
          <table:table-cell office:value-type="float" office:value="1695920" calcext:value-type="float">
            <text:p>16959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952" calcext:value-type="float">
            <text:p>19952</text:p>
          </table:table-cell>
          <table:table-cell office:value-type="float" office:value="1715872" calcext:value-type="float">
            <text:p>17158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952" calcext:value-type="float">
            <text:p>19952</text:p>
          </table:table-cell>
          <table:table-cell office:value-type="float" office:value="1735824" calcext:value-type="float">
            <text:p>17358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952" calcext:value-type="float">
            <text:p>19952</text:p>
          </table:table-cell>
          <table:table-cell office:value-type="float" office:value="1755776" calcext:value-type="float">
            <text:p>17557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952" calcext:value-type="float">
            <text:p>19952</text:p>
          </table:table-cell>
          <table:table-cell office:value-type="float" office:value="1775728" calcext:value-type="float">
            <text:p>17757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952" calcext:value-type="float">
            <text:p>19952</text:p>
          </table:table-cell>
          <table:table-cell office:value-type="float" office:value="1795680" calcext:value-type="float">
            <text:p>17956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952" calcext:value-type="float">
            <text:p>19952</text:p>
          </table:table-cell>
          <table:table-cell office:value-type="float" office:value="1815632" calcext:value-type="float">
            <text:p>18156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952" calcext:value-type="float">
            <text:p>19952</text:p>
          </table:table-cell>
          <table:table-cell office:value-type="float" office:value="1835584" calcext:value-type="float">
            <text:p>18355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952" calcext:value-type="float">
            <text:p>19952</text:p>
          </table:table-cell>
          <table:table-cell office:value-type="float" office:value="1855536" calcext:value-type="float">
            <text:p>18555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952" calcext:value-type="float">
            <text:p>19952</text:p>
          </table:table-cell>
          <table:table-cell office:value-type="float" office:value="1875488" calcext:value-type="float">
            <text:p>18754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52" calcext:value-type="float">
            <text:p>19952</text:p>
          </table:table-cell>
          <table:table-cell office:value-type="float" office:value="1895440" calcext:value-type="float">
            <text:p>18954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952" calcext:value-type="float">
            <text:p>19952</text:p>
          </table:table-cell>
          <table:table-cell office:value-type="float" office:value="1915392" calcext:value-type="float">
            <text:p>19153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952" calcext:value-type="float">
            <text:p>19952</text:p>
          </table:table-cell>
          <table:table-cell office:value-type="float" office:value="1935344" calcext:value-type="float">
            <text:p>19353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952" calcext:value-type="float">
            <text:p>19952</text:p>
          </table:table-cell>
          <table:table-cell office:value-type="float" office:value="1955296" calcext:value-type="float">
            <text:p>19552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952" calcext:value-type="float">
            <text:p>19952</text:p>
          </table:table-cell>
          <table:table-cell office:value-type="float" office:value="1975248" calcext:value-type="float">
            <text:p>19752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952" calcext:value-type="float">
            <text:p>19952</text:p>
          </table:table-cell>
          <table:table-cell office:value-type="float" office:value="1995200" calcext:value-type="float">
            <text:p>1995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952" calcext:value-type="float">
            <text:p>19952</text:p>
          </table:table-cell>
          <table:table-cell office:value-type="float" office:value="2015152" calcext:value-type="float">
            <text:p>20151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952" calcext:value-type="float">
            <text:p>19952</text:p>
          </table:table-cell>
          <table:table-cell office:value-type="float" office:value="2035104" calcext:value-type="float">
            <text:p>20351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952" calcext:value-type="float">
            <text:p>19952</text:p>
          </table:table-cell>
          <table:table-cell office:value-type="float" office:value="2055056" calcext:value-type="float">
            <text:p>20550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952" calcext:value-type="float">
            <text:p>19952</text:p>
          </table:table-cell>
          <table:table-cell office:value-type="float" office:value="2075008" calcext:value-type="float">
            <text:p>20750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952" calcext:value-type="float">
            <text:p>19952</text:p>
          </table:table-cell>
          <table:table-cell office:value-type="float" office:value="2094960" calcext:value-type="float">
            <text:p>20949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952" calcext:value-type="float">
            <text:p>19952</text:p>
          </table:table-cell>
          <table:table-cell office:value-type="float" office:value="2114912" calcext:value-type="float">
            <text:p>21149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952" calcext:value-type="float">
            <text:p>19952</text:p>
          </table:table-cell>
          <table:table-cell office:value-type="float" office:value="2134864" calcext:value-type="float">
            <text:p>21348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52" calcext:value-type="float">
            <text:p>19952</text:p>
          </table:table-cell>
          <table:table-cell office:value-type="float" office:value="2154816" calcext:value-type="float">
            <text:p>21548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952" calcext:value-type="float">
            <text:p>19952</text:p>
          </table:table-cell>
          <table:table-cell office:value-type="float" office:value="2174768" calcext:value-type="float">
            <text:p>21747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952" calcext:value-type="float">
            <text:p>19952</text:p>
          </table:table-cell>
          <table:table-cell office:value-type="float" office:value="2194720" calcext:value-type="float">
            <text:p>21947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952" calcext:value-type="float">
            <text:p>19952</text:p>
          </table:table-cell>
          <table:table-cell office:value-type="float" office:value="2214672" calcext:value-type="float">
            <text:p>22146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952" calcext:value-type="float">
            <text:p>19952</text:p>
          </table:table-cell>
          <table:table-cell office:value-type="float" office:value="2234624" calcext:value-type="float">
            <text:p>22346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952" calcext:value-type="float">
            <text:p>19952</text:p>
          </table:table-cell>
          <table:table-cell office:value-type="float" office:value="2254576" calcext:value-type="float">
            <text:p>22545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952" calcext:value-type="float">
            <text:p>19952</text:p>
          </table:table-cell>
          <table:table-cell office:value-type="float" office:value="2274528" calcext:value-type="float">
            <text:p>22745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952" calcext:value-type="float">
            <text:p>19952</text:p>
          </table:table-cell>
          <table:table-cell office:value-type="float" office:value="2294480" calcext:value-type="float">
            <text:p>22944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952" calcext:value-type="float">
            <text:p>19952</text:p>
          </table:table-cell>
          <table:table-cell office:value-type="float" office:value="2314432" calcext:value-type="float">
            <text:p>23144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952" calcext:value-type="float">
            <text:p>19952</text:p>
          </table:table-cell>
          <table:table-cell office:value-type="float" office:value="2334384" calcext:value-type="float">
            <text:p>23343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952" calcext:value-type="float">
            <text:p>19952</text:p>
          </table:table-cell>
          <table:table-cell office:value-type="float" office:value="2354336" calcext:value-type="float">
            <text:p>23543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952" calcext:value-type="float">
            <text:p>19952</text:p>
          </table:table-cell>
          <table:table-cell office:value-type="float" office:value="2374288" calcext:value-type="float">
            <text:p>23742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952" calcext:value-type="float">
            <text:p>19952</text:p>
          </table:table-cell>
          <table:table-cell office:value-type="float" office:value="2394240" calcext:value-type="float">
            <text:p>23942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952" calcext:value-type="float">
            <text:p>19952</text:p>
          </table:table-cell>
          <table:table-cell office:value-type="float" office:value="2414192" calcext:value-type="float">
            <text:p>24141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952" calcext:value-type="float">
            <text:p>19952</text:p>
          </table:table-cell>
          <table:table-cell office:value-type="float" office:value="2434144" calcext:value-type="float">
            <text:p>24341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952" calcext:value-type="float">
            <text:p>19952</text:p>
          </table:table-cell>
          <table:table-cell office:value-type="float" office:value="2454096" calcext:value-type="float">
            <text:p>24540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952" calcext:value-type="float">
            <text:p>19952</text:p>
          </table:table-cell>
          <table:table-cell office:value-type="float" office:value="2474048" calcext:value-type="float">
            <text:p>24740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952" calcext:value-type="float">
            <text:p>19952</text:p>
          </table:table-cell>
          <table:table-cell office:value-type="float" office:value="2494000" calcext:value-type="float">
            <text:p>2494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952" calcext:value-type="float">
            <text:p>19952</text:p>
          </table:table-cell>
          <table:table-cell office:value-type="float" office:value="2513952" calcext:value-type="float">
            <text:p>25139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952" calcext:value-type="float">
            <text:p>19952</text:p>
          </table:table-cell>
          <table:table-cell office:value-type="float" office:value="2533904" calcext:value-type="float">
            <text:p>25339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952" calcext:value-type="float">
            <text:p>19952</text:p>
          </table:table-cell>
          <table:table-cell office:value-type="float" office:value="2553856" calcext:value-type="float">
            <text:p>25538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952" calcext:value-type="float">
            <text:p>19952</text:p>
          </table:table-cell>
          <table:table-cell office:value-type="float" office:value="2573808" calcext:value-type="float">
            <text:p>25738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952" calcext:value-type="float">
            <text:p>19952</text:p>
          </table:table-cell>
          <table:table-cell office:value-type="float" office:value="2593760" calcext:value-type="float">
            <text:p>25937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52" calcext:value-type="float">
            <text:p>19952</text:p>
          </table:table-cell>
          <table:table-cell office:value-type="float" office:value="2613712" calcext:value-type="float">
            <text:p>26137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952" calcext:value-type="float">
            <text:p>19952</text:p>
          </table:table-cell>
          <table:table-cell office:value-type="float" office:value="2633664" calcext:value-type="float">
            <text:p>26336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952" calcext:value-type="float">
            <text:p>19952</text:p>
          </table:table-cell>
          <table:table-cell office:value-type="float" office:value="2653616" calcext:value-type="float">
            <text:p>26536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952" calcext:value-type="float">
            <text:p>19952</text:p>
          </table:table-cell>
          <table:table-cell office:value-type="float" office:value="2673568" calcext:value-type="float">
            <text:p>26735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952" calcext:value-type="float">
            <text:p>19952</text:p>
          </table:table-cell>
          <table:table-cell office:value-type="float" office:value="2693520" calcext:value-type="float">
            <text:p>26935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952" calcext:value-type="float">
            <text:p>19952</text:p>
          </table:table-cell>
          <table:table-cell office:value-type="float" office:value="2713472" calcext:value-type="float">
            <text:p>27134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952" calcext:value-type="float">
            <text:p>19952</text:p>
          </table:table-cell>
          <table:table-cell office:value-type="float" office:value="2733424" calcext:value-type="float">
            <text:p>27334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952" calcext:value-type="float">
            <text:p>19952</text:p>
          </table:table-cell>
          <table:table-cell office:value-type="float" office:value="2753376" calcext:value-type="float">
            <text:p>27533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952" calcext:value-type="float">
            <text:p>19952</text:p>
          </table:table-cell>
          <table:table-cell office:value-type="float" office:value="2773328" calcext:value-type="float">
            <text:p>27733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952" calcext:value-type="float">
            <text:p>19952</text:p>
          </table:table-cell>
          <table:table-cell office:value-type="float" office:value="2793280" calcext:value-type="float">
            <text:p>27932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952" calcext:value-type="float">
            <text:p>19952</text:p>
          </table:table-cell>
          <table:table-cell office:value-type="float" office:value="2813232" calcext:value-type="float">
            <text:p>28132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952" calcext:value-type="float">
            <text:p>19952</text:p>
          </table:table-cell>
          <table:table-cell office:value-type="float" office:value="2833184" calcext:value-type="float">
            <text:p>283318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952" calcext:value-type="float">
            <text:p>19952</text:p>
          </table:table-cell>
          <table:table-cell office:value-type="float" office:value="2853136" calcext:value-type="float">
            <text:p>28531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952" calcext:value-type="float">
            <text:p>19952</text:p>
          </table:table-cell>
          <table:table-cell office:value-type="float" office:value="2873088" calcext:value-type="float">
            <text:p>28730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952" calcext:value-type="float">
            <text:p>19952</text:p>
          </table:table-cell>
          <table:table-cell office:value-type="float" office:value="2893040" calcext:value-type="float">
            <text:p>28930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952" calcext:value-type="float">
            <text:p>19952</text:p>
          </table:table-cell>
          <table:table-cell office:value-type="float" office:value="2912992" calcext:value-type="float">
            <text:p>29129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952" calcext:value-type="float">
            <text:p>19952</text:p>
          </table:table-cell>
          <table:table-cell office:value-type="float" office:value="2932944" calcext:value-type="float">
            <text:p>29329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952" calcext:value-type="float">
            <text:p>19952</text:p>
          </table:table-cell>
          <table:table-cell office:value-type="float" office:value="2952896" calcext:value-type="float">
            <text:p>29528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952" calcext:value-type="float">
            <text:p>19952</text:p>
          </table:table-cell>
          <table:table-cell office:value-type="float" office:value="2972848" calcext:value-type="float">
            <text:p>29728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952" calcext:value-type="float">
            <text:p>19952</text:p>
          </table:table-cell>
          <table:table-cell office:value-type="float" office:value="2992800" calcext:value-type="float">
            <text:p>29928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952" calcext:value-type="float">
            <text:p>19952</text:p>
          </table:table-cell>
          <table:table-cell office:value-type="float" office:value="3012752" calcext:value-type="float">
            <text:p>30127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952" calcext:value-type="float">
            <text:p>19952</text:p>
          </table:table-cell>
          <table:table-cell office:value-type="float" office:value="3032704" calcext:value-type="float">
            <text:p>30327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952" calcext:value-type="float">
            <text:p>19952</text:p>
          </table:table-cell>
          <table:table-cell office:value-type="float" office:value="3052656" calcext:value-type="float">
            <text:p>30526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952" calcext:value-type="float">
            <text:p>19952</text:p>
          </table:table-cell>
          <table:table-cell office:value-type="float" office:value="3072608" calcext:value-type="float">
            <text:p>307260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952" calcext:value-type="float">
            <text:p>19952</text:p>
          </table:table-cell>
          <table:table-cell office:value-type="float" office:value="3092560" calcext:value-type="float">
            <text:p>30925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952" calcext:value-type="float">
            <text:p>19952</text:p>
          </table:table-cell>
          <table:table-cell office:value-type="float" office:value="3112512" calcext:value-type="float">
            <text:p>31125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952" calcext:value-type="float">
            <text:p>19952</text:p>
          </table:table-cell>
          <table:table-cell office:value-type="float" office:value="3132464" calcext:value-type="float">
            <text:p>31324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952" calcext:value-type="float">
            <text:p>19952</text:p>
          </table:table-cell>
          <table:table-cell office:value-type="float" office:value="3152416" calcext:value-type="float">
            <text:p>31524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952" calcext:value-type="float">
            <text:p>19952</text:p>
          </table:table-cell>
          <table:table-cell office:value-type="float" office:value="3172368" calcext:value-type="float">
            <text:p>31723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952" calcext:value-type="float">
            <text:p>19952</text:p>
          </table:table-cell>
          <table:table-cell office:value-type="float" office:value="3192320" calcext:value-type="float">
            <text:p>31923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952" calcext:value-type="float">
            <text:p>19952</text:p>
          </table:table-cell>
          <table:table-cell office:value-type="float" office:value="3212272" calcext:value-type="float">
            <text:p>32122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952" calcext:value-type="float">
            <text:p>19952</text:p>
          </table:table-cell>
          <table:table-cell office:value-type="float" office:value="3232224" calcext:value-type="float">
            <text:p>32322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952" calcext:value-type="float">
            <text:p>19952</text:p>
          </table:table-cell>
          <table:table-cell office:value-type="float" office:value="3252176" calcext:value-type="float">
            <text:p>32521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952" calcext:value-type="float">
            <text:p>19952</text:p>
          </table:table-cell>
          <table:table-cell office:value-type="float" office:value="3272128" calcext:value-type="float">
            <text:p>32721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952" calcext:value-type="float">
            <text:p>19952</text:p>
          </table:table-cell>
          <table:table-cell office:value-type="float" office:value="3292080" calcext:value-type="float">
            <text:p>32920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952" calcext:value-type="float">
            <text:p>19952</text:p>
          </table:table-cell>
          <table:table-cell office:value-type="float" office:value="3312032" calcext:value-type="float">
            <text:p>33120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952" calcext:value-type="float">
            <text:p>19952</text:p>
          </table:table-cell>
          <table:table-cell office:value-type="float" office:value="3331984" calcext:value-type="float">
            <text:p>33319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952" calcext:value-type="float">
            <text:p>19952</text:p>
          </table:table-cell>
          <table:table-cell office:value-type="float" office:value="3351936" calcext:value-type="float">
            <text:p>33519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952" calcext:value-type="float">
            <text:p>19952</text:p>
          </table:table-cell>
          <table:table-cell office:value-type="float" office:value="3371888" calcext:value-type="float">
            <text:p>33718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952" calcext:value-type="float">
            <text:p>19952</text:p>
          </table:table-cell>
          <table:table-cell office:value-type="float" office:value="3391840" calcext:value-type="float">
            <text:p>339184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952" calcext:value-type="float">
            <text:p>19952</text:p>
          </table:table-cell>
          <table:table-cell office:value-type="float" office:value="3411792" calcext:value-type="float">
            <text:p>341179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952" calcext:value-type="float">
            <text:p>19952</text:p>
          </table:table-cell>
          <table:table-cell office:value-type="float" office:value="3431744" calcext:value-type="float">
            <text:p>343174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952" calcext:value-type="float">
            <text:p>19952</text:p>
          </table:table-cell>
          <table:table-cell office:value-type="float" office:value="3451696" calcext:value-type="float">
            <text:p>34516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52" calcext:value-type="float">
            <text:p>19952</text:p>
          </table:table-cell>
          <table:table-cell office:value-type="float" office:value="3471648" calcext:value-type="float">
            <text:p>34716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952" calcext:value-type="float">
            <text:p>19952</text:p>
          </table:table-cell>
          <table:table-cell office:value-type="float" office:value="3491600" calcext:value-type="float">
            <text:p>34916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952" calcext:value-type="float">
            <text:p>19952</text:p>
          </table:table-cell>
          <table:table-cell office:value-type="float" office:value="3511552" calcext:value-type="float">
            <text:p>351155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952" calcext:value-type="float">
            <text:p>19952</text:p>
          </table:table-cell>
          <table:table-cell office:value-type="float" office:value="3531504" calcext:value-type="float">
            <text:p>35315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952" calcext:value-type="float">
            <text:p>19952</text:p>
          </table:table-cell>
          <table:table-cell office:value-type="float" office:value="3551456" calcext:value-type="float">
            <text:p>35514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952" calcext:value-type="float">
            <text:p>19952</text:p>
          </table:table-cell>
          <table:table-cell office:value-type="float" office:value="3571408" calcext:value-type="float">
            <text:p>35714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952" calcext:value-type="float">
            <text:p>19952</text:p>
          </table:table-cell>
          <table:table-cell office:value-type="float" office:value="3591360" calcext:value-type="float">
            <text:p>35913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952" calcext:value-type="float">
            <text:p>19952</text:p>
          </table:table-cell>
          <table:table-cell office:value-type="float" office:value="3611312" calcext:value-type="float">
            <text:p>36113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52" calcext:value-type="float">
            <text:p>19952</text:p>
          </table:table-cell>
          <table:table-cell office:value-type="float" office:value="3631264" calcext:value-type="float">
            <text:p>36312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952" calcext:value-type="float">
            <text:p>19952</text:p>
          </table:table-cell>
          <table:table-cell office:value-type="float" office:value="3651216" calcext:value-type="float">
            <text:p>36512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952" calcext:value-type="float">
            <text:p>19952</text:p>
          </table:table-cell>
          <table:table-cell office:value-type="float" office:value="3671168" calcext:value-type="float">
            <text:p>36711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952" calcext:value-type="float">
            <text:p>19952</text:p>
          </table:table-cell>
          <table:table-cell office:value-type="float" office:value="3691120" calcext:value-type="float">
            <text:p>36911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952" calcext:value-type="float">
            <text:p>19952</text:p>
          </table:table-cell>
          <table:table-cell office:value-type="float" office:value="3711072" calcext:value-type="float">
            <text:p>37110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952" calcext:value-type="float">
            <text:p>19952</text:p>
          </table:table-cell>
          <table:table-cell office:value-type="float" office:value="3731024" calcext:value-type="float">
            <text:p>37310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952" calcext:value-type="float">
            <text:p>19952</text:p>
          </table:table-cell>
          <table:table-cell office:value-type="float" office:value="3750976" calcext:value-type="float">
            <text:p>37509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952" calcext:value-type="float">
            <text:p>19952</text:p>
          </table:table-cell>
          <table:table-cell office:value-type="float" office:value="3770928" calcext:value-type="float">
            <text:p>377092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952" calcext:value-type="float">
            <text:p>19952</text:p>
          </table:table-cell>
          <table:table-cell office:value-type="float" office:value="3790880" calcext:value-type="float">
            <text:p>37908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952" calcext:value-type="float">
            <text:p>19952</text:p>
          </table:table-cell>
          <table:table-cell office:value-type="float" office:value="3810832" calcext:value-type="float">
            <text:p>38108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952" calcext:value-type="float">
            <text:p>19952</text:p>
          </table:table-cell>
          <table:table-cell office:value-type="float" office:value="3830784" calcext:value-type="float">
            <text:p>38307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952" calcext:value-type="float">
            <text:p>19952</text:p>
          </table:table-cell>
          <table:table-cell office:value-type="float" office:value="3850736" calcext:value-type="float">
            <text:p>38507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952" calcext:value-type="float">
            <text:p>19952</text:p>
          </table:table-cell>
          <table:table-cell office:value-type="float" office:value="3870688" calcext:value-type="float">
            <text:p>38706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952" calcext:value-type="float">
            <text:p>19952</text:p>
          </table:table-cell>
          <table:table-cell office:value-type="float" office:value="3890640" calcext:value-type="float">
            <text:p>389064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952" calcext:value-type="float">
            <text:p>19952</text:p>
          </table:table-cell>
          <table:table-cell office:value-type="float" office:value="3910592" calcext:value-type="float">
            <text:p>39105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952" calcext:value-type="float">
            <text:p>19952</text:p>
          </table:table-cell>
          <table:table-cell office:value-type="float" office:value="3930544" calcext:value-type="float">
            <text:p>393054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952" calcext:value-type="float">
            <text:p>19952</text:p>
          </table:table-cell>
          <table:table-cell office:value-type="float" office:value="3950496" calcext:value-type="float">
            <text:p>39504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52" calcext:value-type="float">
            <text:p>19952</text:p>
          </table:table-cell>
          <table:table-cell office:value-type="float" office:value="3970448" calcext:value-type="float">
            <text:p>39704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52" calcext:value-type="float">
            <text:p>19952</text:p>
          </table:table-cell>
          <table:table-cell office:value-type="float" office:value="3990400" calcext:value-type="float">
            <text:p>39904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52" calcext:value-type="float">
            <text:p>19952</text:p>
          </table:table-cell>
          <table:table-cell office:value-type="float" office:value="4010352" calcext:value-type="float">
            <text:p>40103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952" calcext:value-type="float">
            <text:p>19952</text:p>
          </table:table-cell>
          <table:table-cell office:value-type="float" office:value="4030304" calcext:value-type="float">
            <text:p>40303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952" calcext:value-type="float">
            <text:p>19952</text:p>
          </table:table-cell>
          <table:table-cell office:value-type="float" office:value="4050256" calcext:value-type="float">
            <text:p>40502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52" calcext:value-type="float">
            <text:p>19952</text:p>
          </table:table-cell>
          <table:table-cell office:value-type="float" office:value="4070208" calcext:value-type="float">
            <text:p>40702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952" calcext:value-type="float">
            <text:p>19952</text:p>
          </table:table-cell>
          <table:table-cell office:value-type="float" office:value="4090160" calcext:value-type="float">
            <text:p>409016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952" calcext:value-type="float">
            <text:p>19952</text:p>
          </table:table-cell>
          <table:table-cell office:value-type="float" office:value="4110112" calcext:value-type="float">
            <text:p>41101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952" calcext:value-type="float">
            <text:p>19952</text:p>
          </table:table-cell>
          <table:table-cell office:value-type="float" office:value="4130064" calcext:value-type="float">
            <text:p>413006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952" calcext:value-type="float">
            <text:p>19952</text:p>
          </table:table-cell>
          <table:table-cell office:value-type="float" office:value="4150016" calcext:value-type="float">
            <text:p>41500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952" calcext:value-type="float">
            <text:p>19952</text:p>
          </table:table-cell>
          <table:table-cell office:value-type="float" office:value="4169968" calcext:value-type="float">
            <text:p>416996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952" calcext:value-type="float">
            <text:p>19952</text:p>
          </table:table-cell>
          <table:table-cell office:value-type="float" office:value="4189920" calcext:value-type="float">
            <text:p>41899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952" calcext:value-type="float">
            <text:p>19952</text:p>
          </table:table-cell>
          <table:table-cell office:value-type="float" office:value="4209872" calcext:value-type="float">
            <text:p>42098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952" calcext:value-type="float">
            <text:p>19952</text:p>
          </table:table-cell>
          <table:table-cell office:value-type="float" office:value="4229824" calcext:value-type="float">
            <text:p>42298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952" calcext:value-type="float">
            <text:p>19952</text:p>
          </table:table-cell>
          <table:table-cell office:value-type="float" office:value="4249776" calcext:value-type="float">
            <text:p>424977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952" calcext:value-type="float">
            <text:p>19952</text:p>
          </table:table-cell>
          <table:table-cell office:value-type="float" office:value="4269728" calcext:value-type="float">
            <text:p>42697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952" calcext:value-type="float">
            <text:p>19952</text:p>
          </table:table-cell>
          <table:table-cell office:value-type="float" office:value="4289680" calcext:value-type="float">
            <text:p>428968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52" calcext:value-type="float">
            <text:p>19952</text:p>
          </table:table-cell>
          <table:table-cell office:value-type="float" office:value="4309632" calcext:value-type="float">
            <text:p>430963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952" calcext:value-type="float">
            <text:p>19952</text:p>
          </table:table-cell>
          <table:table-cell office:value-type="float" office:value="4329584" calcext:value-type="float">
            <text:p>43295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9952" calcext:value-type="float">
            <text:p>19952</text:p>
          </table:table-cell>
          <table:table-cell office:value-type="float" office:value="4349536" calcext:value-type="float">
            <text:p>43495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952" calcext:value-type="float">
            <text:p>19952</text:p>
          </table:table-cell>
          <table:table-cell office:value-type="float" office:value="4369488" calcext:value-type="float">
            <text:p>436948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952" calcext:value-type="float">
            <text:p>19952</text:p>
          </table:table-cell>
          <table:table-cell office:value-type="float" office:value="4389440" calcext:value-type="float">
            <text:p>438944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952" calcext:value-type="float">
            <text:p>19952</text:p>
          </table:table-cell>
          <table:table-cell office:value-type="float" office:value="4409392" calcext:value-type="float">
            <text:p>44093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952" calcext:value-type="float">
            <text:p>19952</text:p>
          </table:table-cell>
          <table:table-cell office:value-type="float" office:value="4429344" calcext:value-type="float">
            <text:p>442934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952" calcext:value-type="float">
            <text:p>19952</text:p>
          </table:table-cell>
          <table:table-cell office:value-type="float" office:value="4449296" calcext:value-type="float">
            <text:p>444929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952" calcext:value-type="float">
            <text:p>19952</text:p>
          </table:table-cell>
          <table:table-cell office:value-type="float" office:value="4469248" calcext:value-type="float">
            <text:p>44692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952" calcext:value-type="float">
            <text:p>19952</text:p>
          </table:table-cell>
          <table:table-cell office:value-type="float" office:value="4489200" calcext:value-type="float">
            <text:p>44892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9952" calcext:value-type="float">
            <text:p>19952</text:p>
          </table:table-cell>
          <table:table-cell office:value-type="float" office:value="4509152" calcext:value-type="float">
            <text:p>450915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952" calcext:value-type="float">
            <text:p>19952</text:p>
          </table:table-cell>
          <table:table-cell office:value-type="float" office:value="4529104" calcext:value-type="float">
            <text:p>45291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9952" calcext:value-type="float">
            <text:p>19952</text:p>
          </table:table-cell>
          <table:table-cell office:value-type="float" office:value="4549056" calcext:value-type="float">
            <text:p>45490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9952" calcext:value-type="float">
            <text:p>19952</text:p>
          </table:table-cell>
          <table:table-cell office:value-type="float" office:value="4569008" calcext:value-type="float">
            <text:p>45690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952" calcext:value-type="float">
            <text:p>19952</text:p>
          </table:table-cell>
          <table:table-cell office:value-type="float" office:value="4588960" calcext:value-type="float">
            <text:p>458896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952" calcext:value-type="float">
            <text:p>19952</text:p>
          </table:table-cell>
          <table:table-cell office:value-type="float" office:value="4608912" calcext:value-type="float">
            <text:p>46089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952" calcext:value-type="float">
            <text:p>19952</text:p>
          </table:table-cell>
          <table:table-cell office:value-type="float" office:value="4628864" calcext:value-type="float">
            <text:p>462886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952" calcext:value-type="float">
            <text:p>19952</text:p>
          </table:table-cell>
          <table:table-cell office:value-type="float" office:value="4648816" calcext:value-type="float">
            <text:p>46488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9952" calcext:value-type="float">
            <text:p>19952</text:p>
          </table:table-cell>
          <table:table-cell office:value-type="float" office:value="4668768" calcext:value-type="float">
            <text:p>46687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952" calcext:value-type="float">
            <text:p>19952</text:p>
          </table:table-cell>
          <table:table-cell office:value-type="float" office:value="4688720" calcext:value-type="float">
            <text:p>46887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952" calcext:value-type="float">
            <text:p>19952</text:p>
          </table:table-cell>
          <table:table-cell office:value-type="float" office:value="4708672" calcext:value-type="float">
            <text:p>470867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952" calcext:value-type="float">
            <text:p>19952</text:p>
          </table:table-cell>
          <table:table-cell office:value-type="float" office:value="4728624" calcext:value-type="float">
            <text:p>47286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952" calcext:value-type="float">
            <text:p>19952</text:p>
          </table:table-cell>
          <table:table-cell office:value-type="float" office:value="4748576" calcext:value-type="float">
            <text:p>474857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952" calcext:value-type="float">
            <text:p>19952</text:p>
          </table:table-cell>
          <table:table-cell office:value-type="float" office:value="4768528" calcext:value-type="float">
            <text:p>47685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952" calcext:value-type="float">
            <text:p>19952</text:p>
          </table:table-cell>
          <table:table-cell office:value-type="float" office:value="4788480" calcext:value-type="float">
            <text:p>47884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952" calcext:value-type="float">
            <text:p>19952</text:p>
          </table:table-cell>
          <table:table-cell office:value-type="float" office:value="4808432" calcext:value-type="float">
            <text:p>480843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952" calcext:value-type="float">
            <text:p>19952</text:p>
          </table:table-cell>
          <table:table-cell office:value-type="float" office:value="4828384" calcext:value-type="float">
            <text:p>482838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952" calcext:value-type="float">
            <text:p>19952</text:p>
          </table:table-cell>
          <table:table-cell office:value-type="float" office:value="4848336" calcext:value-type="float">
            <text:p>48483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952" calcext:value-type="float">
            <text:p>19952</text:p>
          </table:table-cell>
          <table:table-cell office:value-type="float" office:value="4868288" calcext:value-type="float">
            <text:p>48682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952" calcext:value-type="float">
            <text:p>19952</text:p>
          </table:table-cell>
          <table:table-cell office:value-type="float" office:value="4888240" calcext:value-type="float">
            <text:p>488824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952" calcext:value-type="float">
            <text:p>19952</text:p>
          </table:table-cell>
          <table:table-cell office:value-type="float" office:value="4908192" calcext:value-type="float">
            <text:p>490819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952" calcext:value-type="float">
            <text:p>19952</text:p>
          </table:table-cell>
          <table:table-cell office:value-type="float" office:value="4928144" calcext:value-type="float">
            <text:p>49281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952" calcext:value-type="float">
            <text:p>19952</text:p>
          </table:table-cell>
          <table:table-cell office:value-type="float" office:value="4948096" calcext:value-type="float">
            <text:p>494809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952" calcext:value-type="float">
            <text:p>19952</text:p>
          </table:table-cell>
          <table:table-cell office:value-type="float" office:value="4968048" calcext:value-type="float">
            <text:p>49680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952" calcext:value-type="float">
            <text:p>19952</text:p>
          </table:table-cell>
          <table:table-cell office:value-type="float" office:value="4988000" calcext:value-type="float">
            <text:p>49880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952" calcext:value-type="float">
            <text:p>19952</text:p>
          </table:table-cell>
          <table:table-cell office:value-type="float" office:value="5007952" calcext:value-type="float">
            <text:p>50079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952" calcext:value-type="float">
            <text:p>19952</text:p>
          </table:table-cell>
          <table:table-cell office:value-type="float" office:value="5027904" calcext:value-type="float">
            <text:p>50279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952" calcext:value-type="float">
            <text:p>19952</text:p>
          </table:table-cell>
          <table:table-cell office:value-type="float" office:value="5047856" calcext:value-type="float">
            <text:p>50478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952" calcext:value-type="float">
            <text:p>19952</text:p>
          </table:table-cell>
          <table:table-cell office:value-type="float" office:value="5067808" calcext:value-type="float">
            <text:p>506780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952" calcext:value-type="float">
            <text:p>19952</text:p>
          </table:table-cell>
          <table:table-cell office:value-type="float" office:value="5087760" calcext:value-type="float">
            <text:p>50877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952" calcext:value-type="float">
            <text:p>19952</text:p>
          </table:table-cell>
          <table:table-cell office:value-type="float" office:value="5107712" calcext:value-type="float">
            <text:p>51077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952" calcext:value-type="float">
            <text:p>19952</text:p>
          </table:table-cell>
          <table:table-cell office:value-type="float" office:value="5127664" calcext:value-type="float">
            <text:p>512766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952" calcext:value-type="float">
            <text:p>19952</text:p>
          </table:table-cell>
          <table:table-cell office:value-type="float" office:value="5147616" calcext:value-type="float">
            <text:p>51476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952" calcext:value-type="float">
            <text:p>19952</text:p>
          </table:table-cell>
          <table:table-cell office:value-type="float" office:value="5167568" calcext:value-type="float">
            <text:p>516756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952" calcext:value-type="float">
            <text:p>19952</text:p>
          </table:table-cell>
          <table:table-cell office:value-type="float" office:value="5187520" calcext:value-type="float">
            <text:p>51875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952" calcext:value-type="float">
            <text:p>19952</text:p>
          </table:table-cell>
          <table:table-cell office:value-type="float" office:value="5207472" calcext:value-type="float">
            <text:p>520747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952" calcext:value-type="float">
            <text:p>19952</text:p>
          </table:table-cell>
          <table:table-cell office:value-type="float" office:value="5227424" calcext:value-type="float">
            <text:p>52274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952" calcext:value-type="float">
            <text:p>19952</text:p>
          </table:table-cell>
          <table:table-cell office:value-type="float" office:value="5247376" calcext:value-type="float">
            <text:p>52473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952" calcext:value-type="float">
            <text:p>19952</text:p>
          </table:table-cell>
          <table:table-cell office:value-type="float" office:value="5267328" calcext:value-type="float">
            <text:p>52673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952" calcext:value-type="float">
            <text:p>19952</text:p>
          </table:table-cell>
          <table:table-cell office:value-type="float" office:value="5287280" calcext:value-type="float">
            <text:p>528728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952" calcext:value-type="float">
            <text:p>19952</text:p>
          </table:table-cell>
          <table:table-cell office:value-type="float" office:value="5307232" calcext:value-type="float">
            <text:p>530723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952" calcext:value-type="float">
            <text:p>19952</text:p>
          </table:table-cell>
          <table:table-cell office:value-type="float" office:value="5327184" calcext:value-type="float">
            <text:p>532718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952" calcext:value-type="float">
            <text:p>19952</text:p>
          </table:table-cell>
          <table:table-cell office:value-type="float" office:value="5347136" calcext:value-type="float">
            <text:p>534713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952" calcext:value-type="float">
            <text:p>19952</text:p>
          </table:table-cell>
          <table:table-cell office:value-type="float" office:value="5367088" calcext:value-type="float">
            <text:p>536708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9952" calcext:value-type="float">
            <text:p>19952</text:p>
          </table:table-cell>
          <table:table-cell office:value-type="float" office:value="5387040" calcext:value-type="float">
            <text:p>538704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952" calcext:value-type="float">
            <text:p>19952</text:p>
          </table:table-cell>
          <table:table-cell office:value-type="float" office:value="5406992" calcext:value-type="float">
            <text:p>540699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9952" calcext:value-type="float">
            <text:p>19952</text:p>
          </table:table-cell>
          <table:table-cell office:value-type="float" office:value="5426944" calcext:value-type="float">
            <text:p>54269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952" calcext:value-type="float">
            <text:p>19952</text:p>
          </table:table-cell>
          <table:table-cell office:value-type="float" office:value="5446896" calcext:value-type="float">
            <text:p>544689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9952" calcext:value-type="float">
            <text:p>19952</text:p>
          </table:table-cell>
          <table:table-cell office:value-type="float" office:value="5466848" calcext:value-type="float">
            <text:p>546684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952" calcext:value-type="float">
            <text:p>19952</text:p>
          </table:table-cell>
          <table:table-cell office:value-type="float" office:value="5486800" calcext:value-type="float">
            <text:p>54868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9952" calcext:value-type="float">
            <text:p>19952</text:p>
          </table:table-cell>
          <table:table-cell office:value-type="float" office:value="5506752" calcext:value-type="float">
            <text:p>55067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9952" calcext:value-type="float">
            <text:p>19952</text:p>
          </table:table-cell>
          <table:table-cell office:value-type="float" office:value="5526704" calcext:value-type="float">
            <text:p>552670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9952" calcext:value-type="float">
            <text:p>19952</text:p>
          </table:table-cell>
          <table:table-cell office:value-type="float" office:value="5546656" calcext:value-type="float">
            <text:p>55466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952" calcext:value-type="float">
            <text:p>19952</text:p>
          </table:table-cell>
          <table:table-cell office:value-type="float" office:value="5566608" calcext:value-type="float">
            <text:p>55666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9952" calcext:value-type="float">
            <text:p>19952</text:p>
          </table:table-cell>
          <table:table-cell office:value-type="float" office:value="5586560" calcext:value-type="float">
            <text:p>55865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952" calcext:value-type="float">
            <text:p>19952</text:p>
          </table:table-cell>
          <table:table-cell office:value-type="float" office:value="5606512" calcext:value-type="float">
            <text:p>56065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952" calcext:value-type="float">
            <text:p>19952</text:p>
          </table:table-cell>
          <table:table-cell office:value-type="float" office:value="5626464" calcext:value-type="float">
            <text:p>562646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952" calcext:value-type="float">
            <text:p>19952</text:p>
          </table:table-cell>
          <table:table-cell office:value-type="float" office:value="5646416" calcext:value-type="float">
            <text:p>56464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9952" calcext:value-type="float">
            <text:p>19952</text:p>
          </table:table-cell>
          <table:table-cell office:value-type="float" office:value="5666368" calcext:value-type="float">
            <text:p>566636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952" calcext:value-type="float">
            <text:p>19952</text:p>
          </table:table-cell>
          <table:table-cell office:value-type="float" office:value="5686320" calcext:value-type="float">
            <text:p>568632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952" calcext:value-type="float">
            <text:p>19952</text:p>
          </table:table-cell>
          <table:table-cell office:value-type="float" office:value="5706272" calcext:value-type="float">
            <text:p>570627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952" calcext:value-type="float">
            <text:p>19952</text:p>
          </table:table-cell>
          <table:table-cell office:value-type="float" office:value="5726224" calcext:value-type="float">
            <text:p>572622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952" calcext:value-type="float">
            <text:p>19952</text:p>
          </table:table-cell>
          <table:table-cell office:value-type="float" office:value="5746176" calcext:value-type="float">
            <text:p>574617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9952" calcext:value-type="float">
            <text:p>19952</text:p>
          </table:table-cell>
          <table:table-cell office:value-type="float" office:value="5766128" calcext:value-type="float">
            <text:p>576612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9952" calcext:value-type="float">
            <text:p>19952</text:p>
          </table:table-cell>
          <table:table-cell office:value-type="float" office:value="5786080" calcext:value-type="float">
            <text:p>578608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9952" calcext:value-type="float">
            <text:p>19952</text:p>
          </table:table-cell>
          <table:table-cell office:value-type="float" office:value="5806032" calcext:value-type="float">
            <text:p>580603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9952" calcext:value-type="float">
            <text:p>19952</text:p>
          </table:table-cell>
          <table:table-cell office:value-type="float" office:value="5825984" calcext:value-type="float">
            <text:p>582598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952" calcext:value-type="float">
            <text:p>19952</text:p>
          </table:table-cell>
          <table:table-cell office:value-type="float" office:value="5845936" calcext:value-type="float">
            <text:p>584593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952" calcext:value-type="float">
            <text:p>19952</text:p>
          </table:table-cell>
          <table:table-cell office:value-type="float" office:value="5865888" calcext:value-type="float">
            <text:p>586588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952" calcext:value-type="float">
            <text:p>19952</text:p>
          </table:table-cell>
          <table:table-cell office:value-type="float" office:value="5885840" calcext:value-type="float">
            <text:p>588584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952" calcext:value-type="float">
            <text:p>19952</text:p>
          </table:table-cell>
          <table:table-cell office:value-type="float" office:value="5905792" calcext:value-type="float">
            <text:p>59057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9952" calcext:value-type="float">
            <text:p>19952</text:p>
          </table:table-cell>
          <table:table-cell office:value-type="float" office:value="5925744" calcext:value-type="float">
            <text:p>592574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952" calcext:value-type="float">
            <text:p>19952</text:p>
          </table:table-cell>
          <table:table-cell office:value-type="float" office:value="5945696" calcext:value-type="float">
            <text:p>59456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952" calcext:value-type="float">
            <text:p>19952</text:p>
          </table:table-cell>
          <table:table-cell office:value-type="float" office:value="5965648" calcext:value-type="float">
            <text:p>59656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952" calcext:value-type="float">
            <text:p>19952</text:p>
          </table:table-cell>
          <table:table-cell office:value-type="float" office:value="5985600" calcext:value-type="float">
            <text:p>59856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952" calcext:value-type="float">
            <text:p>19952</text:p>
          </table:table-cell>
          <table:table-cell office:value-type="float" office:value="6005552" calcext:value-type="float">
            <text:p>60055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952" calcext:value-type="float">
            <text:p>19952</text:p>
          </table:table-cell>
          <table:table-cell office:value-type="float" office:value="6025504" calcext:value-type="float">
            <text:p>602550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952" calcext:value-type="float">
            <text:p>19952</text:p>
          </table:table-cell>
          <table:table-cell office:value-type="float" office:value="6045456" calcext:value-type="float">
            <text:p>604545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952" calcext:value-type="float">
            <text:p>19952</text:p>
          </table:table-cell>
          <table:table-cell office:value-type="float" office:value="6065408" calcext:value-type="float">
            <text:p>606540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952" calcext:value-type="float">
            <text:p>19952</text:p>
          </table:table-cell>
          <table:table-cell office:value-type="float" office:value="6085360" calcext:value-type="float">
            <text:p>60853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952" calcext:value-type="float">
            <text:p>19952</text:p>
          </table:table-cell>
          <table:table-cell office:value-type="float" office:value="6105312" calcext:value-type="float">
            <text:p>61053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952" calcext:value-type="float">
            <text:p>19952</text:p>
          </table:table-cell>
          <table:table-cell office:value-type="float" office:value="6125264" calcext:value-type="float">
            <text:p>612526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9952" calcext:value-type="float">
            <text:p>19952</text:p>
          </table:table-cell>
          <table:table-cell office:value-type="float" office:value="6145216" calcext:value-type="float">
            <text:p>61452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952" calcext:value-type="float">
            <text:p>19952</text:p>
          </table:table-cell>
          <table:table-cell office:value-type="float" office:value="6165168" calcext:value-type="float">
            <text:p>61651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952" calcext:value-type="float">
            <text:p>19952</text:p>
          </table:table-cell>
          <table:table-cell office:value-type="float" office:value="6185120" calcext:value-type="float">
            <text:p>61851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952" calcext:value-type="float">
            <text:p>19952</text:p>
          </table:table-cell>
          <table:table-cell office:value-type="float" office:value="6205072" calcext:value-type="float">
            <text:p>62050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952" calcext:value-type="float">
            <text:p>19952</text:p>
          </table:table-cell>
          <table:table-cell office:value-type="float" office:value="6225024" calcext:value-type="float">
            <text:p>62250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952" calcext:value-type="float">
            <text:p>19952</text:p>
          </table:table-cell>
          <table:table-cell office:value-type="float" office:value="6244976" calcext:value-type="float">
            <text:p>624497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52" calcext:value-type="float">
            <text:p>19952</text:p>
          </table:table-cell>
          <table:table-cell office:value-type="float" office:value="6264928" calcext:value-type="float">
            <text:p>626492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952" calcext:value-type="float">
            <text:p>19952</text:p>
          </table:table-cell>
          <table:table-cell office:value-type="float" office:value="6284880" calcext:value-type="float">
            <text:p>628488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952" calcext:value-type="float">
            <text:p>19952</text:p>
          </table:table-cell>
          <table:table-cell office:value-type="float" office:value="6304832" calcext:value-type="float">
            <text:p>63048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952" calcext:value-type="float">
            <text:p>19952</text:p>
          </table:table-cell>
          <table:table-cell office:value-type="float" office:value="6324784" calcext:value-type="float">
            <text:p>632478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952" calcext:value-type="float">
            <text:p>19952</text:p>
          </table:table-cell>
          <table:table-cell office:value-type="float" office:value="6344736" calcext:value-type="float">
            <text:p>634473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952" calcext:value-type="float">
            <text:p>19952</text:p>
          </table:table-cell>
          <table:table-cell office:value-type="float" office:value="6364688" calcext:value-type="float">
            <text:p>636468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52" calcext:value-type="float">
            <text:p>19952</text:p>
          </table:table-cell>
          <table:table-cell office:value-type="float" office:value="6384640" calcext:value-type="float">
            <text:p>63846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952" calcext:value-type="float">
            <text:p>19952</text:p>
          </table:table-cell>
          <table:table-cell office:value-type="float" office:value="6404592" calcext:value-type="float">
            <text:p>640459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952" calcext:value-type="float">
            <text:p>19952</text:p>
          </table:table-cell>
          <table:table-cell office:value-type="float" office:value="6424544" calcext:value-type="float">
            <text:p>64245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9952" calcext:value-type="float">
            <text:p>19952</text:p>
          </table:table-cell>
          <table:table-cell office:value-type="float" office:value="6444496" calcext:value-type="float">
            <text:p>64444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952" calcext:value-type="float">
            <text:p>19952</text:p>
          </table:table-cell>
          <table:table-cell office:value-type="float" office:value="6464448" calcext:value-type="float">
            <text:p>64644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952" calcext:value-type="float">
            <text:p>19952</text:p>
          </table:table-cell>
          <table:table-cell office:value-type="float" office:value="6484400" calcext:value-type="float">
            <text:p>64844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952" calcext:value-type="float">
            <text:p>19952</text:p>
          </table:table-cell>
          <table:table-cell office:value-type="float" office:value="6504352" calcext:value-type="float">
            <text:p>650435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9952" calcext:value-type="float">
            <text:p>19952</text:p>
          </table:table-cell>
          <table:table-cell office:value-type="float" office:value="6524304" calcext:value-type="float">
            <text:p>652430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952" calcext:value-type="float">
            <text:p>19952</text:p>
          </table:table-cell>
          <table:table-cell office:value-type="float" office:value="6544256" calcext:value-type="float">
            <text:p>654425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9952" calcext:value-type="float">
            <text:p>19952</text:p>
          </table:table-cell>
          <table:table-cell office:value-type="float" office:value="6564208" calcext:value-type="float">
            <text:p>656420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9952" calcext:value-type="float">
            <text:p>19952</text:p>
          </table:table-cell>
          <table:table-cell office:value-type="float" office:value="6584160" calcext:value-type="float">
            <text:p>658416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952" calcext:value-type="float">
            <text:p>19952</text:p>
          </table:table-cell>
          <table:table-cell office:value-type="float" office:value="6604112" calcext:value-type="float">
            <text:p>66041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952" calcext:value-type="float">
            <text:p>19952</text:p>
          </table:table-cell>
          <table:table-cell office:value-type="float" office:value="6624064" calcext:value-type="float">
            <text:p>662406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952" calcext:value-type="float">
            <text:p>19952</text:p>
          </table:table-cell>
          <table:table-cell office:value-type="float" office:value="6644016" calcext:value-type="float">
            <text:p>66440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952" calcext:value-type="float">
            <text:p>19952</text:p>
          </table:table-cell>
          <table:table-cell office:value-type="float" office:value="6663968" calcext:value-type="float">
            <text:p>666396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9952" calcext:value-type="float">
            <text:p>19952</text:p>
          </table:table-cell>
          <table:table-cell office:value-type="float" office:value="6683920" calcext:value-type="float">
            <text:p>66839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952" calcext:value-type="float">
            <text:p>19952</text:p>
          </table:table-cell>
          <table:table-cell office:value-type="float" office:value="6703872" calcext:value-type="float">
            <text:p>670387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952" calcext:value-type="float">
            <text:p>19952</text:p>
          </table:table-cell>
          <table:table-cell office:value-type="float" office:value="6723824" calcext:value-type="float">
            <text:p>67238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952" calcext:value-type="float">
            <text:p>19952</text:p>
          </table:table-cell>
          <table:table-cell office:value-type="float" office:value="6743776" calcext:value-type="float">
            <text:p>674377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952" calcext:value-type="float">
            <text:p>19952</text:p>
          </table:table-cell>
          <table:table-cell office:value-type="float" office:value="6763728" calcext:value-type="float">
            <text:p>67637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952" calcext:value-type="float">
            <text:p>19952</text:p>
          </table:table-cell>
          <table:table-cell office:value-type="float" office:value="6783680" calcext:value-type="float">
            <text:p>678368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952" calcext:value-type="float">
            <text:p>19952</text:p>
          </table:table-cell>
          <table:table-cell office:value-type="float" office:value="6803632" calcext:value-type="float">
            <text:p>680363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952" calcext:value-type="float">
            <text:p>19952</text:p>
          </table:table-cell>
          <table:table-cell office:value-type="float" office:value="6823584" calcext:value-type="float">
            <text:p>68235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9952" calcext:value-type="float">
            <text:p>19952</text:p>
          </table:table-cell>
          <table:table-cell office:value-type="float" office:value="6843536" calcext:value-type="float">
            <text:p>684353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952" calcext:value-type="float">
            <text:p>19952</text:p>
          </table:table-cell>
          <table:table-cell office:value-type="float" office:value="6863488" calcext:value-type="float">
            <text:p>68634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952" calcext:value-type="float">
            <text:p>19952</text:p>
          </table:table-cell>
          <table:table-cell office:value-type="float" office:value="6883440" calcext:value-type="float">
            <text:p>688344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952" calcext:value-type="float">
            <text:p>19952</text:p>
          </table:table-cell>
          <table:table-cell office:value-type="float" office:value="6903392" calcext:value-type="float">
            <text:p>690339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9952" calcext:value-type="float">
            <text:p>19952</text:p>
          </table:table-cell>
          <table:table-cell office:value-type="float" office:value="6923344" calcext:value-type="float">
            <text:p>692334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9952" calcext:value-type="float">
            <text:p>19952</text:p>
          </table:table-cell>
          <table:table-cell office:value-type="float" office:value="6943296" calcext:value-type="float">
            <text:p>694329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952" calcext:value-type="float">
            <text:p>19952</text:p>
          </table:table-cell>
          <table:table-cell office:value-type="float" office:value="6963248" calcext:value-type="float">
            <text:p>69632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952" calcext:value-type="float">
            <text:p>19952</text:p>
          </table:table-cell>
          <table:table-cell office:value-type="float" office:value="6983200" calcext:value-type="float">
            <text:p>69832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952" calcext:value-type="float">
            <text:p>19952</text:p>
          </table:table-cell>
          <table:table-cell office:value-type="float" office:value="7003152" calcext:value-type="float">
            <text:p>70031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952" calcext:value-type="float">
            <text:p>19952</text:p>
          </table:table-cell>
          <table:table-cell office:value-type="float" office:value="7023104" calcext:value-type="float">
            <text:p>70231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952" calcext:value-type="float">
            <text:p>19952</text:p>
          </table:table-cell>
          <table:table-cell office:value-type="float" office:value="7043056" calcext:value-type="float">
            <text:p>704305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952" calcext:value-type="float">
            <text:p>19952</text:p>
          </table:table-cell>
          <table:table-cell office:value-type="float" office:value="7063008" calcext:value-type="float">
            <text:p>706300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952" calcext:value-type="float">
            <text:p>19952</text:p>
          </table:table-cell>
          <table:table-cell office:value-type="float" office:value="7082960" calcext:value-type="float">
            <text:p>708296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952" calcext:value-type="float">
            <text:p>19952</text:p>
          </table:table-cell>
          <table:table-cell office:value-type="float" office:value="7102912" calcext:value-type="float">
            <text:p>710291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9952" calcext:value-type="float">
            <text:p>19952</text:p>
          </table:table-cell>
          <table:table-cell office:value-type="float" office:value="7122864" calcext:value-type="float">
            <text:p>712286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9952" calcext:value-type="float">
            <text:p>19952</text:p>
          </table:table-cell>
          <table:table-cell office:value-type="float" office:value="7142816" calcext:value-type="float">
            <text:p>71428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952" calcext:value-type="float">
            <text:p>19952</text:p>
          </table:table-cell>
          <table:table-cell office:value-type="float" office:value="7162768" calcext:value-type="float">
            <text:p>716276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952" calcext:value-type="float">
            <text:p>19952</text:p>
          </table:table-cell>
          <table:table-cell office:value-type="float" office:value="7182720" calcext:value-type="float">
            <text:p>71827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952" calcext:value-type="float">
            <text:p>19952</text:p>
          </table:table-cell>
          <table:table-cell office:value-type="float" office:value="7202672" calcext:value-type="float">
            <text:p>720267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952" calcext:value-type="float">
            <text:p>19952</text:p>
          </table:table-cell>
          <table:table-cell office:value-type="float" office:value="7222624" calcext:value-type="float">
            <text:p>72226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9952" calcext:value-type="float">
            <text:p>19952</text:p>
          </table:table-cell>
          <table:table-cell office:value-type="float" office:value="7242576" calcext:value-type="float">
            <text:p>724257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952" calcext:value-type="float">
            <text:p>19952</text:p>
          </table:table-cell>
          <table:table-cell office:value-type="float" office:value="7262528" calcext:value-type="float">
            <text:p>72625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952" calcext:value-type="float">
            <text:p>19952</text:p>
          </table:table-cell>
          <table:table-cell office:value-type="float" office:value="7282480" calcext:value-type="float">
            <text:p>728248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952" calcext:value-type="float">
            <text:p>19952</text:p>
          </table:table-cell>
          <table:table-cell office:value-type="float" office:value="7302432" calcext:value-type="float">
            <text:p>73024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9952" calcext:value-type="float">
            <text:p>19952</text:p>
          </table:table-cell>
          <table:table-cell office:value-type="float" office:value="7322384" calcext:value-type="float">
            <text:p>732238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9952" calcext:value-type="float">
            <text:p>19952</text:p>
          </table:table-cell>
          <table:table-cell office:value-type="float" office:value="7342336" calcext:value-type="float">
            <text:p>734233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952" calcext:value-type="float">
            <text:p>19952</text:p>
          </table:table-cell>
          <table:table-cell office:value-type="float" office:value="7362288" calcext:value-type="float">
            <text:p>736228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9952" calcext:value-type="float">
            <text:p>19952</text:p>
          </table:table-cell>
          <table:table-cell office:value-type="float" office:value="7382240" calcext:value-type="float">
            <text:p>738224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9952" calcext:value-type="float">
            <text:p>19952</text:p>
          </table:table-cell>
          <table:table-cell office:value-type="float" office:value="7402192" calcext:value-type="float">
            <text:p>740219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9952" calcext:value-type="float">
            <text:p>19952</text:p>
          </table:table-cell>
          <table:table-cell office:value-type="float" office:value="7422144" calcext:value-type="float">
            <text:p>742214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952" calcext:value-type="float">
            <text:p>19952</text:p>
          </table:table-cell>
          <table:table-cell office:value-type="float" office:value="7442096" calcext:value-type="float">
            <text:p>744209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9952" calcext:value-type="float">
            <text:p>19952</text:p>
          </table:table-cell>
          <table:table-cell office:value-type="float" office:value="7462048" calcext:value-type="float">
            <text:p>746204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952" calcext:value-type="float">
            <text:p>19952</text:p>
          </table:table-cell>
          <table:table-cell office:value-type="float" office:value="7482000" calcext:value-type="float">
            <text:p>7482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952" calcext:value-type="float">
            <text:p>19952</text:p>
          </table:table-cell>
          <table:table-cell office:value-type="float" office:value="7501952" calcext:value-type="float">
            <text:p>750195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9952" calcext:value-type="float">
            <text:p>19952</text:p>
          </table:table-cell>
          <table:table-cell office:value-type="float" office:value="7521904" calcext:value-type="float">
            <text:p>752190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9952" calcext:value-type="float">
            <text:p>19952</text:p>
          </table:table-cell>
          <table:table-cell office:value-type="float" office:value="7541856" calcext:value-type="float">
            <text:p>754185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9952" calcext:value-type="float">
            <text:p>19952</text:p>
          </table:table-cell>
          <table:table-cell office:value-type="float" office:value="7561808" calcext:value-type="float">
            <text:p>756180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9952" calcext:value-type="float">
            <text:p>19952</text:p>
          </table:table-cell>
          <table:table-cell office:value-type="float" office:value="7581760" calcext:value-type="float">
            <text:p>75817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952" calcext:value-type="float">
            <text:p>19952</text:p>
          </table:table-cell>
          <table:table-cell office:value-type="float" office:value="7601712" calcext:value-type="float">
            <text:p>760171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952" calcext:value-type="float">
            <text:p>19952</text:p>
          </table:table-cell>
          <table:table-cell office:value-type="float" office:value="7621664" calcext:value-type="float">
            <text:p>762166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952" calcext:value-type="float">
            <text:p>19952</text:p>
          </table:table-cell>
          <table:table-cell office:value-type="float" office:value="7641616" calcext:value-type="float">
            <text:p>764161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952" calcext:value-type="float">
            <text:p>19952</text:p>
          </table:table-cell>
          <table:table-cell office:value-type="float" office:value="7661568" calcext:value-type="float">
            <text:p>766156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952" calcext:value-type="float">
            <text:p>19952</text:p>
          </table:table-cell>
          <table:table-cell office:value-type="float" office:value="7681520" calcext:value-type="float">
            <text:p>768152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952" calcext:value-type="float">
            <text:p>19952</text:p>
          </table:table-cell>
          <table:table-cell office:value-type="float" office:value="7701472" calcext:value-type="float">
            <text:p>770147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952" calcext:value-type="float">
            <text:p>19952</text:p>
          </table:table-cell>
          <table:table-cell office:value-type="float" office:value="7721424" calcext:value-type="float">
            <text:p>77214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952" calcext:value-type="float">
            <text:p>19952</text:p>
          </table:table-cell>
          <table:table-cell office:value-type="float" office:value="7741376" calcext:value-type="float">
            <text:p>774137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952" calcext:value-type="float">
            <text:p>19952</text:p>
          </table:table-cell>
          <table:table-cell office:value-type="float" office:value="7761328" calcext:value-type="float">
            <text:p>776132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952" calcext:value-type="float">
            <text:p>19952</text:p>
          </table:table-cell>
          <table:table-cell office:value-type="float" office:value="7781280" calcext:value-type="float">
            <text:p>778128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9952" calcext:value-type="float">
            <text:p>19952</text:p>
          </table:table-cell>
          <table:table-cell office:value-type="float" office:value="7801232" calcext:value-type="float">
            <text:p>780123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952" calcext:value-type="float">
            <text:p>19952</text:p>
          </table:table-cell>
          <table:table-cell office:value-type="float" office:value="7821184" calcext:value-type="float">
            <text:p>782118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952" calcext:value-type="float">
            <text:p>19952</text:p>
          </table:table-cell>
          <table:table-cell office:value-type="float" office:value="7841136" calcext:value-type="float">
            <text:p>784113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952" calcext:value-type="float">
            <text:p>19952</text:p>
          </table:table-cell>
          <table:table-cell office:value-type="float" office:value="7861088" calcext:value-type="float">
            <text:p>786108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952" calcext:value-type="float">
            <text:p>19952</text:p>
          </table:table-cell>
          <table:table-cell office:value-type="float" office:value="7881040" calcext:value-type="float">
            <text:p>788104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952" calcext:value-type="float">
            <text:p>19952</text:p>
          </table:table-cell>
          <table:table-cell office:value-type="float" office:value="7900992" calcext:value-type="float">
            <text:p>790099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9952" calcext:value-type="float">
            <text:p>19952</text:p>
          </table:table-cell>
          <table:table-cell office:value-type="float" office:value="7920944" calcext:value-type="float">
            <text:p>792094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952" calcext:value-type="float">
            <text:p>19952</text:p>
          </table:table-cell>
          <table:table-cell office:value-type="float" office:value="7940896" calcext:value-type="float">
            <text:p>794089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9952" calcext:value-type="float">
            <text:p>19952</text:p>
          </table:table-cell>
          <table:table-cell office:value-type="float" office:value="7960848" calcext:value-type="float">
            <text:p>796084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952" calcext:value-type="float">
            <text:p>19952</text:p>
          </table:table-cell>
          <table:table-cell office:value-type="float" office:value="7980800" calcext:value-type="float">
            <text:p>79808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952" calcext:value-type="float">
            <text:p>19952</text:p>
          </table:table-cell>
          <table:table-cell office:value-type="float" office:value="8000752" calcext:value-type="float">
            <text:p>800075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952" calcext:value-type="float">
            <text:p>19952</text:p>
          </table:table-cell>
          <table:table-cell office:value-type="float" office:value="8020704" calcext:value-type="float">
            <text:p>802070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9952" calcext:value-type="float">
            <text:p>19952</text:p>
          </table:table-cell>
          <table:table-cell office:value-type="float" office:value="8040656" calcext:value-type="float">
            <text:p>804065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9952" calcext:value-type="float">
            <text:p>19952</text:p>
          </table:table-cell>
          <table:table-cell office:value-type="float" office:value="8060608" calcext:value-type="float">
            <text:p>806060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952" calcext:value-type="float">
            <text:p>19952</text:p>
          </table:table-cell>
          <table:table-cell office:value-type="float" office:value="8080560" calcext:value-type="float">
            <text:p>808056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952" calcext:value-type="float">
            <text:p>19952</text:p>
          </table:table-cell>
          <table:table-cell office:value-type="float" office:value="8100512" calcext:value-type="float">
            <text:p>81005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952" calcext:value-type="float">
            <text:p>19952</text:p>
          </table:table-cell>
          <table:table-cell office:value-type="float" office:value="8120464" calcext:value-type="float">
            <text:p>812046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952" calcext:value-type="float">
            <text:p>19952</text:p>
          </table:table-cell>
          <table:table-cell office:value-type="float" office:value="8140416" calcext:value-type="float">
            <text:p>81404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952" calcext:value-type="float">
            <text:p>19952</text:p>
          </table:table-cell>
          <table:table-cell office:value-type="float" office:value="8160368" calcext:value-type="float">
            <text:p>816036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952" calcext:value-type="float">
            <text:p>19952</text:p>
          </table:table-cell>
          <table:table-cell office:value-type="float" office:value="8180320" calcext:value-type="float">
            <text:p>81803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952" calcext:value-type="float">
            <text:p>19952</text:p>
          </table:table-cell>
          <table:table-cell office:value-type="float" office:value="8200272" calcext:value-type="float">
            <text:p>820027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952" calcext:value-type="float">
            <text:p>19952</text:p>
          </table:table-cell>
          <table:table-cell office:value-type="float" office:value="8220224" calcext:value-type="float">
            <text:p>82202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9952" calcext:value-type="float">
            <text:p>19952</text:p>
          </table:table-cell>
          <table:table-cell office:value-type="float" office:value="8240176" calcext:value-type="float">
            <text:p>824017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9952" calcext:value-type="float">
            <text:p>19952</text:p>
          </table:table-cell>
          <table:table-cell office:value-type="float" office:value="8260128" calcext:value-type="float">
            <text:p>826012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952" calcext:value-type="float">
            <text:p>19952</text:p>
          </table:table-cell>
          <table:table-cell office:value-type="float" office:value="8280080" calcext:value-type="float">
            <text:p>828008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952" calcext:value-type="float">
            <text:p>19952</text:p>
          </table:table-cell>
          <table:table-cell office:value-type="float" office:value="8300032" calcext:value-type="float">
            <text:p>830003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952" calcext:value-type="float">
            <text:p>19952</text:p>
          </table:table-cell>
          <table:table-cell office:value-type="float" office:value="8319984" calcext:value-type="float">
            <text:p>831998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952" calcext:value-type="float">
            <text:p>19952</text:p>
          </table:table-cell>
          <table:table-cell office:value-type="float" office:value="8339936" calcext:value-type="float">
            <text:p>833993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952" calcext:value-type="float">
            <text:p>19952</text:p>
          </table:table-cell>
          <table:table-cell office:value-type="float" office:value="8359888" calcext:value-type="float">
            <text:p>835988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952" calcext:value-type="float">
            <text:p>19952</text:p>
          </table:table-cell>
          <table:table-cell office:value-type="float" office:value="8379840" calcext:value-type="float">
            <text:p>837984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952" calcext:value-type="float">
            <text:p>19952</text:p>
          </table:table-cell>
          <table:table-cell office:value-type="float" office:value="8399792" calcext:value-type="float">
            <text:p>839979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952" calcext:value-type="float">
            <text:p>19952</text:p>
          </table:table-cell>
          <table:table-cell office:value-type="float" office:value="8419744" calcext:value-type="float">
            <text:p>841974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952" calcext:value-type="float">
            <text:p>19952</text:p>
          </table:table-cell>
          <table:table-cell office:value-type="float" office:value="8439696" calcext:value-type="float">
            <text:p>843969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952" calcext:value-type="float">
            <text:p>19952</text:p>
          </table:table-cell>
          <table:table-cell office:value-type="float" office:value="8459648" calcext:value-type="float">
            <text:p>845964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952" calcext:value-type="float">
            <text:p>19952</text:p>
          </table:table-cell>
          <table:table-cell office:value-type="float" office:value="8479600" calcext:value-type="float">
            <text:p>84796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952" calcext:value-type="float">
            <text:p>19952</text:p>
          </table:table-cell>
          <table:table-cell office:value-type="float" office:value="8499552" calcext:value-type="float">
            <text:p>849955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952" calcext:value-type="float">
            <text:p>19952</text:p>
          </table:table-cell>
          <table:table-cell office:value-type="float" office:value="8519504" calcext:value-type="float">
            <text:p>851950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952" calcext:value-type="float">
            <text:p>19952</text:p>
          </table:table-cell>
          <table:table-cell office:value-type="float" office:value="8539456" calcext:value-type="float">
            <text:p>85394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952" calcext:value-type="float">
            <text:p>19952</text:p>
          </table:table-cell>
          <table:table-cell office:value-type="float" office:value="8559408" calcext:value-type="float">
            <text:p>855940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952" calcext:value-type="float">
            <text:p>19952</text:p>
          </table:table-cell>
          <table:table-cell office:value-type="float" office:value="8579360" calcext:value-type="float">
            <text:p>857936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952" calcext:value-type="float">
            <text:p>19952</text:p>
          </table:table-cell>
          <table:table-cell office:value-type="float" office:value="8599312" calcext:value-type="float">
            <text:p>85993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952" calcext:value-type="float">
            <text:p>19952</text:p>
          </table:table-cell>
          <table:table-cell office:value-type="float" office:value="8619264" calcext:value-type="float">
            <text:p>861926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9952" calcext:value-type="float">
            <text:p>19952</text:p>
          </table:table-cell>
          <table:table-cell office:value-type="float" office:value="8639216" calcext:value-type="float">
            <text:p>86392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9952" calcext:value-type="float">
            <text:p>19952</text:p>
          </table:table-cell>
          <table:table-cell office:value-type="float" office:value="8659168" calcext:value-type="float">
            <text:p>865916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952" calcext:value-type="float">
            <text:p>19952</text:p>
          </table:table-cell>
          <table:table-cell office:value-type="float" office:value="8679120" calcext:value-type="float">
            <text:p>867912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952" calcext:value-type="float">
            <text:p>19952</text:p>
          </table:table-cell>
          <table:table-cell office:value-type="float" office:value="8699072" calcext:value-type="float">
            <text:p>869907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9952" calcext:value-type="float">
            <text:p>19952</text:p>
          </table:table-cell>
          <table:table-cell office:value-type="float" office:value="8719024" calcext:value-type="float">
            <text:p>871902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952" calcext:value-type="float">
            <text:p>19952</text:p>
          </table:table-cell>
          <table:table-cell office:value-type="float" office:value="8738976" calcext:value-type="float">
            <text:p>873897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9952" calcext:value-type="float">
            <text:p>19952</text:p>
          </table:table-cell>
          <table:table-cell office:value-type="float" office:value="8758928" calcext:value-type="float">
            <text:p>875892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952" calcext:value-type="float">
            <text:p>19952</text:p>
          </table:table-cell>
          <table:table-cell office:value-type="float" office:value="8778880" calcext:value-type="float">
            <text:p>877888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952" calcext:value-type="float">
            <text:p>19952</text:p>
          </table:table-cell>
          <table:table-cell office:value-type="float" office:value="8798832" calcext:value-type="float">
            <text:p>879883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952" calcext:value-type="float">
            <text:p>19952</text:p>
          </table:table-cell>
          <table:table-cell office:value-type="float" office:value="8818784" calcext:value-type="float">
            <text:p>881878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9952" calcext:value-type="float">
            <text:p>19952</text:p>
          </table:table-cell>
          <table:table-cell office:value-type="float" office:value="8838736" calcext:value-type="float">
            <text:p>883873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9952" calcext:value-type="float">
            <text:p>19952</text:p>
          </table:table-cell>
          <table:table-cell office:value-type="float" office:value="8858688" calcext:value-type="float">
            <text:p>885868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952" calcext:value-type="float">
            <text:p>19952</text:p>
          </table:table-cell>
          <table:table-cell office:value-type="float" office:value="8878640" calcext:value-type="float">
            <text:p>887864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952" calcext:value-type="float">
            <text:p>19952</text:p>
          </table:table-cell>
          <table:table-cell office:value-type="float" office:value="8898592" calcext:value-type="float">
            <text:p>889859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952" calcext:value-type="float">
            <text:p>19952</text:p>
          </table:table-cell>
          <table:table-cell office:value-type="float" office:value="8918544" calcext:value-type="float">
            <text:p>891854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952" calcext:value-type="float">
            <text:p>19952</text:p>
          </table:table-cell>
          <table:table-cell office:value-type="float" office:value="8938496" calcext:value-type="float">
            <text:p>893849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952" calcext:value-type="float">
            <text:p>19952</text:p>
          </table:table-cell>
          <table:table-cell office:value-type="float" office:value="8958448" calcext:value-type="float">
            <text:p>89584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952" calcext:value-type="float">
            <text:p>19952</text:p>
          </table:table-cell>
          <table:table-cell office:value-type="float" office:value="8978400" calcext:value-type="float">
            <text:p>89784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952" calcext:value-type="float">
            <text:p>19952</text:p>
          </table:table-cell>
          <table:table-cell office:value-type="float" office:value="8998352" calcext:value-type="float">
            <text:p>899835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9952" calcext:value-type="float">
            <text:p>19952</text:p>
          </table:table-cell>
          <table:table-cell office:value-type="float" office:value="9018304" calcext:value-type="float">
            <text:p>901830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9952" calcext:value-type="float">
            <text:p>19952</text:p>
          </table:table-cell>
          <table:table-cell office:value-type="float" office:value="9038256" calcext:value-type="float">
            <text:p>903825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9952" calcext:value-type="float">
            <text:p>19952</text:p>
          </table:table-cell>
          <table:table-cell office:value-type="float" office:value="9058208" calcext:value-type="float">
            <text:p>905820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9952" calcext:value-type="float">
            <text:p>19952</text:p>
          </table:table-cell>
          <table:table-cell office:value-type="float" office:value="9078160" calcext:value-type="float">
            <text:p>907816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952" calcext:value-type="float">
            <text:p>19952</text:p>
          </table:table-cell>
          <table:table-cell office:value-type="float" office:value="9098112" calcext:value-type="float">
            <text:p>909811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952" calcext:value-type="float">
            <text:p>19952</text:p>
          </table:table-cell>
          <table:table-cell office:value-type="float" office:value="9118064" calcext:value-type="float">
            <text:p>911806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952" calcext:value-type="float">
            <text:p>19952</text:p>
          </table:table-cell>
          <table:table-cell office:value-type="float" office:value="9138016" calcext:value-type="float">
            <text:p>91380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952" calcext:value-type="float">
            <text:p>19952</text:p>
          </table:table-cell>
          <table:table-cell office:value-type="float" office:value="9157968" calcext:value-type="float">
            <text:p>915796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952" calcext:value-type="float">
            <text:p>19952</text:p>
          </table:table-cell>
          <table:table-cell office:value-type="float" office:value="9177920" calcext:value-type="float">
            <text:p>91779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952" calcext:value-type="float">
            <text:p>19952</text:p>
          </table:table-cell>
          <table:table-cell office:value-type="float" office:value="9197872" calcext:value-type="float">
            <text:p>919787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9952" calcext:value-type="float">
            <text:p>19952</text:p>
          </table:table-cell>
          <table:table-cell office:value-type="float" office:value="9217824" calcext:value-type="float">
            <text:p>921782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9952" calcext:value-type="float">
            <text:p>19952</text:p>
          </table:table-cell>
          <table:table-cell office:value-type="float" office:value="9237776" calcext:value-type="float">
            <text:p>923777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9952" calcext:value-type="float">
            <text:p>19952</text:p>
          </table:table-cell>
          <table:table-cell office:value-type="float" office:value="9257728" calcext:value-type="float">
            <text:p>925772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9952" calcext:value-type="float">
            <text:p>19952</text:p>
          </table:table-cell>
          <table:table-cell office:value-type="float" office:value="9277680" calcext:value-type="float">
            <text:p>927768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9952" calcext:value-type="float">
            <text:p>19952</text:p>
          </table:table-cell>
          <table:table-cell office:value-type="float" office:value="9297632" calcext:value-type="float">
            <text:p>929763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952" calcext:value-type="float">
            <text:p>19952</text:p>
          </table:table-cell>
          <table:table-cell office:value-type="float" office:value="9317584" calcext:value-type="float">
            <text:p>931758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952" calcext:value-type="float">
            <text:p>19952</text:p>
          </table:table-cell>
          <table:table-cell office:value-type="float" office:value="9337536" calcext:value-type="float">
            <text:p>933753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9952" calcext:value-type="float">
            <text:p>19952</text:p>
          </table:table-cell>
          <table:table-cell office:value-type="float" office:value="9357488" calcext:value-type="float">
            <text:p>935748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9952" calcext:value-type="float">
            <text:p>19952</text:p>
          </table:table-cell>
          <table:table-cell office:value-type="float" office:value="9377440" calcext:value-type="float">
            <text:p>937744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952" calcext:value-type="float">
            <text:p>19952</text:p>
          </table:table-cell>
          <table:table-cell office:value-type="float" office:value="9397392" calcext:value-type="float">
            <text:p>939739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952" calcext:value-type="float">
            <text:p>19952</text:p>
          </table:table-cell>
          <table:table-cell office:value-type="float" office:value="9417344" calcext:value-type="float">
            <text:p>941734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9952" calcext:value-type="float">
            <text:p>19952</text:p>
          </table:table-cell>
          <table:table-cell office:value-type="float" office:value="9437296" calcext:value-type="float">
            <text:p>943729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952" calcext:value-type="float">
            <text:p>19952</text:p>
          </table:table-cell>
          <table:table-cell office:value-type="float" office:value="9457248" calcext:value-type="float">
            <text:p>945724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952" calcext:value-type="float">
            <text:p>19952</text:p>
          </table:table-cell>
          <table:table-cell office:value-type="float" office:value="9477200" calcext:value-type="float">
            <text:p>94772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952" calcext:value-type="float">
            <text:p>19952</text:p>
          </table:table-cell>
          <table:table-cell office:value-type="float" office:value="9497152" calcext:value-type="float">
            <text:p>94971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952" calcext:value-type="float">
            <text:p>19952</text:p>
          </table:table-cell>
          <table:table-cell office:value-type="float" office:value="9517104" calcext:value-type="float">
            <text:p>95171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9952" calcext:value-type="float">
            <text:p>19952</text:p>
          </table:table-cell>
          <table:table-cell office:value-type="float" office:value="9537056" calcext:value-type="float">
            <text:p>953705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9952" calcext:value-type="float">
            <text:p>19952</text:p>
          </table:table-cell>
          <table:table-cell office:value-type="float" office:value="9557008" calcext:value-type="float">
            <text:p>955700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9952" calcext:value-type="float">
            <text:p>19952</text:p>
          </table:table-cell>
          <table:table-cell office:value-type="float" office:value="9576960" calcext:value-type="float">
            <text:p>957696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952" calcext:value-type="float">
            <text:p>19952</text:p>
          </table:table-cell>
          <table:table-cell office:value-type="float" office:value="9596912" calcext:value-type="float">
            <text:p>959691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9952" calcext:value-type="float">
            <text:p>19952</text:p>
          </table:table-cell>
          <table:table-cell office:value-type="float" office:value="9616864" calcext:value-type="float">
            <text:p>961686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952" calcext:value-type="float">
            <text:p>19952</text:p>
          </table:table-cell>
          <table:table-cell office:value-type="float" office:value="9636816" calcext:value-type="float">
            <text:p>96368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9952" calcext:value-type="float">
            <text:p>19952</text:p>
          </table:table-cell>
          <table:table-cell office:value-type="float" office:value="9656768" calcext:value-type="float">
            <text:p>965676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9952" calcext:value-type="float">
            <text:p>19952</text:p>
          </table:table-cell>
          <table:table-cell office:value-type="float" office:value="9676720" calcext:value-type="float">
            <text:p>96767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952" calcext:value-type="float">
            <text:p>19952</text:p>
          </table:table-cell>
          <table:table-cell office:value-type="float" office:value="9696672" calcext:value-type="float">
            <text:p>969667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9952" calcext:value-type="float">
            <text:p>19952</text:p>
          </table:table-cell>
          <table:table-cell office:value-type="float" office:value="9716624" calcext:value-type="float">
            <text:p>971662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9952" calcext:value-type="float">
            <text:p>19952</text:p>
          </table:table-cell>
          <table:table-cell office:value-type="float" office:value="9736576" calcext:value-type="float">
            <text:p>973657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9952" calcext:value-type="float">
            <text:p>19952</text:p>
          </table:table-cell>
          <table:table-cell office:value-type="float" office:value="9756528" calcext:value-type="float">
            <text:p>975652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9952" calcext:value-type="float">
            <text:p>19952</text:p>
          </table:table-cell>
          <table:table-cell office:value-type="float" office:value="9776480" calcext:value-type="float">
            <text:p>977648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952" calcext:value-type="float">
            <text:p>19952</text:p>
          </table:table-cell>
          <table:table-cell office:value-type="float" office:value="9796432" calcext:value-type="float">
            <text:p>97964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52" calcext:value-type="float">
            <text:p>19952</text:p>
          </table:table-cell>
          <table:table-cell office:value-type="float" office:value="9816384" calcext:value-type="float">
            <text:p>981638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952" calcext:value-type="float">
            <text:p>19952</text:p>
          </table:table-cell>
          <table:table-cell office:value-type="float" office:value="9836336" calcext:value-type="float">
            <text:p>983633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952" calcext:value-type="float">
            <text:p>19952</text:p>
          </table:table-cell>
          <table:table-cell office:value-type="float" office:value="9856288" calcext:value-type="float">
            <text:p>985628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52" calcext:value-type="float">
            <text:p>19952</text:p>
          </table:table-cell>
          <table:table-cell office:value-type="float" office:value="9876240" calcext:value-type="float">
            <text:p>987624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9952" calcext:value-type="float">
            <text:p>19952</text:p>
          </table:table-cell>
          <table:table-cell office:value-type="float" office:value="9896192" calcext:value-type="float">
            <text:p>989619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9952" calcext:value-type="float">
            <text:p>19952</text:p>
          </table:table-cell>
          <table:table-cell office:value-type="float" office:value="9916144" calcext:value-type="float">
            <text:p>991614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952" calcext:value-type="float">
            <text:p>19952</text:p>
          </table:table-cell>
          <table:table-cell office:value-type="float" office:value="9936096" calcext:value-type="float">
            <text:p>993609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9952" calcext:value-type="float">
            <text:p>19952</text:p>
          </table:table-cell>
          <table:table-cell office:value-type="float" office:value="9956048" calcext:value-type="float">
            <text:p>995604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9952" calcext:value-type="float">
            <text:p>19952</text:p>
          </table:table-cell>
          <table:table-cell office:value-type="float" office:value="9976000" calcext:value-type="float">
            <text:p>9976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952" calcext:value-type="float">
            <text:p>19952</text:p>
          </table:table-cell>
          <table:table-cell office:value-type="float" office:value="9995952" calcext:value-type="float">
            <text:p>999595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9952" calcext:value-type="float">
            <text:p>19952</text:p>
          </table:table-cell>
          <table:table-cell office:value-type="float" office:value="10015904" calcext:value-type="float">
            <text:p>1001590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952" calcext:value-type="float">
            <text:p>19952</text:p>
          </table:table-cell>
          <table:table-cell office:value-type="float" office:value="10035856" calcext:value-type="float">
            <text:p>1003585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9952" calcext:value-type="float">
            <text:p>19952</text:p>
          </table:table-cell>
          <table:table-cell office:value-type="float" office:value="10055808" calcext:value-type="float">
            <text:p>1005580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952" calcext:value-type="float">
            <text:p>19952</text:p>
          </table:table-cell>
          <table:table-cell office:value-type="float" office:value="10075760" calcext:value-type="float">
            <text:p>1007576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952" calcext:value-type="float">
            <text:p>19952</text:p>
          </table:table-cell>
          <table:table-cell office:value-type="float" office:value="10095712" calcext:value-type="float">
            <text:p>1009571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952" calcext:value-type="float">
            <text:p>19952</text:p>
          </table:table-cell>
          <table:table-cell office:value-type="float" office:value="10115664" calcext:value-type="float">
            <text:p>1011566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952" calcext:value-type="float">
            <text:p>19952</text:p>
          </table:table-cell>
          <table:table-cell office:value-type="float" office:value="10135616" calcext:value-type="float">
            <text:p>101356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9952" calcext:value-type="float">
            <text:p>19952</text:p>
          </table:table-cell>
          <table:table-cell office:value-type="float" office:value="10155568" calcext:value-type="float">
            <text:p>1015556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952" calcext:value-type="float">
            <text:p>19952</text:p>
          </table:table-cell>
          <table:table-cell office:value-type="float" office:value="10175520" calcext:value-type="float">
            <text:p>1017552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952" calcext:value-type="float">
            <text:p>19952</text:p>
          </table:table-cell>
          <table:table-cell office:value-type="float" office:value="10195472" calcext:value-type="float">
            <text:p>1019547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952" calcext:value-type="float">
            <text:p>19952</text:p>
          </table:table-cell>
          <table:table-cell office:value-type="float" office:value="10215424" calcext:value-type="float">
            <text:p>102154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952" calcext:value-type="float">
            <text:p>19952</text:p>
          </table:table-cell>
          <table:table-cell office:value-type="float" office:value="10235376" calcext:value-type="float">
            <text:p>1023537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9952" calcext:value-type="float">
            <text:p>19952</text:p>
          </table:table-cell>
          <table:table-cell office:value-type="float" office:value="10255328" calcext:value-type="float">
            <text:p>1025532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952" calcext:value-type="float">
            <text:p>19952</text:p>
          </table:table-cell>
          <table:table-cell office:value-type="float" office:value="10275280" calcext:value-type="float">
            <text:p>1027528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952" calcext:value-type="float">
            <text:p>19952</text:p>
          </table:table-cell>
          <table:table-cell office:value-type="float" office:value="10295232" calcext:value-type="float">
            <text:p>1029523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952" calcext:value-type="float">
            <text:p>19952</text:p>
          </table:table-cell>
          <table:table-cell office:value-type="float" office:value="10315184" calcext:value-type="float">
            <text:p>1031518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9952" calcext:value-type="float">
            <text:p>19952</text:p>
          </table:table-cell>
          <table:table-cell office:value-type="float" office:value="10335136" calcext:value-type="float">
            <text:p>1033513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952" calcext:value-type="float">
            <text:p>19952</text:p>
          </table:table-cell>
          <table:table-cell office:value-type="float" office:value="10355088" calcext:value-type="float">
            <text:p>1035508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9952" calcext:value-type="float">
            <text:p>19952</text:p>
          </table:table-cell>
          <table:table-cell office:value-type="float" office:value="10375040" calcext:value-type="float">
            <text:p>1037504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952" calcext:value-type="float">
            <text:p>19952</text:p>
          </table:table-cell>
          <table:table-cell office:value-type="float" office:value="10394992" calcext:value-type="float">
            <text:p>1039499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9952" calcext:value-type="float">
            <text:p>19952</text:p>
          </table:table-cell>
          <table:table-cell office:value-type="float" office:value="10414944" calcext:value-type="float">
            <text:p>1041494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952" calcext:value-type="float">
            <text:p>19952</text:p>
          </table:table-cell>
          <table:table-cell office:value-type="float" office:value="10434896" calcext:value-type="float">
            <text:p>1043489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9952" calcext:value-type="float">
            <text:p>19952</text:p>
          </table:table-cell>
          <table:table-cell office:value-type="float" office:value="10454848" calcext:value-type="float">
            <text:p>1045484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9952" calcext:value-type="float">
            <text:p>19952</text:p>
          </table:table-cell>
          <table:table-cell office:value-type="float" office:value="10474800" calcext:value-type="float">
            <text:p>104748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9952" calcext:value-type="float">
            <text:p>19952</text:p>
          </table:table-cell>
          <table:table-cell office:value-type="float" office:value="10494752" calcext:value-type="float">
            <text:p>1049475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952" calcext:value-type="float">
            <text:p>19952</text:p>
          </table:table-cell>
          <table:table-cell office:value-type="float" office:value="10514704" calcext:value-type="float">
            <text:p>1051470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9952" calcext:value-type="float">
            <text:p>19952</text:p>
          </table:table-cell>
          <table:table-cell office:value-type="float" office:value="10534656" calcext:value-type="float">
            <text:p>1053465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952" calcext:value-type="float">
            <text:p>19952</text:p>
          </table:table-cell>
          <table:table-cell office:value-type="float" office:value="10554608" calcext:value-type="float">
            <text:p>1055460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952" calcext:value-type="float">
            <text:p>19952</text:p>
          </table:table-cell>
          <table:table-cell office:value-type="float" office:value="10574560" calcext:value-type="float">
            <text:p>1057456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952" calcext:value-type="float">
            <text:p>19952</text:p>
          </table:table-cell>
          <table:table-cell office:value-type="float" office:value="10594512" calcext:value-type="float">
            <text:p>1059451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952" calcext:value-type="float">
            <text:p>19952</text:p>
          </table:table-cell>
          <table:table-cell office:value-type="float" office:value="10614464" calcext:value-type="float">
            <text:p>1061446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9952" calcext:value-type="float">
            <text:p>19952</text:p>
          </table:table-cell>
          <table:table-cell office:value-type="float" office:value="10634416" calcext:value-type="float">
            <text:p>106344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9952" calcext:value-type="float">
            <text:p>19952</text:p>
          </table:table-cell>
          <table:table-cell office:value-type="float" office:value="10654368" calcext:value-type="float">
            <text:p>1065436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952" calcext:value-type="float">
            <text:p>19952</text:p>
          </table:table-cell>
          <table:table-cell office:value-type="float" office:value="10674320" calcext:value-type="float">
            <text:p>1067432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9952" calcext:value-type="float">
            <text:p>19952</text:p>
          </table:table-cell>
          <table:table-cell office:value-type="float" office:value="10694272" calcext:value-type="float">
            <text:p>1069427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952" calcext:value-type="float">
            <text:p>19952</text:p>
          </table:table-cell>
          <table:table-cell office:value-type="float" office:value="10714224" calcext:value-type="float">
            <text:p>1071422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952" calcext:value-type="float">
            <text:p>19952</text:p>
          </table:table-cell>
          <table:table-cell office:value-type="float" office:value="10734176" calcext:value-type="float">
            <text:p>1073417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9952" calcext:value-type="float">
            <text:p>19952</text:p>
          </table:table-cell>
          <table:table-cell office:value-type="float" office:value="10754128" calcext:value-type="float">
            <text:p>107541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9952" calcext:value-type="float">
            <text:p>19952</text:p>
          </table:table-cell>
          <table:table-cell office:value-type="float" office:value="10774080" calcext:value-type="float">
            <text:p>1077408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952" calcext:value-type="float">
            <text:p>19952</text:p>
          </table:table-cell>
          <table:table-cell office:value-type="float" office:value="10794032" calcext:value-type="float">
            <text:p>1079403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9952" calcext:value-type="float">
            <text:p>19952</text:p>
          </table:table-cell>
          <table:table-cell office:value-type="float" office:value="10813984" calcext:value-type="float">
            <text:p>1081398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9952" calcext:value-type="float">
            <text:p>19952</text:p>
          </table:table-cell>
          <table:table-cell office:value-type="float" office:value="10833936" calcext:value-type="float">
            <text:p>1083393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9952" calcext:value-type="float">
            <text:p>19952</text:p>
          </table:table-cell>
          <table:table-cell office:value-type="float" office:value="10853888" calcext:value-type="float">
            <text:p>1085388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952" calcext:value-type="float">
            <text:p>19952</text:p>
          </table:table-cell>
          <table:table-cell office:value-type="float" office:value="10873840" calcext:value-type="float">
            <text:p>1087384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9952" calcext:value-type="float">
            <text:p>19952</text:p>
          </table:table-cell>
          <table:table-cell office:value-type="float" office:value="10893792" calcext:value-type="float">
            <text:p>1089379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9952" calcext:value-type="float">
            <text:p>19952</text:p>
          </table:table-cell>
          <table:table-cell office:value-type="float" office:value="10913744" calcext:value-type="float">
            <text:p>1091374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9952" calcext:value-type="float">
            <text:p>19952</text:p>
          </table:table-cell>
          <table:table-cell office:value-type="float" office:value="10933696" calcext:value-type="float">
            <text:p>1093369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9952" calcext:value-type="float">
            <text:p>19952</text:p>
          </table:table-cell>
          <table:table-cell office:value-type="float" office:value="10953648" calcext:value-type="float">
            <text:p>109536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9952" calcext:value-type="float">
            <text:p>19952</text:p>
          </table:table-cell>
          <table:table-cell office:value-type="float" office:value="10973600" calcext:value-type="float">
            <text:p>109736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952" calcext:value-type="float">
            <text:p>19952</text:p>
          </table:table-cell>
          <table:table-cell office:value-type="float" office:value="10993552" calcext:value-type="float">
            <text:p>1099355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9952" calcext:value-type="float">
            <text:p>19952</text:p>
          </table:table-cell>
          <table:table-cell office:value-type="float" office:value="11013504" calcext:value-type="float">
            <text:p>1101350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952" calcext:value-type="float">
            <text:p>19952</text:p>
          </table:table-cell>
          <table:table-cell office:value-type="float" office:value="11033456" calcext:value-type="float">
            <text:p>1103345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952" calcext:value-type="float">
            <text:p>19952</text:p>
          </table:table-cell>
          <table:table-cell office:value-type="float" office:value="11053408" calcext:value-type="float">
            <text:p>1105340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952" calcext:value-type="float">
            <text:p>19952</text:p>
          </table:table-cell>
          <table:table-cell office:value-type="float" office:value="11073360" calcext:value-type="float">
            <text:p>1107336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952" calcext:value-type="float">
            <text:p>19952</text:p>
          </table:table-cell>
          <table:table-cell office:value-type="float" office:value="11093312" calcext:value-type="float">
            <text:p>1109331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9952" calcext:value-type="float">
            <text:p>19952</text:p>
          </table:table-cell>
          <table:table-cell office:value-type="float" office:value="11113264" calcext:value-type="float">
            <text:p>1111326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9952" calcext:value-type="float">
            <text:p>19952</text:p>
          </table:table-cell>
          <table:table-cell office:value-type="float" office:value="11133216" calcext:value-type="float">
            <text:p>111332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9952" calcext:value-type="float">
            <text:p>19952</text:p>
          </table:table-cell>
          <table:table-cell office:value-type="float" office:value="11153168" calcext:value-type="float">
            <text:p>1115316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952" calcext:value-type="float">
            <text:p>19952</text:p>
          </table:table-cell>
          <table:table-cell office:value-type="float" office:value="11173120" calcext:value-type="float">
            <text:p>1117312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952" calcext:value-type="float">
            <text:p>19952</text:p>
          </table:table-cell>
          <table:table-cell office:value-type="float" office:value="11193072" calcext:value-type="float">
            <text:p>1119307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952" calcext:value-type="float">
            <text:p>19952</text:p>
          </table:table-cell>
          <table:table-cell office:value-type="float" office:value="11213024" calcext:value-type="float">
            <text:p>1121302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9952" calcext:value-type="float">
            <text:p>19952</text:p>
          </table:table-cell>
          <table:table-cell office:value-type="float" office:value="11232976" calcext:value-type="float">
            <text:p>1123297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9952" calcext:value-type="float">
            <text:p>19952</text:p>
          </table:table-cell>
          <table:table-cell office:value-type="float" office:value="11252928" calcext:value-type="float">
            <text:p>1125292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9952" calcext:value-type="float">
            <text:p>19952</text:p>
          </table:table-cell>
          <table:table-cell office:value-type="float" office:value="11272880" calcext:value-type="float">
            <text:p>1127288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9952" calcext:value-type="float">
            <text:p>19952</text:p>
          </table:table-cell>
          <table:table-cell office:value-type="float" office:value="11292832" calcext:value-type="float">
            <text:p>1129283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952" calcext:value-type="float">
            <text:p>19952</text:p>
          </table:table-cell>
          <table:table-cell office:value-type="float" office:value="11312784" calcext:value-type="float">
            <text:p>1131278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9952" calcext:value-type="float">
            <text:p>19952</text:p>
          </table:table-cell>
          <table:table-cell office:value-type="float" office:value="11332736" calcext:value-type="float">
            <text:p>1133273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952" calcext:value-type="float">
            <text:p>19952</text:p>
          </table:table-cell>
          <table:table-cell office:value-type="float" office:value="11352688" calcext:value-type="float">
            <text:p>1135268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9952" calcext:value-type="float">
            <text:p>19952</text:p>
          </table:table-cell>
          <table:table-cell office:value-type="float" office:value="11372640" calcext:value-type="float">
            <text:p>1137264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952" calcext:value-type="float">
            <text:p>19952</text:p>
          </table:table-cell>
          <table:table-cell office:value-type="float" office:value="11392592" calcext:value-type="float">
            <text:p>1139259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9952" calcext:value-type="float">
            <text:p>19952</text:p>
          </table:table-cell>
          <table:table-cell office:value-type="float" office:value="11412544" calcext:value-type="float">
            <text:p>1141254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952" calcext:value-type="float">
            <text:p>19952</text:p>
          </table:table-cell>
          <table:table-cell office:value-type="float" office:value="11432496" calcext:value-type="float">
            <text:p>1143249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9952" calcext:value-type="float">
            <text:p>19952</text:p>
          </table:table-cell>
          <table:table-cell office:value-type="float" office:value="11452448" calcext:value-type="float">
            <text:p>1145244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952" calcext:value-type="float">
            <text:p>19952</text:p>
          </table:table-cell>
          <table:table-cell office:value-type="float" office:value="11472400" calcext:value-type="float">
            <text:p>114724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9952" calcext:value-type="float">
            <text:p>19952</text:p>
          </table:table-cell>
          <table:table-cell office:value-type="float" office:value="11492352" calcext:value-type="float">
            <text:p>1149235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952" calcext:value-type="float">
            <text:p>19952</text:p>
          </table:table-cell>
          <table:table-cell office:value-type="float" office:value="11512304" calcext:value-type="float">
            <text:p>1151230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9952" calcext:value-type="float">
            <text:p>19952</text:p>
          </table:table-cell>
          <table:table-cell office:value-type="float" office:value="11532256" calcext:value-type="float">
            <text:p>1153225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9952" calcext:value-type="float">
            <text:p>19952</text:p>
          </table:table-cell>
          <table:table-cell office:value-type="float" office:value="11552208" calcext:value-type="float">
            <text:p>1155220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9952" calcext:value-type="float">
            <text:p>19952</text:p>
          </table:table-cell>
          <table:table-cell office:value-type="float" office:value="11572160" calcext:value-type="float">
            <text:p>1157216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952" calcext:value-type="float">
            <text:p>19952</text:p>
          </table:table-cell>
          <table:table-cell office:value-type="float" office:value="11592112" calcext:value-type="float">
            <text:p>1159211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9952" calcext:value-type="float">
            <text:p>19952</text:p>
          </table:table-cell>
          <table:table-cell office:value-type="float" office:value="11612064" calcext:value-type="float">
            <text:p>1161206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9952" calcext:value-type="float">
            <text:p>19952</text:p>
          </table:table-cell>
          <table:table-cell office:value-type="float" office:value="11632016" calcext:value-type="float">
            <text:p>1163201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9952" calcext:value-type="float">
            <text:p>19952</text:p>
          </table:table-cell>
          <table:table-cell office:value-type="float" office:value="11651968" calcext:value-type="float">
            <text:p>1165196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9952" calcext:value-type="float">
            <text:p>19952</text:p>
          </table:table-cell>
          <table:table-cell office:value-type="float" office:value="11671920" calcext:value-type="float">
            <text:p>1167192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952" calcext:value-type="float">
            <text:p>19952</text:p>
          </table:table-cell>
          <table:table-cell office:value-type="float" office:value="11691872" calcext:value-type="float">
            <text:p>1169187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952" calcext:value-type="float">
            <text:p>19952</text:p>
          </table:table-cell>
          <table:table-cell office:value-type="float" office:value="11711824" calcext:value-type="float">
            <text:p>1171182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952" calcext:value-type="float">
            <text:p>19952</text:p>
          </table:table-cell>
          <table:table-cell office:value-type="float" office:value="11731776" calcext:value-type="float">
            <text:p>1173177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9952" calcext:value-type="float">
            <text:p>19952</text:p>
          </table:table-cell>
          <table:table-cell office:value-type="float" office:value="11751728" calcext:value-type="float">
            <text:p>1175172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952" calcext:value-type="float">
            <text:p>19952</text:p>
          </table:table-cell>
          <table:table-cell office:value-type="float" office:value="11771680" calcext:value-type="float">
            <text:p>1177168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9952" calcext:value-type="float">
            <text:p>19952</text:p>
          </table:table-cell>
          <table:table-cell office:value-type="float" office:value="11791632" calcext:value-type="float">
            <text:p>1179163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9952" calcext:value-type="float">
            <text:p>19952</text:p>
          </table:table-cell>
          <table:table-cell office:value-type="float" office:value="11811584" calcext:value-type="float">
            <text:p>1181158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9952" calcext:value-type="float">
            <text:p>19952</text:p>
          </table:table-cell>
          <table:table-cell office:value-type="float" office:value="11831536" calcext:value-type="float">
            <text:p>1183153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9952" calcext:value-type="float">
            <text:p>19952</text:p>
          </table:table-cell>
          <table:table-cell office:value-type="float" office:value="11851488" calcext:value-type="float">
            <text:p>1185148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952" calcext:value-type="float">
            <text:p>19952</text:p>
          </table:table-cell>
          <table:table-cell office:value-type="float" office:value="11871440" calcext:value-type="float">
            <text:p>1187144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9952" calcext:value-type="float">
            <text:p>19952</text:p>
          </table:table-cell>
          <table:table-cell office:value-type="float" office:value="11891392" calcext:value-type="float">
            <text:p>1189139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952" calcext:value-type="float">
            <text:p>19952</text:p>
          </table:table-cell>
          <table:table-cell office:value-type="float" office:value="11911344" calcext:value-type="float">
            <text:p>1191134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952" calcext:value-type="float">
            <text:p>19952</text:p>
          </table:table-cell>
          <table:table-cell office:value-type="float" office:value="11931296" calcext:value-type="float">
            <text:p>1193129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9952" calcext:value-type="float">
            <text:p>19952</text:p>
          </table:table-cell>
          <table:table-cell office:value-type="float" office:value="11951248" calcext:value-type="float">
            <text:p>1195124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952" calcext:value-type="float">
            <text:p>19952</text:p>
          </table:table-cell>
          <table:table-cell office:value-type="float" office:value="11971200" calcext:value-type="float">
            <text:p>119712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952" calcext:value-type="float">
            <text:p>19952</text:p>
          </table:table-cell>
          <table:table-cell office:value-type="float" office:value="11991152" calcext:value-type="float">
            <text:p>1199115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952" calcext:value-type="float">
            <text:p>19952</text:p>
          </table:table-cell>
          <table:table-cell office:value-type="float" office:value="12011104" calcext:value-type="float">
            <text:p>1201110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9952" calcext:value-type="float">
            <text:p>19952</text:p>
          </table:table-cell>
          <table:table-cell office:value-type="float" office:value="12031056" calcext:value-type="float">
            <text:p>1203105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9952" calcext:value-type="float">
            <text:p>19952</text:p>
          </table:table-cell>
          <table:table-cell office:value-type="float" office:value="12051008" calcext:value-type="float">
            <text:p>1205100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952" calcext:value-type="float">
            <text:p>19952</text:p>
          </table:table-cell>
          <table:table-cell office:value-type="float" office:value="12070960" calcext:value-type="float">
            <text:p>1207096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952" calcext:value-type="float">
            <text:p>19952</text:p>
          </table:table-cell>
          <table:table-cell office:value-type="float" office:value="12090912" calcext:value-type="float">
            <text:p>1209091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9952" calcext:value-type="float">
            <text:p>19952</text:p>
          </table:table-cell>
          <table:table-cell office:value-type="float" office:value="12110864" calcext:value-type="float">
            <text:p>1211086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9952" calcext:value-type="float">
            <text:p>19952</text:p>
          </table:table-cell>
          <table:table-cell office:value-type="float" office:value="12130816" calcext:value-type="float">
            <text:p>121308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9952" calcext:value-type="float">
            <text:p>19952</text:p>
          </table:table-cell>
          <table:table-cell office:value-type="float" office:value="12150768" calcext:value-type="float">
            <text:p>1215076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9952" calcext:value-type="float">
            <text:p>19952</text:p>
          </table:table-cell>
          <table:table-cell office:value-type="float" office:value="12170720" calcext:value-type="float">
            <text:p>121707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952" calcext:value-type="float">
            <text:p>19952</text:p>
          </table:table-cell>
          <table:table-cell office:value-type="float" office:value="12190672" calcext:value-type="float">
            <text:p>1219067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952" calcext:value-type="float">
            <text:p>19952</text:p>
          </table:table-cell>
          <table:table-cell office:value-type="float" office:value="12210624" calcext:value-type="float">
            <text:p>1221062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952" calcext:value-type="float">
            <text:p>19952</text:p>
          </table:table-cell>
          <table:table-cell office:value-type="float" office:value="12230576" calcext:value-type="float">
            <text:p>1223057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952" calcext:value-type="float">
            <text:p>19952</text:p>
          </table:table-cell>
          <table:table-cell office:value-type="float" office:value="12250528" calcext:value-type="float">
            <text:p>1225052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952" calcext:value-type="float">
            <text:p>19952</text:p>
          </table:table-cell>
          <table:table-cell office:value-type="float" office:value="12270480" calcext:value-type="float">
            <text:p>1227048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952" calcext:value-type="float">
            <text:p>19952</text:p>
          </table:table-cell>
          <table:table-cell office:value-type="float" office:value="12290432" calcext:value-type="float">
            <text:p>1229043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952" calcext:value-type="float">
            <text:p>19952</text:p>
          </table:table-cell>
          <table:table-cell office:value-type="float" office:value="12310384" calcext:value-type="float">
            <text:p>1231038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952" calcext:value-type="float">
            <text:p>19952</text:p>
          </table:table-cell>
          <table:table-cell office:value-type="float" office:value="12330336" calcext:value-type="float">
            <text:p>1233033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952" calcext:value-type="float">
            <text:p>19952</text:p>
          </table:table-cell>
          <table:table-cell office:value-type="float" office:value="12350288" calcext:value-type="float">
            <text:p>1235028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952" calcext:value-type="float">
            <text:p>19952</text:p>
          </table:table-cell>
          <table:table-cell office:value-type="float" office:value="12370240" calcext:value-type="float">
            <text:p>1237024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952" calcext:value-type="float">
            <text:p>19952</text:p>
          </table:table-cell>
          <table:table-cell office:value-type="float" office:value="12390192" calcext:value-type="float">
            <text:p>1239019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952" calcext:value-type="float">
            <text:p>19952</text:p>
          </table:table-cell>
          <table:table-cell office:value-type="float" office:value="12410144" calcext:value-type="float">
            <text:p>1241014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952" calcext:value-type="float">
            <text:p>19952</text:p>
          </table:table-cell>
          <table:table-cell office:value-type="float" office:value="12430096" calcext:value-type="float">
            <text:p>1243009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952" calcext:value-type="float">
            <text:p>19952</text:p>
          </table:table-cell>
          <table:table-cell office:value-type="float" office:value="12450048" calcext:value-type="float">
            <text:p>1245004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952" calcext:value-type="float">
            <text:p>19952</text:p>
          </table:table-cell>
          <table:table-cell office:value-type="float" office:value="12470000" calcext:value-type="float">
            <text:p>12470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9952" calcext:value-type="float">
            <text:p>19952</text:p>
          </table:table-cell>
          <table:table-cell office:value-type="float" office:value="12489952" calcext:value-type="float">
            <text:p>1248995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9952" calcext:value-type="float">
            <text:p>19952</text:p>
          </table:table-cell>
          <table:table-cell office:value-type="float" office:value="12509904" calcext:value-type="float">
            <text:p>1250990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9952" calcext:value-type="float">
            <text:p>19952</text:p>
          </table:table-cell>
          <table:table-cell office:value-type="float" office:value="12529856" calcext:value-type="float">
            <text:p>1252985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952" calcext:value-type="float">
            <text:p>19952</text:p>
          </table:table-cell>
          <table:table-cell office:value-type="float" office:value="12549808" calcext:value-type="float">
            <text:p>1254980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952" calcext:value-type="float">
            <text:p>19952</text:p>
          </table:table-cell>
          <table:table-cell office:value-type="float" office:value="12569760" calcext:value-type="float">
            <text:p>1256976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952" calcext:value-type="float">
            <text:p>19952</text:p>
          </table:table-cell>
          <table:table-cell office:value-type="float" office:value="12589712" calcext:value-type="float">
            <text:p>1258971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9952" calcext:value-type="float">
            <text:p>19952</text:p>
          </table:table-cell>
          <table:table-cell office:value-type="float" office:value="12609664" calcext:value-type="float">
            <text:p>1260966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9952" calcext:value-type="float">
            <text:p>19952</text:p>
          </table:table-cell>
          <table:table-cell office:value-type="float" office:value="12629616" calcext:value-type="float">
            <text:p>126296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9952" calcext:value-type="float">
            <text:p>19952</text:p>
          </table:table-cell>
          <table:table-cell office:value-type="float" office:value="12649568" calcext:value-type="float">
            <text:p>1264956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952" calcext:value-type="float">
            <text:p>19952</text:p>
          </table:table-cell>
          <table:table-cell office:value-type="float" office:value="12669520" calcext:value-type="float">
            <text:p>1266952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952" calcext:value-type="float">
            <text:p>19952</text:p>
          </table:table-cell>
          <table:table-cell office:value-type="float" office:value="12689472" calcext:value-type="float">
            <text:p>1268947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9952" calcext:value-type="float">
            <text:p>19952</text:p>
          </table:table-cell>
          <table:table-cell office:value-type="float" office:value="12709424" calcext:value-type="float">
            <text:p>1270942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952" calcext:value-type="float">
            <text:p>19952</text:p>
          </table:table-cell>
          <table:table-cell office:value-type="float" office:value="12729376" calcext:value-type="float">
            <text:p>1272937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9952" calcext:value-type="float">
            <text:p>19952</text:p>
          </table:table-cell>
          <table:table-cell office:value-type="float" office:value="12749328" calcext:value-type="float">
            <text:p>1274932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952" calcext:value-type="float">
            <text:p>19952</text:p>
          </table:table-cell>
          <table:table-cell office:value-type="float" office:value="12769280" calcext:value-type="float">
            <text:p>1276928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952" calcext:value-type="float">
            <text:p>19952</text:p>
          </table:table-cell>
          <table:table-cell office:value-type="float" office:value="12789232" calcext:value-type="float">
            <text:p>1278923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9952" calcext:value-type="float">
            <text:p>19952</text:p>
          </table:table-cell>
          <table:table-cell office:value-type="float" office:value="12809184" calcext:value-type="float">
            <text:p>1280918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9952" calcext:value-type="float">
            <text:p>19952</text:p>
          </table:table-cell>
          <table:table-cell office:value-type="float" office:value="12829136" calcext:value-type="float">
            <text:p>1282913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952" calcext:value-type="float">
            <text:p>19952</text:p>
          </table:table-cell>
          <table:table-cell office:value-type="float" office:value="12849088" calcext:value-type="float">
            <text:p>1284908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952" calcext:value-type="float">
            <text:p>19952</text:p>
          </table:table-cell>
          <table:table-cell office:value-type="float" office:value="12869040" calcext:value-type="float">
            <text:p>1286904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952" calcext:value-type="float">
            <text:p>19952</text:p>
          </table:table-cell>
          <table:table-cell office:value-type="float" office:value="12888992" calcext:value-type="float">
            <text:p>1288899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952" calcext:value-type="float">
            <text:p>19952</text:p>
          </table:table-cell>
          <table:table-cell office:value-type="float" office:value="12908944" calcext:value-type="float">
            <text:p>1290894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952" calcext:value-type="float">
            <text:p>19952</text:p>
          </table:table-cell>
          <table:table-cell office:value-type="float" office:value="12928896" calcext:value-type="float">
            <text:p>1292889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952" calcext:value-type="float">
            <text:p>19952</text:p>
          </table:table-cell>
          <table:table-cell office:value-type="float" office:value="12948848" calcext:value-type="float">
            <text:p>1294884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952" calcext:value-type="float">
            <text:p>19952</text:p>
          </table:table-cell>
          <table:table-cell office:value-type="float" office:value="12968800" calcext:value-type="float">
            <text:p>129688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952" calcext:value-type="float">
            <text:p>19952</text:p>
          </table:table-cell>
          <table:table-cell office:value-type="float" office:value="12988752" calcext:value-type="float">
            <text:p>1298875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9952" calcext:value-type="float">
            <text:p>19952</text:p>
          </table:table-cell>
          <table:table-cell office:value-type="float" office:value="13008704" calcext:value-type="float">
            <text:p>1300870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9952" calcext:value-type="float">
            <text:p>19952</text:p>
          </table:table-cell>
          <table:table-cell office:value-type="float" office:value="13028656" calcext:value-type="float">
            <text:p>1302865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9952" calcext:value-type="float">
            <text:p>19952</text:p>
          </table:table-cell>
          <table:table-cell office:value-type="float" office:value="13048608" calcext:value-type="float">
            <text:p>1304860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952" calcext:value-type="float">
            <text:p>19952</text:p>
          </table:table-cell>
          <table:table-cell office:value-type="float" office:value="13068560" calcext:value-type="float">
            <text:p>1306856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9952" calcext:value-type="float">
            <text:p>19952</text:p>
          </table:table-cell>
          <table:table-cell office:value-type="float" office:value="13088512" calcext:value-type="float">
            <text:p>130885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9952" calcext:value-type="float">
            <text:p>19952</text:p>
          </table:table-cell>
          <table:table-cell office:value-type="float" office:value="13108464" calcext:value-type="float">
            <text:p>1310846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9952" calcext:value-type="float">
            <text:p>19952</text:p>
          </table:table-cell>
          <table:table-cell office:value-type="float" office:value="13128416" calcext:value-type="float">
            <text:p>131284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9952" calcext:value-type="float">
            <text:p>19952</text:p>
          </table:table-cell>
          <table:table-cell office:value-type="float" office:value="13148368" calcext:value-type="float">
            <text:p>1314836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9952" calcext:value-type="float">
            <text:p>19952</text:p>
          </table:table-cell>
          <table:table-cell office:value-type="float" office:value="13168320" calcext:value-type="float">
            <text:p>1316832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952" calcext:value-type="float">
            <text:p>19952</text:p>
          </table:table-cell>
          <table:table-cell office:value-type="float" office:value="13188272" calcext:value-type="float">
            <text:p>1318827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9952" calcext:value-type="float">
            <text:p>19952</text:p>
          </table:table-cell>
          <table:table-cell office:value-type="float" office:value="13208224" calcext:value-type="float">
            <text:p>1320822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9952" calcext:value-type="float">
            <text:p>19952</text:p>
          </table:table-cell>
          <table:table-cell office:value-type="float" office:value="13228176" calcext:value-type="float">
            <text:p>1322817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9952" calcext:value-type="float">
            <text:p>19952</text:p>
          </table:table-cell>
          <table:table-cell office:value-type="float" office:value="13248128" calcext:value-type="float">
            <text:p>1324812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9952" calcext:value-type="float">
            <text:p>19952</text:p>
          </table:table-cell>
          <table:table-cell office:value-type="float" office:value="13268080" calcext:value-type="float">
            <text:p>1326808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9952" calcext:value-type="float">
            <text:p>19952</text:p>
          </table:table-cell>
          <table:table-cell office:value-type="float" office:value="13288032" calcext:value-type="float">
            <text:p>1328803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9952" calcext:value-type="float">
            <text:p>19952</text:p>
          </table:table-cell>
          <table:table-cell office:value-type="float" office:value="13307984" calcext:value-type="float">
            <text:p>1330798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9952" calcext:value-type="float">
            <text:p>19952</text:p>
          </table:table-cell>
          <table:table-cell office:value-type="float" office:value="13327936" calcext:value-type="float">
            <text:p>1332793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9952" calcext:value-type="float">
            <text:p>19952</text:p>
          </table:table-cell>
          <table:table-cell office:value-type="float" office:value="13347888" calcext:value-type="float">
            <text:p>1334788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9952" calcext:value-type="float">
            <text:p>19952</text:p>
          </table:table-cell>
          <table:table-cell office:value-type="float" office:value="13367840" calcext:value-type="float">
            <text:p>1336784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9952" calcext:value-type="float">
            <text:p>19952</text:p>
          </table:table-cell>
          <table:table-cell office:value-type="float" office:value="13387792" calcext:value-type="float">
            <text:p>1338779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9952" calcext:value-type="float">
            <text:p>19952</text:p>
          </table:table-cell>
          <table:table-cell office:value-type="float" office:value="13407744" calcext:value-type="float">
            <text:p>1340774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9952" calcext:value-type="float">
            <text:p>19952</text:p>
          </table:table-cell>
          <table:table-cell office:value-type="float" office:value="13427696" calcext:value-type="float">
            <text:p>1342769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9952" calcext:value-type="float">
            <text:p>19952</text:p>
          </table:table-cell>
          <table:table-cell office:value-type="float" office:value="13447648" calcext:value-type="float">
            <text:p>1344764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9952" calcext:value-type="float">
            <text:p>19952</text:p>
          </table:table-cell>
          <table:table-cell office:value-type="float" office:value="13467600" calcext:value-type="float">
            <text:p>134676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952" calcext:value-type="float">
            <text:p>19952</text:p>
          </table:table-cell>
          <table:table-cell office:value-type="float" office:value="13487552" calcext:value-type="float">
            <text:p>1348755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9952" calcext:value-type="float">
            <text:p>19952</text:p>
          </table:table-cell>
          <table:table-cell office:value-type="float" office:value="13507504" calcext:value-type="float">
            <text:p>1350750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9952" calcext:value-type="float">
            <text:p>19952</text:p>
          </table:table-cell>
          <table:table-cell office:value-type="float" office:value="13527456" calcext:value-type="float">
            <text:p>1352745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9952" calcext:value-type="float">
            <text:p>19952</text:p>
          </table:table-cell>
          <table:table-cell office:value-type="float" office:value="13547408" calcext:value-type="float">
            <text:p>1354740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9952" calcext:value-type="float">
            <text:p>19952</text:p>
          </table:table-cell>
          <table:table-cell office:value-type="float" office:value="13567360" calcext:value-type="float">
            <text:p>135673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952" calcext:value-type="float">
            <text:p>19952</text:p>
          </table:table-cell>
          <table:table-cell office:value-type="float" office:value="13587312" calcext:value-type="float">
            <text:p>135873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9952" calcext:value-type="float">
            <text:p>19952</text:p>
          </table:table-cell>
          <table:table-cell office:value-type="float" office:value="13607264" calcext:value-type="float">
            <text:p>1360726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9952" calcext:value-type="float">
            <text:p>19952</text:p>
          </table:table-cell>
          <table:table-cell office:value-type="float" office:value="13627216" calcext:value-type="float">
            <text:p>136272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9952" calcext:value-type="float">
            <text:p>19952</text:p>
          </table:table-cell>
          <table:table-cell office:value-type="float" office:value="13647168" calcext:value-type="float">
            <text:p>1364716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952" calcext:value-type="float">
            <text:p>19952</text:p>
          </table:table-cell>
          <table:table-cell office:value-type="float" office:value="13667120" calcext:value-type="float">
            <text:p>1366712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9952" calcext:value-type="float">
            <text:p>19952</text:p>
          </table:table-cell>
          <table:table-cell office:value-type="float" office:value="13687072" calcext:value-type="float">
            <text:p>1368707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9952" calcext:value-type="float">
            <text:p>19952</text:p>
          </table:table-cell>
          <table:table-cell office:value-type="float" office:value="13707024" calcext:value-type="float">
            <text:p>1370702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9952" calcext:value-type="float">
            <text:p>19952</text:p>
          </table:table-cell>
          <table:table-cell office:value-type="float" office:value="13726976" calcext:value-type="float">
            <text:p>1372697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9952" calcext:value-type="float">
            <text:p>19952</text:p>
          </table:table-cell>
          <table:table-cell office:value-type="float" office:value="13746928" calcext:value-type="float">
            <text:p>1374692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9952" calcext:value-type="float">
            <text:p>19952</text:p>
          </table:table-cell>
          <table:table-cell office:value-type="float" office:value="13766880" calcext:value-type="float">
            <text:p>1376688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952" calcext:value-type="float">
            <text:p>19952</text:p>
          </table:table-cell>
          <table:table-cell office:value-type="float" office:value="13786832" calcext:value-type="float">
            <text:p>1378683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9952" calcext:value-type="float">
            <text:p>19952</text:p>
          </table:table-cell>
          <table:table-cell office:value-type="float" office:value="13806784" calcext:value-type="float">
            <text:p>1380678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9952" calcext:value-type="float">
            <text:p>19952</text:p>
          </table:table-cell>
          <table:table-cell office:value-type="float" office:value="13826736" calcext:value-type="float">
            <text:p>1382673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9952" calcext:value-type="float">
            <text:p>19952</text:p>
          </table:table-cell>
          <table:table-cell office:value-type="float" office:value="13846688" calcext:value-type="float">
            <text:p>1384668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952" calcext:value-type="float">
            <text:p>19952</text:p>
          </table:table-cell>
          <table:table-cell office:value-type="float" office:value="13866640" calcext:value-type="float">
            <text:p>1386664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9952" calcext:value-type="float">
            <text:p>19952</text:p>
          </table:table-cell>
          <table:table-cell office:value-type="float" office:value="13886592" calcext:value-type="float">
            <text:p>1388659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9952" calcext:value-type="float">
            <text:p>19952</text:p>
          </table:table-cell>
          <table:table-cell office:value-type="float" office:value="13906544" calcext:value-type="float">
            <text:p>1390654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9952" calcext:value-type="float">
            <text:p>19952</text:p>
          </table:table-cell>
          <table:table-cell office:value-type="float" office:value="13926496" calcext:value-type="float">
            <text:p>1392649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9952" calcext:value-type="float">
            <text:p>19952</text:p>
          </table:table-cell>
          <table:table-cell office:value-type="float" office:value="13946448" calcext:value-type="float">
            <text:p>1394644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9952" calcext:value-type="float">
            <text:p>19952</text:p>
          </table:table-cell>
          <table:table-cell office:value-type="float" office:value="13966400" calcext:value-type="float">
            <text:p>139664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952" calcext:value-type="float">
            <text:p>19952</text:p>
          </table:table-cell>
          <table:table-cell office:value-type="float" office:value="13986352" calcext:value-type="float">
            <text:p>1398635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9952" calcext:value-type="float">
            <text:p>19952</text:p>
          </table:table-cell>
          <table:table-cell office:value-type="float" office:value="14006304" calcext:value-type="float">
            <text:p>1400630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9952" calcext:value-type="float">
            <text:p>19952</text:p>
          </table:table-cell>
          <table:table-cell office:value-type="float" office:value="14026256" calcext:value-type="float">
            <text:p>1402625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9952" calcext:value-type="float">
            <text:p>19952</text:p>
          </table:table-cell>
          <table:table-cell office:value-type="float" office:value="14046208" calcext:value-type="float">
            <text:p>1404620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9952" calcext:value-type="float">
            <text:p>19952</text:p>
          </table:table-cell>
          <table:table-cell office:value-type="float" office:value="14066160" calcext:value-type="float">
            <text:p>1406616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9952" calcext:value-type="float">
            <text:p>19952</text:p>
          </table:table-cell>
          <table:table-cell office:value-type="float" office:value="14086112" calcext:value-type="float">
            <text:p>1408611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9952" calcext:value-type="float">
            <text:p>19952</text:p>
          </table:table-cell>
          <table:table-cell office:value-type="float" office:value="14106064" calcext:value-type="float">
            <text:p>1410606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9952" calcext:value-type="float">
            <text:p>19952</text:p>
          </table:table-cell>
          <table:table-cell office:value-type="float" office:value="14126016" calcext:value-type="float">
            <text:p>141260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9952" calcext:value-type="float">
            <text:p>19952</text:p>
          </table:table-cell>
          <table:table-cell office:value-type="float" office:value="14145968" calcext:value-type="float">
            <text:p>1414596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9952" calcext:value-type="float">
            <text:p>19952</text:p>
          </table:table-cell>
          <table:table-cell office:value-type="float" office:value="14165920" calcext:value-type="float">
            <text:p>1416592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952" calcext:value-type="float">
            <text:p>19952</text:p>
          </table:table-cell>
          <table:table-cell office:value-type="float" office:value="14185872" calcext:value-type="float">
            <text:p>1418587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9952" calcext:value-type="float">
            <text:p>19952</text:p>
          </table:table-cell>
          <table:table-cell office:value-type="float" office:value="14205824" calcext:value-type="float">
            <text:p>1420582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9952" calcext:value-type="float">
            <text:p>19952</text:p>
          </table:table-cell>
          <table:table-cell office:value-type="float" office:value="14225776" calcext:value-type="float">
            <text:p>1422577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9952" calcext:value-type="float">
            <text:p>19952</text:p>
          </table:table-cell>
          <table:table-cell office:value-type="float" office:value="14245728" calcext:value-type="float">
            <text:p>1424572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952" calcext:value-type="float">
            <text:p>19952</text:p>
          </table:table-cell>
          <table:table-cell office:value-type="float" office:value="14265680" calcext:value-type="float">
            <text:p>1426568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9952" calcext:value-type="float">
            <text:p>19952</text:p>
          </table:table-cell>
          <table:table-cell office:value-type="float" office:value="14285632" calcext:value-type="float">
            <text:p>1428563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9952" calcext:value-type="float">
            <text:p>19952</text:p>
          </table:table-cell>
          <table:table-cell office:value-type="float" office:value="14305584" calcext:value-type="float">
            <text:p>1430558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9952" calcext:value-type="float">
            <text:p>19952</text:p>
          </table:table-cell>
          <table:table-cell office:value-type="float" office:value="14325536" calcext:value-type="float">
            <text:p>1432553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9952" calcext:value-type="float">
            <text:p>19952</text:p>
          </table:table-cell>
          <table:table-cell office:value-type="float" office:value="14345488" calcext:value-type="float">
            <text:p>1434548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9952" calcext:value-type="float">
            <text:p>19952</text:p>
          </table:table-cell>
          <table:table-cell office:value-type="float" office:value="14365440" calcext:value-type="float">
            <text:p>1436544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952" calcext:value-type="float">
            <text:p>19952</text:p>
          </table:table-cell>
          <table:table-cell office:value-type="float" office:value="14385392" calcext:value-type="float">
            <text:p>1438539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952" calcext:value-type="float">
            <text:p>19952</text:p>
          </table:table-cell>
          <table:table-cell office:value-type="float" office:value="14405344" calcext:value-type="float">
            <text:p>1440534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9952" calcext:value-type="float">
            <text:p>19952</text:p>
          </table:table-cell>
          <table:table-cell office:value-type="float" office:value="14425296" calcext:value-type="float">
            <text:p>1442529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9952" calcext:value-type="float">
            <text:p>19952</text:p>
          </table:table-cell>
          <table:table-cell office:value-type="float" office:value="14445248" calcext:value-type="float">
            <text:p>1444524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9952" calcext:value-type="float">
            <text:p>19952</text:p>
          </table:table-cell>
          <table:table-cell office:value-type="float" office:value="14465200" calcext:value-type="float">
            <text:p>144652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952" calcext:value-type="float">
            <text:p>19952</text:p>
          </table:table-cell>
          <table:table-cell office:value-type="float" office:value="14485152" calcext:value-type="float">
            <text:p>1448515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952" calcext:value-type="float">
            <text:p>19952</text:p>
          </table:table-cell>
          <table:table-cell office:value-type="float" office:value="14505104" calcext:value-type="float">
            <text:p>1450510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9952" calcext:value-type="float">
            <text:p>19952</text:p>
          </table:table-cell>
          <table:table-cell office:value-type="float" office:value="14525056" calcext:value-type="float">
            <text:p>1452505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9952" calcext:value-type="float">
            <text:p>19952</text:p>
          </table:table-cell>
          <table:table-cell office:value-type="float" office:value="14545008" calcext:value-type="float">
            <text:p>1454500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9952" calcext:value-type="float">
            <text:p>19952</text:p>
          </table:table-cell>
          <table:table-cell office:value-type="float" office:value="14564960" calcext:value-type="float">
            <text:p>1456496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9952" calcext:value-type="float">
            <text:p>19952</text:p>
          </table:table-cell>
          <table:table-cell office:value-type="float" office:value="14584912" calcext:value-type="float">
            <text:p>1458491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9952" calcext:value-type="float">
            <text:p>19952</text:p>
          </table:table-cell>
          <table:table-cell office:value-type="float" office:value="14604864" calcext:value-type="float">
            <text:p>1460486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952" calcext:value-type="float">
            <text:p>19952</text:p>
          </table:table-cell>
          <table:table-cell office:value-type="float" office:value="14624816" calcext:value-type="float">
            <text:p>146248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9952" calcext:value-type="float">
            <text:p>19952</text:p>
          </table:table-cell>
          <table:table-cell office:value-type="float" office:value="14644768" calcext:value-type="float">
            <text:p>1464476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9952" calcext:value-type="float">
            <text:p>19952</text:p>
          </table:table-cell>
          <table:table-cell office:value-type="float" office:value="14664720" calcext:value-type="float">
            <text:p>1466472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9952" calcext:value-type="float">
            <text:p>19952</text:p>
          </table:table-cell>
          <table:table-cell office:value-type="float" office:value="14684672" calcext:value-type="float">
            <text:p>1468467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9952" calcext:value-type="float">
            <text:p>19952</text:p>
          </table:table-cell>
          <table:table-cell office:value-type="float" office:value="14704624" calcext:value-type="float">
            <text:p>1470462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9952" calcext:value-type="float">
            <text:p>19952</text:p>
          </table:table-cell>
          <table:table-cell office:value-type="float" office:value="14724576" calcext:value-type="float">
            <text:p>1472457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9952" calcext:value-type="float">
            <text:p>19952</text:p>
          </table:table-cell>
          <table:table-cell office:value-type="float" office:value="14744528" calcext:value-type="float">
            <text:p>1474452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9952" calcext:value-type="float">
            <text:p>19952</text:p>
          </table:table-cell>
          <table:table-cell office:value-type="float" office:value="14764480" calcext:value-type="float">
            <text:p>1476448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952" calcext:value-type="float">
            <text:p>19952</text:p>
          </table:table-cell>
          <table:table-cell office:value-type="float" office:value="14784432" calcext:value-type="float">
            <text:p>1478443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9952" calcext:value-type="float">
            <text:p>19952</text:p>
          </table:table-cell>
          <table:table-cell office:value-type="float" office:value="14804384" calcext:value-type="float">
            <text:p>1480438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9952" calcext:value-type="float">
            <text:p>19952</text:p>
          </table:table-cell>
          <table:table-cell office:value-type="float" office:value="14824336" calcext:value-type="float">
            <text:p>1482433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952" calcext:value-type="float">
            <text:p>19952</text:p>
          </table:table-cell>
          <table:table-cell office:value-type="float" office:value="14844288" calcext:value-type="float">
            <text:p>1484428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952" calcext:value-type="float">
            <text:p>19952</text:p>
          </table:table-cell>
          <table:table-cell office:value-type="float" office:value="14864240" calcext:value-type="float">
            <text:p>1486424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9952" calcext:value-type="float">
            <text:p>19952</text:p>
          </table:table-cell>
          <table:table-cell office:value-type="float" office:value="14884192" calcext:value-type="float">
            <text:p>1488419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9952" calcext:value-type="float">
            <text:p>19952</text:p>
          </table:table-cell>
          <table:table-cell office:value-type="float" office:value="14904144" calcext:value-type="float">
            <text:p>1490414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9952" calcext:value-type="float">
            <text:p>19952</text:p>
          </table:table-cell>
          <table:table-cell office:value-type="float" office:value="14924096" calcext:value-type="float">
            <text:p>1492409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9952" calcext:value-type="float">
            <text:p>19952</text:p>
          </table:table-cell>
          <table:table-cell office:value-type="float" office:value="14944048" calcext:value-type="float">
            <text:p>1494404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9952" calcext:value-type="float">
            <text:p>19952</text:p>
          </table:table-cell>
          <table:table-cell office:value-type="float" office:value="14964000" calcext:value-type="float">
            <text:p>149640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9952" calcext:value-type="float">
            <text:p>19952</text:p>
          </table:table-cell>
          <table:table-cell office:value-type="float" office:value="14983952" calcext:value-type="float">
            <text:p>1498395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9952" calcext:value-type="float">
            <text:p>19952</text:p>
          </table:table-cell>
          <table:table-cell office:value-type="float" office:value="15003904" calcext:value-type="float">
            <text:p>1500390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9952" calcext:value-type="float">
            <text:p>19952</text:p>
          </table:table-cell>
          <table:table-cell office:value-type="float" office:value="15023856" calcext:value-type="float">
            <text:p>1502385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9952" calcext:value-type="float">
            <text:p>19952</text:p>
          </table:table-cell>
          <table:table-cell office:value-type="float" office:value="15043808" calcext:value-type="float">
            <text:p>1504380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9952" calcext:value-type="float">
            <text:p>19952</text:p>
          </table:table-cell>
          <table:table-cell office:value-type="float" office:value="15063760" calcext:value-type="float">
            <text:p>1506376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9952" calcext:value-type="float">
            <text:p>19952</text:p>
          </table:table-cell>
          <table:table-cell office:value-type="float" office:value="15083712" calcext:value-type="float">
            <text:p>1508371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9952" calcext:value-type="float">
            <text:p>19952</text:p>
          </table:table-cell>
          <table:table-cell office:value-type="float" office:value="15103664" calcext:value-type="float">
            <text:p>1510366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9952" calcext:value-type="float">
            <text:p>19952</text:p>
          </table:table-cell>
          <table:table-cell office:value-type="float" office:value="15123616" calcext:value-type="float">
            <text:p>151236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9952" calcext:value-type="float">
            <text:p>19952</text:p>
          </table:table-cell>
          <table:table-cell office:value-type="float" office:value="15143568" calcext:value-type="float">
            <text:p>1514356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9952" calcext:value-type="float">
            <text:p>19952</text:p>
          </table:table-cell>
          <table:table-cell office:value-type="float" office:value="15163520" calcext:value-type="float">
            <text:p>1516352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9952" calcext:value-type="float">
            <text:p>19952</text:p>
          </table:table-cell>
          <table:table-cell office:value-type="float" office:value="15183472" calcext:value-type="float">
            <text:p>1518347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9952" calcext:value-type="float">
            <text:p>19952</text:p>
          </table:table-cell>
          <table:table-cell office:value-type="float" office:value="15203424" calcext:value-type="float">
            <text:p>152034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9952" calcext:value-type="float">
            <text:p>19952</text:p>
          </table:table-cell>
          <table:table-cell office:value-type="float" office:value="15223376" calcext:value-type="float">
            <text:p>1522337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9952" calcext:value-type="float">
            <text:p>19952</text:p>
          </table:table-cell>
          <table:table-cell office:value-type="float" office:value="15243328" calcext:value-type="float">
            <text:p>1524332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9952" calcext:value-type="float">
            <text:p>19952</text:p>
          </table:table-cell>
          <table:table-cell office:value-type="float" office:value="15263280" calcext:value-type="float">
            <text:p>1526328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9952" calcext:value-type="float">
            <text:p>19952</text:p>
          </table:table-cell>
          <table:table-cell office:value-type="float" office:value="15283232" calcext:value-type="float">
            <text:p>1528323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9952" calcext:value-type="float">
            <text:p>19952</text:p>
          </table:table-cell>
          <table:table-cell office:value-type="float" office:value="15303184" calcext:value-type="float">
            <text:p>1530318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9952" calcext:value-type="float">
            <text:p>19952</text:p>
          </table:table-cell>
          <table:table-cell office:value-type="float" office:value="15323136" calcext:value-type="float">
            <text:p>153231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9952" calcext:value-type="float">
            <text:p>19952</text:p>
          </table:table-cell>
          <table:table-cell office:value-type="float" office:value="15343088" calcext:value-type="float">
            <text:p>1534308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9952" calcext:value-type="float">
            <text:p>19952</text:p>
          </table:table-cell>
          <table:table-cell office:value-type="float" office:value="15363040" calcext:value-type="float">
            <text:p>1536304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952" calcext:value-type="float">
            <text:p>19952</text:p>
          </table:table-cell>
          <table:table-cell office:value-type="float" office:value="15382992" calcext:value-type="float">
            <text:p>1538299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9952" calcext:value-type="float">
            <text:p>19952</text:p>
          </table:table-cell>
          <table:table-cell office:value-type="float" office:value="15402944" calcext:value-type="float">
            <text:p>1540294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9952" calcext:value-type="float">
            <text:p>19952</text:p>
          </table:table-cell>
          <table:table-cell office:value-type="float" office:value="15422896" calcext:value-type="float">
            <text:p>1542289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9952" calcext:value-type="float">
            <text:p>19952</text:p>
          </table:table-cell>
          <table:table-cell office:value-type="float" office:value="15442848" calcext:value-type="float">
            <text:p>1544284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9952" calcext:value-type="float">
            <text:p>19952</text:p>
          </table:table-cell>
          <table:table-cell office:value-type="float" office:value="15462800" calcext:value-type="float">
            <text:p>154628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952" calcext:value-type="float">
            <text:p>19952</text:p>
          </table:table-cell>
          <table:table-cell office:value-type="float" office:value="15482752" calcext:value-type="float">
            <text:p>1548275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9952" calcext:value-type="float">
            <text:p>19952</text:p>
          </table:table-cell>
          <table:table-cell office:value-type="float" office:value="15502704" calcext:value-type="float">
            <text:p>1550270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9952" calcext:value-type="float">
            <text:p>19952</text:p>
          </table:table-cell>
          <table:table-cell office:value-type="float" office:value="15522656" calcext:value-type="float">
            <text:p>1552265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9952" calcext:value-type="float">
            <text:p>19952</text:p>
          </table:table-cell>
          <table:table-cell office:value-type="float" office:value="15542608" calcext:value-type="float">
            <text:p>1554260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9952" calcext:value-type="float">
            <text:p>19952</text:p>
          </table:table-cell>
          <table:table-cell office:value-type="float" office:value="15562560" calcext:value-type="float">
            <text:p>1556256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9952" calcext:value-type="float">
            <text:p>19952</text:p>
          </table:table-cell>
          <table:table-cell office:value-type="float" office:value="15582512" calcext:value-type="float">
            <text:p>1558251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9952" calcext:value-type="float">
            <text:p>19952</text:p>
          </table:table-cell>
          <table:table-cell office:value-type="float" office:value="15602464" calcext:value-type="float">
            <text:p>1560246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9952" calcext:value-type="float">
            <text:p>19952</text:p>
          </table:table-cell>
          <table:table-cell office:value-type="float" office:value="15622416" calcext:value-type="float">
            <text:p>156224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9952" calcext:value-type="float">
            <text:p>19952</text:p>
          </table:table-cell>
          <table:table-cell office:value-type="float" office:value="15642368" calcext:value-type="float">
            <text:p>1564236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9952" calcext:value-type="float">
            <text:p>19952</text:p>
          </table:table-cell>
          <table:table-cell office:value-type="float" office:value="15662320" calcext:value-type="float">
            <text:p>1566232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9952" calcext:value-type="float">
            <text:p>19952</text:p>
          </table:table-cell>
          <table:table-cell office:value-type="float" office:value="15682272" calcext:value-type="float">
            <text:p>1568227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9952" calcext:value-type="float">
            <text:p>19952</text:p>
          </table:table-cell>
          <table:table-cell office:value-type="float" office:value="15702224" calcext:value-type="float">
            <text:p>1570222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9952" calcext:value-type="float">
            <text:p>19952</text:p>
          </table:table-cell>
          <table:table-cell office:value-type="float" office:value="15722176" calcext:value-type="float">
            <text:p>1572217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9952" calcext:value-type="float">
            <text:p>19952</text:p>
          </table:table-cell>
          <table:table-cell office:value-type="float" office:value="15742128" calcext:value-type="float">
            <text:p>1574212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9952" calcext:value-type="float">
            <text:p>19952</text:p>
          </table:table-cell>
          <table:table-cell office:value-type="float" office:value="15762080" calcext:value-type="float">
            <text:p>1576208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952" calcext:value-type="float">
            <text:p>19952</text:p>
          </table:table-cell>
          <table:table-cell office:value-type="float" office:value="15782032" calcext:value-type="float">
            <text:p>1578203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9952" calcext:value-type="float">
            <text:p>19952</text:p>
          </table:table-cell>
          <table:table-cell office:value-type="float" office:value="15801984" calcext:value-type="float">
            <text:p>1580198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952" calcext:value-type="float">
            <text:p>19952</text:p>
          </table:table-cell>
          <table:table-cell office:value-type="float" office:value="15821936" calcext:value-type="float">
            <text:p>1582193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9952" calcext:value-type="float">
            <text:p>19952</text:p>
          </table:table-cell>
          <table:table-cell office:value-type="float" office:value="15841888" calcext:value-type="float">
            <text:p>1584188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952" calcext:value-type="float">
            <text:p>19952</text:p>
          </table:table-cell>
          <table:table-cell office:value-type="float" office:value="15861840" calcext:value-type="float">
            <text:p>1586184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9952" calcext:value-type="float">
            <text:p>19952</text:p>
          </table:table-cell>
          <table:table-cell office:value-type="float" office:value="15881792" calcext:value-type="float">
            <text:p>1588179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9952" calcext:value-type="float">
            <text:p>19952</text:p>
          </table:table-cell>
          <table:table-cell office:value-type="float" office:value="15901744" calcext:value-type="float">
            <text:p>1590174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9952" calcext:value-type="float">
            <text:p>19952</text:p>
          </table:table-cell>
          <table:table-cell office:value-type="float" office:value="15921696" calcext:value-type="float">
            <text:p>1592169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9952" calcext:value-type="float">
            <text:p>19952</text:p>
          </table:table-cell>
          <table:table-cell office:value-type="float" office:value="15941648" calcext:value-type="float">
            <text:p>1594164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952" calcext:value-type="float">
            <text:p>19952</text:p>
          </table:table-cell>
          <table:table-cell office:value-type="float" office:value="15961600" calcext:value-type="float">
            <text:p>159616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952" calcext:value-type="float">
            <text:p>19952</text:p>
          </table:table-cell>
          <table:table-cell office:value-type="float" office:value="15981552" calcext:value-type="float">
            <text:p>1598155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9952" calcext:value-type="float">
            <text:p>19952</text:p>
          </table:table-cell>
          <table:table-cell office:value-type="float" office:value="16001504" calcext:value-type="float">
            <text:p>1600150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9952" calcext:value-type="float">
            <text:p>19952</text:p>
          </table:table-cell>
          <table:table-cell office:value-type="float" office:value="16021456" calcext:value-type="float">
            <text:p>1602145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9952" calcext:value-type="float">
            <text:p>19952</text:p>
          </table:table-cell>
          <table:table-cell office:value-type="float" office:value="16041408" calcext:value-type="float">
            <text:p>1604140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9952" calcext:value-type="float">
            <text:p>19952</text:p>
          </table:table-cell>
          <table:table-cell office:value-type="float" office:value="16061360" calcext:value-type="float">
            <text:p>1606136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9952" calcext:value-type="float">
            <text:p>19952</text:p>
          </table:table-cell>
          <table:table-cell office:value-type="float" office:value="16081312" calcext:value-type="float">
            <text:p>1608131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9952" calcext:value-type="float">
            <text:p>19952</text:p>
          </table:table-cell>
          <table:table-cell office:value-type="float" office:value="16101264" calcext:value-type="float">
            <text:p>1610126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952" calcext:value-type="float">
            <text:p>19952</text:p>
          </table:table-cell>
          <table:table-cell office:value-type="float" office:value="16121216" calcext:value-type="float">
            <text:p>161212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9952" calcext:value-type="float">
            <text:p>19952</text:p>
          </table:table-cell>
          <table:table-cell office:value-type="float" office:value="16141168" calcext:value-type="float">
            <text:p>1614116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9952" calcext:value-type="float">
            <text:p>19952</text:p>
          </table:table-cell>
          <table:table-cell office:value-type="float" office:value="16161120" calcext:value-type="float">
            <text:p>161611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952" calcext:value-type="float">
            <text:p>19952</text:p>
          </table:table-cell>
          <table:table-cell office:value-type="float" office:value="16181072" calcext:value-type="float">
            <text:p>1618107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9952" calcext:value-type="float">
            <text:p>19952</text:p>
          </table:table-cell>
          <table:table-cell office:value-type="float" office:value="16201024" calcext:value-type="float">
            <text:p>1620102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9952" calcext:value-type="float">
            <text:p>19952</text:p>
          </table:table-cell>
          <table:table-cell office:value-type="float" office:value="16220976" calcext:value-type="float">
            <text:p>1622097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9952" calcext:value-type="float">
            <text:p>19952</text:p>
          </table:table-cell>
          <table:table-cell office:value-type="float" office:value="16240928" calcext:value-type="float">
            <text:p>1624092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9952" calcext:value-type="float">
            <text:p>19952</text:p>
          </table:table-cell>
          <table:table-cell office:value-type="float" office:value="16260880" calcext:value-type="float">
            <text:p>1626088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952" calcext:value-type="float">
            <text:p>19952</text:p>
          </table:table-cell>
          <table:table-cell office:value-type="float" office:value="16280832" calcext:value-type="float">
            <text:p>1628083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9952" calcext:value-type="float">
            <text:p>19952</text:p>
          </table:table-cell>
          <table:table-cell office:value-type="float" office:value="16300784" calcext:value-type="float">
            <text:p>1630078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9952" calcext:value-type="float">
            <text:p>19952</text:p>
          </table:table-cell>
          <table:table-cell office:value-type="float" office:value="16320736" calcext:value-type="float">
            <text:p>1632073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9952" calcext:value-type="float">
            <text:p>19952</text:p>
          </table:table-cell>
          <table:table-cell office:value-type="float" office:value="16340688" calcext:value-type="float">
            <text:p>1634068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9952" calcext:value-type="float">
            <text:p>19952</text:p>
          </table:table-cell>
          <table:table-cell office:value-type="float" office:value="16360640" calcext:value-type="float">
            <text:p>1636064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9952" calcext:value-type="float">
            <text:p>19952</text:p>
          </table:table-cell>
          <table:table-cell office:value-type="float" office:value="16380592" calcext:value-type="float">
            <text:p>1638059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9952" calcext:value-type="float">
            <text:p>19952</text:p>
          </table:table-cell>
          <table:table-cell office:value-type="float" office:value="16400544" calcext:value-type="float">
            <text:p>1640054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9952" calcext:value-type="float">
            <text:p>19952</text:p>
          </table:table-cell>
          <table:table-cell office:value-type="float" office:value="16420496" calcext:value-type="float">
            <text:p>1642049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9952" calcext:value-type="float">
            <text:p>19952</text:p>
          </table:table-cell>
          <table:table-cell office:value-type="float" office:value="16440448" calcext:value-type="float">
            <text:p>1644044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9952" calcext:value-type="float">
            <text:p>19952</text:p>
          </table:table-cell>
          <table:table-cell office:value-type="float" office:value="16460400" calcext:value-type="float">
            <text:p>164604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9952" calcext:value-type="float">
            <text:p>19952</text:p>
          </table:table-cell>
          <table:table-cell office:value-type="float" office:value="16480352" calcext:value-type="float">
            <text:p>1648035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952" calcext:value-type="float">
            <text:p>19952</text:p>
          </table:table-cell>
          <table:table-cell office:value-type="float" office:value="16500304" calcext:value-type="float">
            <text:p>1650030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952" calcext:value-type="float">
            <text:p>19952</text:p>
          </table:table-cell>
          <table:table-cell office:value-type="float" office:value="16520256" calcext:value-type="float">
            <text:p>1652025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9952" calcext:value-type="float">
            <text:p>19952</text:p>
          </table:table-cell>
          <table:table-cell office:value-type="float" office:value="16540208" calcext:value-type="float">
            <text:p>1654020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9952" calcext:value-type="float">
            <text:p>19952</text:p>
          </table:table-cell>
          <table:table-cell office:value-type="float" office:value="16560160" calcext:value-type="float">
            <text:p>1656016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9952" calcext:value-type="float">
            <text:p>19952</text:p>
          </table:table-cell>
          <table:table-cell office:value-type="float" office:value="16580112" calcext:value-type="float">
            <text:p>1658011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9952" calcext:value-type="float">
            <text:p>19952</text:p>
          </table:table-cell>
          <table:table-cell office:value-type="float" office:value="16600064" calcext:value-type="float">
            <text:p>1660006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952" calcext:value-type="float">
            <text:p>19952</text:p>
          </table:table-cell>
          <table:table-cell office:value-type="float" office:value="16620016" calcext:value-type="float">
            <text:p>166200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9952" calcext:value-type="float">
            <text:p>19952</text:p>
          </table:table-cell>
          <table:table-cell office:value-type="float" office:value="16639968" calcext:value-type="float">
            <text:p>1663996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9952" calcext:value-type="float">
            <text:p>19952</text:p>
          </table:table-cell>
          <table:table-cell office:value-type="float" office:value="16659920" calcext:value-type="float">
            <text:p>1665992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9952" calcext:value-type="float">
            <text:p>19952</text:p>
          </table:table-cell>
          <table:table-cell office:value-type="float" office:value="16679872" calcext:value-type="float">
            <text:p>1667987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9952" calcext:value-type="float">
            <text:p>19952</text:p>
          </table:table-cell>
          <table:table-cell office:value-type="float" office:value="16699824" calcext:value-type="float">
            <text:p>1669982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9952" calcext:value-type="float">
            <text:p>19952</text:p>
          </table:table-cell>
          <table:table-cell office:value-type="float" office:value="16719776" calcext:value-type="float">
            <text:p>1671977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9952" calcext:value-type="float">
            <text:p>19952</text:p>
          </table:table-cell>
          <table:table-cell office:value-type="float" office:value="16739728" calcext:value-type="float">
            <text:p>1673972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9952" calcext:value-type="float">
            <text:p>19952</text:p>
          </table:table-cell>
          <table:table-cell office:value-type="float" office:value="16759680" calcext:value-type="float">
            <text:p>1675968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9952" calcext:value-type="float">
            <text:p>19952</text:p>
          </table:table-cell>
          <table:table-cell office:value-type="float" office:value="16779632" calcext:value-type="float">
            <text:p>1677963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9952" calcext:value-type="float">
            <text:p>19952</text:p>
          </table:table-cell>
          <table:table-cell office:value-type="float" office:value="16799584" calcext:value-type="float">
            <text:p>1679958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9952" calcext:value-type="float">
            <text:p>19952</text:p>
          </table:table-cell>
          <table:table-cell office:value-type="float" office:value="16819536" calcext:value-type="float">
            <text:p>1681953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9952" calcext:value-type="float">
            <text:p>19952</text:p>
          </table:table-cell>
          <table:table-cell office:value-type="float" office:value="16839488" calcext:value-type="float">
            <text:p>1683948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952" calcext:value-type="float">
            <text:p>19952</text:p>
          </table:table-cell>
          <table:table-cell office:value-type="float" office:value="16859440" calcext:value-type="float">
            <text:p>1685944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9952" calcext:value-type="float">
            <text:p>19952</text:p>
          </table:table-cell>
          <table:table-cell office:value-type="float" office:value="16879392" calcext:value-type="float">
            <text:p>1687939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9952" calcext:value-type="float">
            <text:p>19952</text:p>
          </table:table-cell>
          <table:table-cell office:value-type="float" office:value="16899344" calcext:value-type="float">
            <text:p>1689934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952" calcext:value-type="float">
            <text:p>19952</text:p>
          </table:table-cell>
          <table:table-cell office:value-type="float" office:value="16919296" calcext:value-type="float">
            <text:p>1691929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9952" calcext:value-type="float">
            <text:p>19952</text:p>
          </table:table-cell>
          <table:table-cell office:value-type="float" office:value="16939248" calcext:value-type="float">
            <text:p>1693924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9952" calcext:value-type="float">
            <text:p>19952</text:p>
          </table:table-cell>
          <table:table-cell office:value-type="float" office:value="16959200" calcext:value-type="float">
            <text:p>169592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952" calcext:value-type="float">
            <text:p>19952</text:p>
          </table:table-cell>
          <table:table-cell office:value-type="float" office:value="16979152" calcext:value-type="float">
            <text:p>1697915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9952" calcext:value-type="float">
            <text:p>19952</text:p>
          </table:table-cell>
          <table:table-cell office:value-type="float" office:value="16999104" calcext:value-type="float">
            <text:p>1699910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9952" calcext:value-type="float">
            <text:p>19952</text:p>
          </table:table-cell>
          <table:table-cell office:value-type="float" office:value="17019056" calcext:value-type="float">
            <text:p>1701905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9952" calcext:value-type="float">
            <text:p>19952</text:p>
          </table:table-cell>
          <table:table-cell office:value-type="float" office:value="17039008" calcext:value-type="float">
            <text:p>1703900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9952" calcext:value-type="float">
            <text:p>19952</text:p>
          </table:table-cell>
          <table:table-cell office:value-type="float" office:value="17058960" calcext:value-type="float">
            <text:p>1705896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9952" calcext:value-type="float">
            <text:p>19952</text:p>
          </table:table-cell>
          <table:table-cell office:value-type="float" office:value="17078912" calcext:value-type="float">
            <text:p>1707891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9952" calcext:value-type="float">
            <text:p>19952</text:p>
          </table:table-cell>
          <table:table-cell office:value-type="float" office:value="17098864" calcext:value-type="float">
            <text:p>1709886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9952" calcext:value-type="float">
            <text:p>19952</text:p>
          </table:table-cell>
          <table:table-cell office:value-type="float" office:value="17118816" calcext:value-type="float">
            <text:p>1711881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9952" calcext:value-type="float">
            <text:p>19952</text:p>
          </table:table-cell>
          <table:table-cell office:value-type="float" office:value="17138768" calcext:value-type="float">
            <text:p>1713876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9952" calcext:value-type="float">
            <text:p>19952</text:p>
          </table:table-cell>
          <table:table-cell office:value-type="float" office:value="17158720" calcext:value-type="float">
            <text:p>1715872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9952" calcext:value-type="float">
            <text:p>19952</text:p>
          </table:table-cell>
          <table:table-cell office:value-type="float" office:value="17178672" calcext:value-type="float">
            <text:p>1717867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9952" calcext:value-type="float">
            <text:p>19952</text:p>
          </table:table-cell>
          <table:table-cell office:value-type="float" office:value="17198624" calcext:value-type="float">
            <text:p>1719862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9952" calcext:value-type="float">
            <text:p>19952</text:p>
          </table:table-cell>
          <table:table-cell office:value-type="float" office:value="17218576" calcext:value-type="float">
            <text:p>1721857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9952" calcext:value-type="float">
            <text:p>19952</text:p>
          </table:table-cell>
          <table:table-cell office:value-type="float" office:value="17238528" calcext:value-type="float">
            <text:p>1723852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9952" calcext:value-type="float">
            <text:p>19952</text:p>
          </table:table-cell>
          <table:table-cell office:value-type="float" office:value="17258480" calcext:value-type="float">
            <text:p>1725848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9952" calcext:value-type="float">
            <text:p>19952</text:p>
          </table:table-cell>
          <table:table-cell office:value-type="float" office:value="17278432" calcext:value-type="float">
            <text:p>1727843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9952" calcext:value-type="float">
            <text:p>19952</text:p>
          </table:table-cell>
          <table:table-cell office:value-type="float" office:value="17298384" calcext:value-type="float">
            <text:p>1729838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9952" calcext:value-type="float">
            <text:p>19952</text:p>
          </table:table-cell>
          <table:table-cell office:value-type="float" office:value="17318336" calcext:value-type="float">
            <text:p>1731833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9952" calcext:value-type="float">
            <text:p>19952</text:p>
          </table:table-cell>
          <table:table-cell office:value-type="float" office:value="17338288" calcext:value-type="float">
            <text:p>1733828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9952" calcext:value-type="float">
            <text:p>19952</text:p>
          </table:table-cell>
          <table:table-cell office:value-type="float" office:value="17358240" calcext:value-type="float">
            <text:p>1735824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9952" calcext:value-type="float">
            <text:p>19952</text:p>
          </table:table-cell>
          <table:table-cell office:value-type="float" office:value="17378192" calcext:value-type="float">
            <text:p>1737819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9952" calcext:value-type="float">
            <text:p>19952</text:p>
          </table:table-cell>
          <table:table-cell office:value-type="float" office:value="17398144" calcext:value-type="float">
            <text:p>1739814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9952" calcext:value-type="float">
            <text:p>19952</text:p>
          </table:table-cell>
          <table:table-cell office:value-type="float" office:value="17418096" calcext:value-type="float">
            <text:p>1741809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9952" calcext:value-type="float">
            <text:p>19952</text:p>
          </table:table-cell>
          <table:table-cell office:value-type="float" office:value="17438048" calcext:value-type="float">
            <text:p>1743804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9952" calcext:value-type="float">
            <text:p>19952</text:p>
          </table:table-cell>
          <table:table-cell office:value-type="float" office:value="17458000" calcext:value-type="float">
            <text:p>17458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9952" calcext:value-type="float">
            <text:p>19952</text:p>
          </table:table-cell>
          <table:table-cell office:value-type="float" office:value="17477952" calcext:value-type="float">
            <text:p>1747795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9952" calcext:value-type="float">
            <text:p>19952</text:p>
          </table:table-cell>
          <table:table-cell office:value-type="float" office:value="17497904" calcext:value-type="float">
            <text:p>1749790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9952" calcext:value-type="float">
            <text:p>19952</text:p>
          </table:table-cell>
          <table:table-cell office:value-type="float" office:value="17517856" calcext:value-type="float">
            <text:p>1751785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9952" calcext:value-type="float">
            <text:p>19952</text:p>
          </table:table-cell>
          <table:table-cell office:value-type="float" office:value="17537808" calcext:value-type="float">
            <text:p>1753780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9952" calcext:value-type="float">
            <text:p>19952</text:p>
          </table:table-cell>
          <table:table-cell office:value-type="float" office:value="17557760" calcext:value-type="float">
            <text:p>1755776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952" calcext:value-type="float">
            <text:p>19952</text:p>
          </table:table-cell>
          <table:table-cell office:value-type="float" office:value="17577712" calcext:value-type="float">
            <text:p>1757771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9952" calcext:value-type="float">
            <text:p>19952</text:p>
          </table:table-cell>
          <table:table-cell office:value-type="float" office:value="17597664" calcext:value-type="float">
            <text:p>1759766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9952" calcext:value-type="float">
            <text:p>19952</text:p>
          </table:table-cell>
          <table:table-cell office:value-type="float" office:value="17617616" calcext:value-type="float">
            <text:p>1761761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9952" calcext:value-type="float">
            <text:p>19952</text:p>
          </table:table-cell>
          <table:table-cell office:value-type="float" office:value="17637568" calcext:value-type="float">
            <text:p>1763756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9952" calcext:value-type="float">
            <text:p>19952</text:p>
          </table:table-cell>
          <table:table-cell office:value-type="float" office:value="17657520" calcext:value-type="float">
            <text:p>1765752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9952" calcext:value-type="float">
            <text:p>19952</text:p>
          </table:table-cell>
          <table:table-cell office:value-type="float" office:value="17677472" calcext:value-type="float">
            <text:p>1767747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9952" calcext:value-type="float">
            <text:p>19952</text:p>
          </table:table-cell>
          <table:table-cell office:value-type="float" office:value="17697424" calcext:value-type="float">
            <text:p>1769742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9952" calcext:value-type="float">
            <text:p>19952</text:p>
          </table:table-cell>
          <table:table-cell office:value-type="float" office:value="17717376" calcext:value-type="float">
            <text:p>1771737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9952" calcext:value-type="float">
            <text:p>19952</text:p>
          </table:table-cell>
          <table:table-cell office:value-type="float" office:value="17737328" calcext:value-type="float">
            <text:p>1773732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9952" calcext:value-type="float">
            <text:p>19952</text:p>
          </table:table-cell>
          <table:table-cell office:value-type="float" office:value="17757280" calcext:value-type="float">
            <text:p>1775728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9952" calcext:value-type="float">
            <text:p>19952</text:p>
          </table:table-cell>
          <table:table-cell office:value-type="float" office:value="17777232" calcext:value-type="float">
            <text:p>1777723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9952" calcext:value-type="float">
            <text:p>19952</text:p>
          </table:table-cell>
          <table:table-cell office:value-type="float" office:value="17797184" calcext:value-type="float">
            <text:p>1779718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9952" calcext:value-type="float">
            <text:p>19952</text:p>
          </table:table-cell>
          <table:table-cell office:value-type="float" office:value="17817136" calcext:value-type="float">
            <text:p>1781713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9952" calcext:value-type="float">
            <text:p>19952</text:p>
          </table:table-cell>
          <table:table-cell office:value-type="float" office:value="17837088" calcext:value-type="float">
            <text:p>1783708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952" calcext:value-type="float">
            <text:p>19952</text:p>
          </table:table-cell>
          <table:table-cell office:value-type="float" office:value="17857040" calcext:value-type="float">
            <text:p>1785704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9952" calcext:value-type="float">
            <text:p>19952</text:p>
          </table:table-cell>
          <table:table-cell office:value-type="float" office:value="17876992" calcext:value-type="float">
            <text:p>1787699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9952" calcext:value-type="float">
            <text:p>19952</text:p>
          </table:table-cell>
          <table:table-cell office:value-type="float" office:value="17896944" calcext:value-type="float">
            <text:p>1789694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9952" calcext:value-type="float">
            <text:p>19952</text:p>
          </table:table-cell>
          <table:table-cell office:value-type="float" office:value="17916896" calcext:value-type="float">
            <text:p>1791689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9952" calcext:value-type="float">
            <text:p>19952</text:p>
          </table:table-cell>
          <table:table-cell office:value-type="float" office:value="17936848" calcext:value-type="float">
            <text:p>1793684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9952" calcext:value-type="float">
            <text:p>19952</text:p>
          </table:table-cell>
          <table:table-cell office:value-type="float" office:value="17956800" calcext:value-type="float">
            <text:p>179568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952" calcext:value-type="float">
            <text:p>19952</text:p>
          </table:table-cell>
          <table:table-cell office:value-type="float" office:value="17976752" calcext:value-type="float">
            <text:p>1797675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9952" calcext:value-type="float">
            <text:p>19952</text:p>
          </table:table-cell>
          <table:table-cell office:value-type="float" office:value="17996704" calcext:value-type="float">
            <text:p>1799670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9952" calcext:value-type="float">
            <text:p>19952</text:p>
          </table:table-cell>
          <table:table-cell office:value-type="float" office:value="18016656" calcext:value-type="float">
            <text:p>1801665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9952" calcext:value-type="float">
            <text:p>19952</text:p>
          </table:table-cell>
          <table:table-cell office:value-type="float" office:value="18036608" calcext:value-type="float">
            <text:p>1803660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9952" calcext:value-type="float">
            <text:p>19952</text:p>
          </table:table-cell>
          <table:table-cell office:value-type="float" office:value="18056560" calcext:value-type="float">
            <text:p>1805656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9952" calcext:value-type="float">
            <text:p>19952</text:p>
          </table:table-cell>
          <table:table-cell office:value-type="float" office:value="18076512" calcext:value-type="float">
            <text:p>1807651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9952" calcext:value-type="float">
            <text:p>19952</text:p>
          </table:table-cell>
          <table:table-cell office:value-type="float" office:value="18096464" calcext:value-type="float">
            <text:p>1809646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9952" calcext:value-type="float">
            <text:p>19952</text:p>
          </table:table-cell>
          <table:table-cell office:value-type="float" office:value="18116416" calcext:value-type="float">
            <text:p>181164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9952" calcext:value-type="float">
            <text:p>19952</text:p>
          </table:table-cell>
          <table:table-cell office:value-type="float" office:value="18136368" calcext:value-type="float">
            <text:p>1813636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9952" calcext:value-type="float">
            <text:p>19952</text:p>
          </table:table-cell>
          <table:table-cell office:value-type="float" office:value="18156320" calcext:value-type="float">
            <text:p>1815632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952" calcext:value-type="float">
            <text:p>19952</text:p>
          </table:table-cell>
          <table:table-cell office:value-type="float" office:value="18176272" calcext:value-type="float">
            <text:p>1817627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9952" calcext:value-type="float">
            <text:p>19952</text:p>
          </table:table-cell>
          <table:table-cell office:value-type="float" office:value="18196224" calcext:value-type="float">
            <text:p>1819622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9952" calcext:value-type="float">
            <text:p>19952</text:p>
          </table:table-cell>
          <table:table-cell office:value-type="float" office:value="18216176" calcext:value-type="float">
            <text:p>1821617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9952" calcext:value-type="float">
            <text:p>19952</text:p>
          </table:table-cell>
          <table:table-cell office:value-type="float" office:value="18236128" calcext:value-type="float">
            <text:p>1823612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9952" calcext:value-type="float">
            <text:p>19952</text:p>
          </table:table-cell>
          <table:table-cell office:value-type="float" office:value="18256080" calcext:value-type="float">
            <text:p>1825608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9952" calcext:value-type="float">
            <text:p>19952</text:p>
          </table:table-cell>
          <table:table-cell office:value-type="float" office:value="18276032" calcext:value-type="float">
            <text:p>1827603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9952" calcext:value-type="float">
            <text:p>19952</text:p>
          </table:table-cell>
          <table:table-cell office:value-type="float" office:value="18295984" calcext:value-type="float">
            <text:p>1829598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9952" calcext:value-type="float">
            <text:p>19952</text:p>
          </table:table-cell>
          <table:table-cell office:value-type="float" office:value="18315936" calcext:value-type="float">
            <text:p>1831593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9952" calcext:value-type="float">
            <text:p>19952</text:p>
          </table:table-cell>
          <table:table-cell office:value-type="float" office:value="18335888" calcext:value-type="float">
            <text:p>1833588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9952" calcext:value-type="float">
            <text:p>19952</text:p>
          </table:table-cell>
          <table:table-cell office:value-type="float" office:value="18355840" calcext:value-type="float">
            <text:p>1835584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9952" calcext:value-type="float">
            <text:p>19952</text:p>
          </table:table-cell>
          <table:table-cell office:value-type="float" office:value="18375792" calcext:value-type="float">
            <text:p>1837579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9952" calcext:value-type="float">
            <text:p>19952</text:p>
          </table:table-cell>
          <table:table-cell office:value-type="float" office:value="18395744" calcext:value-type="float">
            <text:p>1839574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9952" calcext:value-type="float">
            <text:p>19952</text:p>
          </table:table-cell>
          <table:table-cell office:value-type="float" office:value="18415696" calcext:value-type="float">
            <text:p>1841569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9952" calcext:value-type="float">
            <text:p>19952</text:p>
          </table:table-cell>
          <table:table-cell office:value-type="float" office:value="18435648" calcext:value-type="float">
            <text:p>1843564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9952" calcext:value-type="float">
            <text:p>19952</text:p>
          </table:table-cell>
          <table:table-cell office:value-type="float" office:value="18455600" calcext:value-type="float">
            <text:p>184556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9952" calcext:value-type="float">
            <text:p>19952</text:p>
          </table:table-cell>
          <table:table-cell office:value-type="float" office:value="18475552" calcext:value-type="float">
            <text:p>1847555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9952" calcext:value-type="float">
            <text:p>19952</text:p>
          </table:table-cell>
          <table:table-cell office:value-type="float" office:value="18495504" calcext:value-type="float">
            <text:p>1849550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9952" calcext:value-type="float">
            <text:p>19952</text:p>
          </table:table-cell>
          <table:table-cell office:value-type="float" office:value="18515456" calcext:value-type="float">
            <text:p>1851545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9952" calcext:value-type="float">
            <text:p>19952</text:p>
          </table:table-cell>
          <table:table-cell office:value-type="float" office:value="18535408" calcext:value-type="float">
            <text:p>1853540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9952" calcext:value-type="float">
            <text:p>19952</text:p>
          </table:table-cell>
          <table:table-cell office:value-type="float" office:value="18555360" calcext:value-type="float">
            <text:p>1855536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9952" calcext:value-type="float">
            <text:p>19952</text:p>
          </table:table-cell>
          <table:table-cell office:value-type="float" office:value="18575312" calcext:value-type="float">
            <text:p>1857531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9952" calcext:value-type="float">
            <text:p>19952</text:p>
          </table:table-cell>
          <table:table-cell office:value-type="float" office:value="18595264" calcext:value-type="float">
            <text:p>1859526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9952" calcext:value-type="float">
            <text:p>19952</text:p>
          </table:table-cell>
          <table:table-cell office:value-type="float" office:value="18615216" calcext:value-type="float">
            <text:p>186152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9952" calcext:value-type="float">
            <text:p>19952</text:p>
          </table:table-cell>
          <table:table-cell office:value-type="float" office:value="18635168" calcext:value-type="float">
            <text:p>1863516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9952" calcext:value-type="float">
            <text:p>19952</text:p>
          </table:table-cell>
          <table:table-cell office:value-type="float" office:value="18655120" calcext:value-type="float">
            <text:p>1865512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9952" calcext:value-type="float">
            <text:p>19952</text:p>
          </table:table-cell>
          <table:table-cell office:value-type="float" office:value="18675072" calcext:value-type="float">
            <text:p>1867507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9952" calcext:value-type="float">
            <text:p>19952</text:p>
          </table:table-cell>
          <table:table-cell office:value-type="float" office:value="18695024" calcext:value-type="float">
            <text:p>1869502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9952" calcext:value-type="float">
            <text:p>19952</text:p>
          </table:table-cell>
          <table:table-cell office:value-type="float" office:value="18714976" calcext:value-type="float">
            <text:p>1871497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9952" calcext:value-type="float">
            <text:p>19952</text:p>
          </table:table-cell>
          <table:table-cell office:value-type="float" office:value="18734928" calcext:value-type="float">
            <text:p>1873492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9952" calcext:value-type="float">
            <text:p>19952</text:p>
          </table:table-cell>
          <table:table-cell office:value-type="float" office:value="18754880" calcext:value-type="float">
            <text:p>1875488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952" calcext:value-type="float">
            <text:p>19952</text:p>
          </table:table-cell>
          <table:table-cell office:value-type="float" office:value="18774832" calcext:value-type="float">
            <text:p>1877483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9952" calcext:value-type="float">
            <text:p>19952</text:p>
          </table:table-cell>
          <table:table-cell office:value-type="float" office:value="18794784" calcext:value-type="float">
            <text:p>1879478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9952" calcext:value-type="float">
            <text:p>19952</text:p>
          </table:table-cell>
          <table:table-cell office:value-type="float" office:value="18814736" calcext:value-type="float">
            <text:p>1881473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9952" calcext:value-type="float">
            <text:p>19952</text:p>
          </table:table-cell>
          <table:table-cell office:value-type="float" office:value="18834688" calcext:value-type="float">
            <text:p>1883468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952" calcext:value-type="float">
            <text:p>19952</text:p>
          </table:table-cell>
          <table:table-cell office:value-type="float" office:value="18854640" calcext:value-type="float">
            <text:p>1885464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9952" calcext:value-type="float">
            <text:p>19952</text:p>
          </table:table-cell>
          <table:table-cell office:value-type="float" office:value="18874592" calcext:value-type="float">
            <text:p>1887459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9952" calcext:value-type="float">
            <text:p>19952</text:p>
          </table:table-cell>
          <table:table-cell office:value-type="float" office:value="18894544" calcext:value-type="float">
            <text:p>1889454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9952" calcext:value-type="float">
            <text:p>19952</text:p>
          </table:table-cell>
          <table:table-cell office:value-type="float" office:value="18914496" calcext:value-type="float">
            <text:p>1891449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952" calcext:value-type="float">
            <text:p>19952</text:p>
          </table:table-cell>
          <table:table-cell office:value-type="float" office:value="18934448" calcext:value-type="float">
            <text:p>1893444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9952" calcext:value-type="float">
            <text:p>19952</text:p>
          </table:table-cell>
          <table:table-cell office:value-type="float" office:value="18954400" calcext:value-type="float">
            <text:p>189544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952" calcext:value-type="float">
            <text:p>19952</text:p>
          </table:table-cell>
          <table:table-cell office:value-type="float" office:value="18974352" calcext:value-type="float">
            <text:p>189743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9952" calcext:value-type="float">
            <text:p>19952</text:p>
          </table:table-cell>
          <table:table-cell office:value-type="float" office:value="18994304" calcext:value-type="float">
            <text:p>1899430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9952" calcext:value-type="float">
            <text:p>19952</text:p>
          </table:table-cell>
          <table:table-cell office:value-type="float" office:value="19014256" calcext:value-type="float">
            <text:p>1901425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9952" calcext:value-type="float">
            <text:p>19952</text:p>
          </table:table-cell>
          <table:table-cell office:value-type="float" office:value="19034208" calcext:value-type="float">
            <text:p>1903420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9952" calcext:value-type="float">
            <text:p>19952</text:p>
          </table:table-cell>
          <table:table-cell office:value-type="float" office:value="19054160" calcext:value-type="float">
            <text:p>1905416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952" calcext:value-type="float">
            <text:p>19952</text:p>
          </table:table-cell>
          <table:table-cell office:value-type="float" office:value="19074112" calcext:value-type="float">
            <text:p>1907411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9952" calcext:value-type="float">
            <text:p>19952</text:p>
          </table:table-cell>
          <table:table-cell office:value-type="float" office:value="19094064" calcext:value-type="float">
            <text:p>1909406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9952" calcext:value-type="float">
            <text:p>19952</text:p>
          </table:table-cell>
          <table:table-cell office:value-type="float" office:value="19114016" calcext:value-type="float">
            <text:p>191140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9952" calcext:value-type="float">
            <text:p>19952</text:p>
          </table:table-cell>
          <table:table-cell office:value-type="float" office:value="19133968" calcext:value-type="float">
            <text:p>1913396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9952" calcext:value-type="float">
            <text:p>19952</text:p>
          </table:table-cell>
          <table:table-cell office:value-type="float" office:value="19153920" calcext:value-type="float">
            <text:p>1915392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952" calcext:value-type="float">
            <text:p>19952</text:p>
          </table:table-cell>
          <table:table-cell office:value-type="float" office:value="19173872" calcext:value-type="float">
            <text:p>1917387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9952" calcext:value-type="float">
            <text:p>19952</text:p>
          </table:table-cell>
          <table:table-cell office:value-type="float" office:value="19193824" calcext:value-type="float">
            <text:p>1919382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9952" calcext:value-type="float">
            <text:p>19952</text:p>
          </table:table-cell>
          <table:table-cell office:value-type="float" office:value="19213776" calcext:value-type="float">
            <text:p>1921377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9952" calcext:value-type="float">
            <text:p>19952</text:p>
          </table:table-cell>
          <table:table-cell office:value-type="float" office:value="19233728" calcext:value-type="float">
            <text:p>1923372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9952" calcext:value-type="float">
            <text:p>19952</text:p>
          </table:table-cell>
          <table:table-cell office:value-type="float" office:value="19253680" calcext:value-type="float">
            <text:p>1925368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952" calcext:value-type="float">
            <text:p>19952</text:p>
          </table:table-cell>
          <table:table-cell office:value-type="float" office:value="19273632" calcext:value-type="float">
            <text:p>1927363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9952" calcext:value-type="float">
            <text:p>19952</text:p>
          </table:table-cell>
          <table:table-cell office:value-type="float" office:value="19293584" calcext:value-type="float">
            <text:p>1929358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9952" calcext:value-type="float">
            <text:p>19952</text:p>
          </table:table-cell>
          <table:table-cell office:value-type="float" office:value="19313536" calcext:value-type="float">
            <text:p>1931353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9952" calcext:value-type="float">
            <text:p>19952</text:p>
          </table:table-cell>
          <table:table-cell office:value-type="float" office:value="19333488" calcext:value-type="float">
            <text:p>1933348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9952" calcext:value-type="float">
            <text:p>19952</text:p>
          </table:table-cell>
          <table:table-cell office:value-type="float" office:value="19353440" calcext:value-type="float">
            <text:p>1935344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952" calcext:value-type="float">
            <text:p>19952</text:p>
          </table:table-cell>
          <table:table-cell office:value-type="float" office:value="19373392" calcext:value-type="float">
            <text:p>1937339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952" calcext:value-type="float">
            <text:p>19952</text:p>
          </table:table-cell>
          <table:table-cell office:value-type="float" office:value="19393344" calcext:value-type="float">
            <text:p>1939334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9952" calcext:value-type="float">
            <text:p>19952</text:p>
          </table:table-cell>
          <table:table-cell office:value-type="float" office:value="19413296" calcext:value-type="float">
            <text:p>1941329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9952" calcext:value-type="float">
            <text:p>19952</text:p>
          </table:table-cell>
          <table:table-cell office:value-type="float" office:value="19433248" calcext:value-type="float">
            <text:p>1943324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9952" calcext:value-type="float">
            <text:p>19952</text:p>
          </table:table-cell>
          <table:table-cell office:value-type="float" office:value="19453200" calcext:value-type="float">
            <text:p>194532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952" calcext:value-type="float">
            <text:p>19952</text:p>
          </table:table-cell>
          <table:table-cell office:value-type="float" office:value="19473152" calcext:value-type="float">
            <text:p>1947315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9952" calcext:value-type="float">
            <text:p>19952</text:p>
          </table:table-cell>
          <table:table-cell office:value-type="float" office:value="19493104" calcext:value-type="float">
            <text:p>1949310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9952" calcext:value-type="float">
            <text:p>19952</text:p>
          </table:table-cell>
          <table:table-cell office:value-type="float" office:value="19513056" calcext:value-type="float">
            <text:p>1951305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9952" calcext:value-type="float">
            <text:p>19952</text:p>
          </table:table-cell>
          <table:table-cell office:value-type="float" office:value="19533008" calcext:value-type="float">
            <text:p>1953300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9952" calcext:value-type="float">
            <text:p>19952</text:p>
          </table:table-cell>
          <table:table-cell office:value-type="float" office:value="19552960" calcext:value-type="float">
            <text:p>1955296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952" calcext:value-type="float">
            <text:p>19952</text:p>
          </table:table-cell>
          <table:table-cell office:value-type="float" office:value="19572912" calcext:value-type="float">
            <text:p>195729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9952" calcext:value-type="float">
            <text:p>19952</text:p>
          </table:table-cell>
          <table:table-cell office:value-type="float" office:value="19592864" calcext:value-type="float">
            <text:p>1959286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9952" calcext:value-type="float">
            <text:p>19952</text:p>
          </table:table-cell>
          <table:table-cell office:value-type="float" office:value="19612816" calcext:value-type="float">
            <text:p>196128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9952" calcext:value-type="float">
            <text:p>19952</text:p>
          </table:table-cell>
          <table:table-cell office:value-type="float" office:value="19632768" calcext:value-type="float">
            <text:p>1963276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9952" calcext:value-type="float">
            <text:p>19952</text:p>
          </table:table-cell>
          <table:table-cell office:value-type="float" office:value="19652720" calcext:value-type="float">
            <text:p>1965272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952" calcext:value-type="float">
            <text:p>19952</text:p>
          </table:table-cell>
          <table:table-cell office:value-type="float" office:value="19672672" calcext:value-type="float">
            <text:p>1967267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9952" calcext:value-type="float">
            <text:p>19952</text:p>
          </table:table-cell>
          <table:table-cell office:value-type="float" office:value="19692624" calcext:value-type="float">
            <text:p>1969262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9952" calcext:value-type="float">
            <text:p>19952</text:p>
          </table:table-cell>
          <table:table-cell office:value-type="float" office:value="19712576" calcext:value-type="float">
            <text:p>1971257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9952" calcext:value-type="float">
            <text:p>19952</text:p>
          </table:table-cell>
          <table:table-cell office:value-type="float" office:value="19732528" calcext:value-type="float">
            <text:p>1973252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9952" calcext:value-type="float">
            <text:p>19952</text:p>
          </table:table-cell>
          <table:table-cell office:value-type="float" office:value="19752480" calcext:value-type="float">
            <text:p>1975248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952" calcext:value-type="float">
            <text:p>19952</text:p>
          </table:table-cell>
          <table:table-cell office:value-type="float" office:value="19772432" calcext:value-type="float">
            <text:p>1977243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9952" calcext:value-type="float">
            <text:p>19952</text:p>
          </table:table-cell>
          <table:table-cell office:value-type="float" office:value="19792384" calcext:value-type="float">
            <text:p>1979238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9952" calcext:value-type="float">
            <text:p>19952</text:p>
          </table:table-cell>
          <table:table-cell office:value-type="float" office:value="19812336" calcext:value-type="float">
            <text:p>1981233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9952" calcext:value-type="float">
            <text:p>19952</text:p>
          </table:table-cell>
          <table:table-cell office:value-type="float" office:value="19832288" calcext:value-type="float">
            <text:p>1983228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952" calcext:value-type="float">
            <text:p>19952</text:p>
          </table:table-cell>
          <table:table-cell office:value-type="float" office:value="19852240" calcext:value-type="float">
            <text:p>1985224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52" calcext:value-type="float">
            <text:p>19952</text:p>
          </table:table-cell>
          <table:table-cell office:value-type="float" office:value="19872192" calcext:value-type="float">
            <text:p>1987219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9952" calcext:value-type="float">
            <text:p>19952</text:p>
          </table:table-cell>
          <table:table-cell office:value-type="float" office:value="19892144" calcext:value-type="float">
            <text:p>1989214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952" calcext:value-type="float">
            <text:p>19952</text:p>
          </table:table-cell>
          <table:table-cell office:value-type="float" office:value="19912096" calcext:value-type="float">
            <text:p>1991209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9952" calcext:value-type="float">
            <text:p>19952</text:p>
          </table:table-cell>
          <table:table-cell office:value-type="float" office:value="19932048" calcext:value-type="float">
            <text:p>1993204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9952" calcext:value-type="float">
            <text:p>19952</text:p>
          </table:table-cell>
          <table:table-cell office:value-type="float" office:value="19952000" calcext:value-type="float">
            <text:p>1995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2:38:34.990000000</meta:creation-date>
    <dc:date>2024-03-04T14:11:49.098000000</dc:date>
    <meta:editing-duration>PT3M59S</meta:editing-duration>
    <meta:editing-cycles>1</meta:editing-cycles>
    <meta:document-statistic meta:table-count="2" meta:cell-count="3710" meta:object-count="1"/>
    <meta:generator>LibreOffice/24.2.0.3$Windows_X86_64 LibreOffice_project/da48488a73ddd66ea24cf16bbc4f7b9c08e9bea1</meta:generator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94cm" svg:y="3.706cm" style:legend-expansion="high" chart:style-name="ch2"/>
        <chart:plot-area chart:style-name="ch3" table:cell-range-address="merge_sort.A1:merge_sort.C1001" chart:data-source-has-labels="row" svg:x="0.319cm" svg:y="0.18cm" svg:width="13.302cm" svg:height="8.646cm">
          <chart:coordinate-region svg:x="2.078cm" svg:y="0.379cm" svg:width="11.543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sort.A2:merge_sort.A1001" chart:label-cell-address="merge_sort.A1:merge_sort.A1" chart:class="chart:line">
            <chart:data-point chart:repeated="1000"/>
          </chart:series>
          <chart:series chart:style-name="ch7" chart:values-cell-range-address="merge_sort.B2:merge_sort.B1001" chart:label-cell-address="merge_sort.B1:merge_sort.B1" chart:class="chart:line">
            <chart:data-point chart:repeated="1000"/>
          </chart:series>
          <chart:series chart:style-name="ch8" chart:values-cell-range-address="merge_sort.C2:merge_sort.C1001" chart:label-cell-address="merge_sort.C1:merge_sort.C1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</text:p>
                <draw:g>
                  <svg:desc>merge_sort.A1:merge_sort.A1</svg:desc>
                </draw:g>
              </table:table-cell>
              <table:table-cell office:value-type="string">
                <text:p>read</text:p>
                <draw:g>
                  <svg:desc>merge_sort.B1:merge_sort.B1</svg:desc>
                </draw:g>
              </table:table-cell>
              <table:table-cell office:value-type="string">
                <text:p>write</text:p>
                <draw:g>
                  <svg:desc>merge_sort.C1:merge_sor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rge_sort.A2:merge_sort.A1001</svg:desc>
                </draw:g>
              </table:table-cell>
              <table:table-cell office:value-type="float" office:value="19952">
                <text:p>19952</text:p>
                <draw:g>
                  <svg:desc>merge_sort.B2:merge_sort.B1001</svg:desc>
                </draw:g>
              </table:table-cell>
              <table:table-cell office:value-type="float" office:value="19952">
                <text:p>19952</text:p>
                <draw:g>
                  <svg:desc>merge_sort.C2:merge_sort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952">
                <text:p>19952</text:p>
              </table:table-cell>
              <table:table-cell office:value-type="float" office:value="39904">
                <text:p>39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952">
                <text:p>19952</text:p>
              </table:table-cell>
              <table:table-cell office:value-type="float" office:value="59856">
                <text:p>59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952">
                <text:p>19952</text:p>
              </table:table-cell>
              <table:table-cell office:value-type="float" office:value="79808">
                <text:p>79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952">
                <text:p>19952</text:p>
              </table:table-cell>
              <table:table-cell office:value-type="float" office:value="99760">
                <text:p>997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952">
                <text:p>19952</text:p>
              </table:table-cell>
              <table:table-cell office:value-type="float" office:value="119712">
                <text:p>119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952">
                <text:p>19952</text:p>
              </table:table-cell>
              <table:table-cell office:value-type="float" office:value="139664">
                <text:p>139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952">
                <text:p>19952</text:p>
              </table:table-cell>
              <table:table-cell office:value-type="float" office:value="159616">
                <text:p>159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952">
                <text:p>19952</text:p>
              </table:table-cell>
              <table:table-cell office:value-type="float" office:value="179568">
                <text:p>179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952">
                <text:p>19952</text:p>
              </table:table-cell>
              <table:table-cell office:value-type="float" office:value="199520">
                <text:p>199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952">
                <text:p>19952</text:p>
              </table:table-cell>
              <table:table-cell office:value-type="float" office:value="219472">
                <text:p>219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952">
                <text:p>19952</text:p>
              </table:table-cell>
              <table:table-cell office:value-type="float" office:value="239424">
                <text:p>239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952">
                <text:p>19952</text:p>
              </table:table-cell>
              <table:table-cell office:value-type="float" office:value="259376">
                <text:p>259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952">
                <text:p>19952</text:p>
              </table:table-cell>
              <table:table-cell office:value-type="float" office:value="279328">
                <text:p>279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952">
                <text:p>19952</text:p>
              </table:table-cell>
              <table:table-cell office:value-type="float" office:value="299280">
                <text:p>2992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952">
                <text:p>19952</text:p>
              </table:table-cell>
              <table:table-cell office:value-type="float" office:value="319232">
                <text:p>319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952">
                <text:p>19952</text:p>
              </table:table-cell>
              <table:table-cell office:value-type="float" office:value="339184">
                <text:p>339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9952">
                <text:p>19952</text:p>
              </table:table-cell>
              <table:table-cell office:value-type="float" office:value="359136">
                <text:p>359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952">
                <text:p>19952</text:p>
              </table:table-cell>
              <table:table-cell office:value-type="float" office:value="379088">
                <text:p>3790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952">
                <text:p>19952</text:p>
              </table:table-cell>
              <table:table-cell office:value-type="float" office:value="399040">
                <text:p>3990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952">
                <text:p>19952</text:p>
              </table:table-cell>
              <table:table-cell office:value-type="float" office:value="418992">
                <text:p>418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952">
                <text:p>19952</text:p>
              </table:table-cell>
              <table:table-cell office:value-type="float" office:value="438944">
                <text:p>438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952">
                <text:p>19952</text:p>
              </table:table-cell>
              <table:table-cell office:value-type="float" office:value="458896">
                <text:p>458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9952">
                <text:p>19952</text:p>
              </table:table-cell>
              <table:table-cell office:value-type="float" office:value="478848">
                <text:p>478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952">
                <text:p>19952</text:p>
              </table:table-cell>
              <table:table-cell office:value-type="float" office:value="498800">
                <text:p>498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952">
                <text:p>19952</text:p>
              </table:table-cell>
              <table:table-cell office:value-type="float" office:value="518752">
                <text:p>518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952">
                <text:p>19952</text:p>
              </table:table-cell>
              <table:table-cell office:value-type="float" office:value="538704">
                <text:p>538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9952">
                <text:p>19952</text:p>
              </table:table-cell>
              <table:table-cell office:value-type="float" office:value="558656">
                <text:p>558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9952">
                <text:p>19952</text:p>
              </table:table-cell>
              <table:table-cell office:value-type="float" office:value="578608">
                <text:p>578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952">
                <text:p>19952</text:p>
              </table:table-cell>
              <table:table-cell office:value-type="float" office:value="598560">
                <text:p>5985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952">
                <text:p>19952</text:p>
              </table:table-cell>
              <table:table-cell office:value-type="float" office:value="618512">
                <text:p>6185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952">
                <text:p>19952</text:p>
              </table:table-cell>
              <table:table-cell office:value-type="float" office:value="638464">
                <text:p>638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9952">
                <text:p>19952</text:p>
              </table:table-cell>
              <table:table-cell office:value-type="float" office:value="658416">
                <text:p>658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952">
                <text:p>19952</text:p>
              </table:table-cell>
              <table:table-cell office:value-type="float" office:value="678368">
                <text:p>678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952">
                <text:p>19952</text:p>
              </table:table-cell>
              <table:table-cell office:value-type="float" office:value="698320">
                <text:p>698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952">
                <text:p>19952</text:p>
              </table:table-cell>
              <table:table-cell office:value-type="float" office:value="718272">
                <text:p>718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952">
                <text:p>19952</text:p>
              </table:table-cell>
              <table:table-cell office:value-type="float" office:value="738224">
                <text:p>738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952">
                <text:p>19952</text:p>
              </table:table-cell>
              <table:table-cell office:value-type="float" office:value="758176">
                <text:p>7581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9952">
                <text:p>19952</text:p>
              </table:table-cell>
              <table:table-cell office:value-type="float" office:value="778128">
                <text:p>778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952">
                <text:p>19952</text:p>
              </table:table-cell>
              <table:table-cell office:value-type="float" office:value="798080">
                <text:p>7980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952">
                <text:p>19952</text:p>
              </table:table-cell>
              <table:table-cell office:value-type="float" office:value="818032">
                <text:p>818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9952">
                <text:p>19952</text:p>
              </table:table-cell>
              <table:table-cell office:value-type="float" office:value="837984">
                <text:p>837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9952">
                <text:p>19952</text:p>
              </table:table-cell>
              <table:table-cell office:value-type="float" office:value="857936">
                <text:p>8579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9952">
                <text:p>19952</text:p>
              </table:table-cell>
              <table:table-cell office:value-type="float" office:value="877888">
                <text:p>8778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9952">
                <text:p>19952</text:p>
              </table:table-cell>
              <table:table-cell office:value-type="float" office:value="897840">
                <text:p>8978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952">
                <text:p>19952</text:p>
              </table:table-cell>
              <table:table-cell office:value-type="float" office:value="917792">
                <text:p>917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952">
                <text:p>19952</text:p>
              </table:table-cell>
              <table:table-cell office:value-type="float" office:value="937744">
                <text:p>937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952">
                <text:p>19952</text:p>
              </table:table-cell>
              <table:table-cell office:value-type="float" office:value="957696">
                <text:p>957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952">
                <text:p>19952</text:p>
              </table:table-cell>
              <table:table-cell office:value-type="float" office:value="977648">
                <text:p>9776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9952">
                <text:p>19952</text:p>
              </table:table-cell>
              <table:table-cell office:value-type="float" office:value="997600">
                <text:p>9976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9952">
                <text:p>19952</text:p>
              </table:table-cell>
              <table:table-cell office:value-type="float" office:value="1017552">
                <text:p>1017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9952">
                <text:p>19952</text:p>
              </table:table-cell>
              <table:table-cell office:value-type="float" office:value="1037504">
                <text:p>1037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9952">
                <text:p>19952</text:p>
              </table:table-cell>
              <table:table-cell office:value-type="float" office:value="1057456">
                <text:p>1057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9952">
                <text:p>19952</text:p>
              </table:table-cell>
              <table:table-cell office:value-type="float" office:value="1077408">
                <text:p>1077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9952">
                <text:p>19952</text:p>
              </table:table-cell>
              <table:table-cell office:value-type="float" office:value="1097360">
                <text:p>10973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952">
                <text:p>19952</text:p>
              </table:table-cell>
              <table:table-cell office:value-type="float" office:value="1117312">
                <text:p>11173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9952">
                <text:p>19952</text:p>
              </table:table-cell>
              <table:table-cell office:value-type="float" office:value="1137264">
                <text:p>11372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952">
                <text:p>19952</text:p>
              </table:table-cell>
              <table:table-cell office:value-type="float" office:value="1157216">
                <text:p>11572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9952">
                <text:p>19952</text:p>
              </table:table-cell>
              <table:table-cell office:value-type="float" office:value="1177168">
                <text:p>1177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9952">
                <text:p>19952</text:p>
              </table:table-cell>
              <table:table-cell office:value-type="float" office:value="1197120">
                <text:p>11971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9952">
                <text:p>19952</text:p>
              </table:table-cell>
              <table:table-cell office:value-type="float" office:value="1217072">
                <text:p>1217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9952">
                <text:p>19952</text:p>
              </table:table-cell>
              <table:table-cell office:value-type="float" office:value="1237024">
                <text:p>1237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952">
                <text:p>19952</text:p>
              </table:table-cell>
              <table:table-cell office:value-type="float" office:value="1256976">
                <text:p>12569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9952">
                <text:p>19952</text:p>
              </table:table-cell>
              <table:table-cell office:value-type="float" office:value="1276928">
                <text:p>1276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9952">
                <text:p>19952</text:p>
              </table:table-cell>
              <table:table-cell office:value-type="float" office:value="1296880">
                <text:p>12968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9952">
                <text:p>19952</text:p>
              </table:table-cell>
              <table:table-cell office:value-type="float" office:value="1316832">
                <text:p>1316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9952">
                <text:p>19952</text:p>
              </table:table-cell>
              <table:table-cell office:value-type="float" office:value="1336784">
                <text:p>13367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9952">
                <text:p>19952</text:p>
              </table:table-cell>
              <table:table-cell office:value-type="float" office:value="1356736">
                <text:p>13567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9952">
                <text:p>19952</text:p>
              </table:table-cell>
              <table:table-cell office:value-type="float" office:value="1376688">
                <text:p>1376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9952">
                <text:p>19952</text:p>
              </table:table-cell>
              <table:table-cell office:value-type="float" office:value="1396640">
                <text:p>13966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9952">
                <text:p>19952</text:p>
              </table:table-cell>
              <table:table-cell office:value-type="float" office:value="1416592">
                <text:p>1416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9952">
                <text:p>19952</text:p>
              </table:table-cell>
              <table:table-cell office:value-type="float" office:value="1436544">
                <text:p>14365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9952">
                <text:p>19952</text:p>
              </table:table-cell>
              <table:table-cell office:value-type="float" office:value="1456496">
                <text:p>1456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952">
                <text:p>19952</text:p>
              </table:table-cell>
              <table:table-cell office:value-type="float" office:value="1476448">
                <text:p>1476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9952">
                <text:p>19952</text:p>
              </table:table-cell>
              <table:table-cell office:value-type="float" office:value="1496400">
                <text:p>14964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952">
                <text:p>19952</text:p>
              </table:table-cell>
              <table:table-cell office:value-type="float" office:value="1516352">
                <text:p>1516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952">
                <text:p>19952</text:p>
              </table:table-cell>
              <table:table-cell office:value-type="float" office:value="1536304">
                <text:p>1536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9952">
                <text:p>19952</text:p>
              </table:table-cell>
              <table:table-cell office:value-type="float" office:value="1556256">
                <text:p>1556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9952">
                <text:p>19952</text:p>
              </table:table-cell>
              <table:table-cell office:value-type="float" office:value="1576208">
                <text:p>15762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9952">
                <text:p>19952</text:p>
              </table:table-cell>
              <table:table-cell office:value-type="float" office:value="1596160">
                <text:p>1596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9952">
                <text:p>19952</text:p>
              </table:table-cell>
              <table:table-cell office:value-type="float" office:value="1616112">
                <text:p>1616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9952">
                <text:p>19952</text:p>
              </table:table-cell>
              <table:table-cell office:value-type="float" office:value="1636064">
                <text:p>16360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9952">
                <text:p>19952</text:p>
              </table:table-cell>
              <table:table-cell office:value-type="float" office:value="1656016">
                <text:p>1656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9952">
                <text:p>19952</text:p>
              </table:table-cell>
              <table:table-cell office:value-type="float" office:value="1675968">
                <text:p>1675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9952">
                <text:p>19952</text:p>
              </table:table-cell>
              <table:table-cell office:value-type="float" office:value="1695920">
                <text:p>16959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9952">
                <text:p>19952</text:p>
              </table:table-cell>
              <table:table-cell office:value-type="float" office:value="1715872">
                <text:p>17158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9952">
                <text:p>19952</text:p>
              </table:table-cell>
              <table:table-cell office:value-type="float" office:value="1735824">
                <text:p>1735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9952">
                <text:p>19952</text:p>
              </table:table-cell>
              <table:table-cell office:value-type="float" office:value="1755776">
                <text:p>17557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9952">
                <text:p>19952</text:p>
              </table:table-cell>
              <table:table-cell office:value-type="float" office:value="1775728">
                <text:p>17757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9952">
                <text:p>19952</text:p>
              </table:table-cell>
              <table:table-cell office:value-type="float" office:value="1795680">
                <text:p>17956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9952">
                <text:p>19952</text:p>
              </table:table-cell>
              <table:table-cell office:value-type="float" office:value="1815632">
                <text:p>18156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9952">
                <text:p>19952</text:p>
              </table:table-cell>
              <table:table-cell office:value-type="float" office:value="1835584">
                <text:p>18355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9952">
                <text:p>19952</text:p>
              </table:table-cell>
              <table:table-cell office:value-type="float" office:value="1855536">
                <text:p>1855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9952">
                <text:p>19952</text:p>
              </table:table-cell>
              <table:table-cell office:value-type="float" office:value="1875488">
                <text:p>1875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9952">
                <text:p>19952</text:p>
              </table:table-cell>
              <table:table-cell office:value-type="float" office:value="1895440">
                <text:p>18954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9952">
                <text:p>19952</text:p>
              </table:table-cell>
              <table:table-cell office:value-type="float" office:value="1915392">
                <text:p>1915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9952">
                <text:p>19952</text:p>
              </table:table-cell>
              <table:table-cell office:value-type="float" office:value="1935344">
                <text:p>1935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9952">
                <text:p>19952</text:p>
              </table:table-cell>
              <table:table-cell office:value-type="float" office:value="1955296">
                <text:p>1955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9952">
                <text:p>19952</text:p>
              </table:table-cell>
              <table:table-cell office:value-type="float" office:value="1975248">
                <text:p>1975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9952">
                <text:p>19952</text:p>
              </table:table-cell>
              <table:table-cell office:value-type="float" office:value="1995200">
                <text:p>19952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9952">
                <text:p>19952</text:p>
              </table:table-cell>
              <table:table-cell office:value-type="float" office:value="2015152">
                <text:p>20151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9952">
                <text:p>19952</text:p>
              </table:table-cell>
              <table:table-cell office:value-type="float" office:value="2035104">
                <text:p>20351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9952">
                <text:p>19952</text:p>
              </table:table-cell>
              <table:table-cell office:value-type="float" office:value="2055056">
                <text:p>20550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9952">
                <text:p>19952</text:p>
              </table:table-cell>
              <table:table-cell office:value-type="float" office:value="2075008">
                <text:p>20750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9952">
                <text:p>19952</text:p>
              </table:table-cell>
              <table:table-cell office:value-type="float" office:value="2094960">
                <text:p>20949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9952">
                <text:p>19952</text:p>
              </table:table-cell>
              <table:table-cell office:value-type="float" office:value="2114912">
                <text:p>21149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9952">
                <text:p>19952</text:p>
              </table:table-cell>
              <table:table-cell office:value-type="float" office:value="2134864">
                <text:p>213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9952">
                <text:p>19952</text:p>
              </table:table-cell>
              <table:table-cell office:value-type="float" office:value="2154816">
                <text:p>21548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9952">
                <text:p>19952</text:p>
              </table:table-cell>
              <table:table-cell office:value-type="float" office:value="2174768">
                <text:p>21747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9952">
                <text:p>19952</text:p>
              </table:table-cell>
              <table:table-cell office:value-type="float" office:value="2194720">
                <text:p>21947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9952">
                <text:p>19952</text:p>
              </table:table-cell>
              <table:table-cell office:value-type="float" office:value="2214672">
                <text:p>2214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9952">
                <text:p>19952</text:p>
              </table:table-cell>
              <table:table-cell office:value-type="float" office:value="2234624">
                <text:p>22346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9952">
                <text:p>19952</text:p>
              </table:table-cell>
              <table:table-cell office:value-type="float" office:value="2254576">
                <text:p>2254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9952">
                <text:p>19952</text:p>
              </table:table-cell>
              <table:table-cell office:value-type="float" office:value="2274528">
                <text:p>22745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9952">
                <text:p>19952</text:p>
              </table:table-cell>
              <table:table-cell office:value-type="float" office:value="2294480">
                <text:p>22944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9952">
                <text:p>19952</text:p>
              </table:table-cell>
              <table:table-cell office:value-type="float" office:value="2314432">
                <text:p>23144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9952">
                <text:p>19952</text:p>
              </table:table-cell>
              <table:table-cell office:value-type="float" office:value="2334384">
                <text:p>2334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9952">
                <text:p>19952</text:p>
              </table:table-cell>
              <table:table-cell office:value-type="float" office:value="2354336">
                <text:p>23543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9952">
                <text:p>19952</text:p>
              </table:table-cell>
              <table:table-cell office:value-type="float" office:value="2374288">
                <text:p>23742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952">
                <text:p>19952</text:p>
              </table:table-cell>
              <table:table-cell office:value-type="float" office:value="2394240">
                <text:p>23942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9952">
                <text:p>19952</text:p>
              </table:table-cell>
              <table:table-cell office:value-type="float" office:value="2414192">
                <text:p>24141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9952">
                <text:p>19952</text:p>
              </table:table-cell>
              <table:table-cell office:value-type="float" office:value="2434144">
                <text:p>24341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9952">
                <text:p>19952</text:p>
              </table:table-cell>
              <table:table-cell office:value-type="float" office:value="2454096">
                <text:p>24540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9952">
                <text:p>19952</text:p>
              </table:table-cell>
              <table:table-cell office:value-type="float" office:value="2474048">
                <text:p>24740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952">
                <text:p>19952</text:p>
              </table:table-cell>
              <table:table-cell office:value-type="float" office:value="2494000">
                <text:p>2494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9952">
                <text:p>19952</text:p>
              </table:table-cell>
              <table:table-cell office:value-type="float" office:value="2513952">
                <text:p>25139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9952">
                <text:p>19952</text:p>
              </table:table-cell>
              <table:table-cell office:value-type="float" office:value="2533904">
                <text:p>25339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952">
                <text:p>19952</text:p>
              </table:table-cell>
              <table:table-cell office:value-type="float" office:value="2553856">
                <text:p>25538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9952">
                <text:p>19952</text:p>
              </table:table-cell>
              <table:table-cell office:value-type="float" office:value="2573808">
                <text:p>25738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9952">
                <text:p>19952</text:p>
              </table:table-cell>
              <table:table-cell office:value-type="float" office:value="2593760">
                <text:p>25937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9952">
                <text:p>19952</text:p>
              </table:table-cell>
              <table:table-cell office:value-type="float" office:value="2613712">
                <text:p>26137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9952">
                <text:p>19952</text:p>
              </table:table-cell>
              <table:table-cell office:value-type="float" office:value="2633664">
                <text:p>26336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9952">
                <text:p>19952</text:p>
              </table:table-cell>
              <table:table-cell office:value-type="float" office:value="2653616">
                <text:p>2653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9952">
                <text:p>19952</text:p>
              </table:table-cell>
              <table:table-cell office:value-type="float" office:value="2673568">
                <text:p>26735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9952">
                <text:p>19952</text:p>
              </table:table-cell>
              <table:table-cell office:value-type="float" office:value="2693520">
                <text:p>26935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9952">
                <text:p>19952</text:p>
              </table:table-cell>
              <table:table-cell office:value-type="float" office:value="2713472">
                <text:p>27134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9952">
                <text:p>19952</text:p>
              </table:table-cell>
              <table:table-cell office:value-type="float" office:value="2733424">
                <text:p>27334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9952">
                <text:p>19952</text:p>
              </table:table-cell>
              <table:table-cell office:value-type="float" office:value="2753376">
                <text:p>27533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9952">
                <text:p>19952</text:p>
              </table:table-cell>
              <table:table-cell office:value-type="float" office:value="2773328">
                <text:p>27733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9952">
                <text:p>19952</text:p>
              </table:table-cell>
              <table:table-cell office:value-type="float" office:value="2793280">
                <text:p>27932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9952">
                <text:p>19952</text:p>
              </table:table-cell>
              <table:table-cell office:value-type="float" office:value="2813232">
                <text:p>28132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9952">
                <text:p>19952</text:p>
              </table:table-cell>
              <table:table-cell office:value-type="float" office:value="2833184">
                <text:p>2833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9952">
                <text:p>19952</text:p>
              </table:table-cell>
              <table:table-cell office:value-type="float" office:value="2853136">
                <text:p>28531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9952">
                <text:p>19952</text:p>
              </table:table-cell>
              <table:table-cell office:value-type="float" office:value="2873088">
                <text:p>28730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9952">
                <text:p>19952</text:p>
              </table:table-cell>
              <table:table-cell office:value-type="float" office:value="2893040">
                <text:p>28930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9952">
                <text:p>19952</text:p>
              </table:table-cell>
              <table:table-cell office:value-type="float" office:value="2912992">
                <text:p>29129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9952">
                <text:p>19952</text:p>
              </table:table-cell>
              <table:table-cell office:value-type="float" office:value="2932944">
                <text:p>29329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9952">
                <text:p>19952</text:p>
              </table:table-cell>
              <table:table-cell office:value-type="float" office:value="2952896">
                <text:p>2952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9952">
                <text:p>19952</text:p>
              </table:table-cell>
              <table:table-cell office:value-type="float" office:value="2972848">
                <text:p>29728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9952">
                <text:p>19952</text:p>
              </table:table-cell>
              <table:table-cell office:value-type="float" office:value="2992800">
                <text:p>29928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9952">
                <text:p>19952</text:p>
              </table:table-cell>
              <table:table-cell office:value-type="float" office:value="3012752">
                <text:p>30127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9952">
                <text:p>19952</text:p>
              </table:table-cell>
              <table:table-cell office:value-type="float" office:value="3032704">
                <text:p>30327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9952">
                <text:p>19952</text:p>
              </table:table-cell>
              <table:table-cell office:value-type="float" office:value="3052656">
                <text:p>30526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9952">
                <text:p>19952</text:p>
              </table:table-cell>
              <table:table-cell office:value-type="float" office:value="3072608">
                <text:p>30726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9952">
                <text:p>19952</text:p>
              </table:table-cell>
              <table:table-cell office:value-type="float" office:value="3092560">
                <text:p>30925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9952">
                <text:p>19952</text:p>
              </table:table-cell>
              <table:table-cell office:value-type="float" office:value="3112512">
                <text:p>31125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9952">
                <text:p>19952</text:p>
              </table:table-cell>
              <table:table-cell office:value-type="float" office:value="3132464">
                <text:p>3132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9952">
                <text:p>19952</text:p>
              </table:table-cell>
              <table:table-cell office:value-type="float" office:value="3152416">
                <text:p>31524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9952">
                <text:p>19952</text:p>
              </table:table-cell>
              <table:table-cell office:value-type="float" office:value="3172368">
                <text:p>31723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9952">
                <text:p>19952</text:p>
              </table:table-cell>
              <table:table-cell office:value-type="float" office:value="3192320">
                <text:p>31923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9952">
                <text:p>19952</text:p>
              </table:table-cell>
              <table:table-cell office:value-type="float" office:value="3212272">
                <text:p>32122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9952">
                <text:p>19952</text:p>
              </table:table-cell>
              <table:table-cell office:value-type="float" office:value="3232224">
                <text:p>3232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9952">
                <text:p>19952</text:p>
              </table:table-cell>
              <table:table-cell office:value-type="float" office:value="3252176">
                <text:p>3252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9952">
                <text:p>19952</text:p>
              </table:table-cell>
              <table:table-cell office:value-type="float" office:value="3272128">
                <text:p>32721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9952">
                <text:p>19952</text:p>
              </table:table-cell>
              <table:table-cell office:value-type="float" office:value="3292080">
                <text:p>32920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9952">
                <text:p>19952</text:p>
              </table:table-cell>
              <table:table-cell office:value-type="float" office:value="3312032">
                <text:p>33120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9952">
                <text:p>19952</text:p>
              </table:table-cell>
              <table:table-cell office:value-type="float" office:value="3331984">
                <text:p>33319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9952">
                <text:p>19952</text:p>
              </table:table-cell>
              <table:table-cell office:value-type="float" office:value="3351936">
                <text:p>33519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9952">
                <text:p>19952</text:p>
              </table:table-cell>
              <table:table-cell office:value-type="float" office:value="3371888">
                <text:p>33718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9952">
                <text:p>19952</text:p>
              </table:table-cell>
              <table:table-cell office:value-type="float" office:value="3391840">
                <text:p>33918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952">
                <text:p>19952</text:p>
              </table:table-cell>
              <table:table-cell office:value-type="float" office:value="3411792">
                <text:p>34117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952">
                <text:p>19952</text:p>
              </table:table-cell>
              <table:table-cell office:value-type="float" office:value="3431744">
                <text:p>3431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9952">
                <text:p>19952</text:p>
              </table:table-cell>
              <table:table-cell office:value-type="float" office:value="3451696">
                <text:p>34516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9952">
                <text:p>19952</text:p>
              </table:table-cell>
              <table:table-cell office:value-type="float" office:value="3471648">
                <text:p>34716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9952">
                <text:p>19952</text:p>
              </table:table-cell>
              <table:table-cell office:value-type="float" office:value="3491600">
                <text:p>34916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9952">
                <text:p>19952</text:p>
              </table:table-cell>
              <table:table-cell office:value-type="float" office:value="3511552">
                <text:p>35115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9952">
                <text:p>19952</text:p>
              </table:table-cell>
              <table:table-cell office:value-type="float" office:value="3531504">
                <text:p>35315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9952">
                <text:p>19952</text:p>
              </table:table-cell>
              <table:table-cell office:value-type="float" office:value="3551456">
                <text:p>35514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9952">
                <text:p>19952</text:p>
              </table:table-cell>
              <table:table-cell office:value-type="float" office:value="3571408">
                <text:p>35714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9952">
                <text:p>19952</text:p>
              </table:table-cell>
              <table:table-cell office:value-type="float" office:value="3591360">
                <text:p>35913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9952">
                <text:p>19952</text:p>
              </table:table-cell>
              <table:table-cell office:value-type="float" office:value="3611312">
                <text:p>36113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9952">
                <text:p>19952</text:p>
              </table:table-cell>
              <table:table-cell office:value-type="float" office:value="3631264">
                <text:p>3631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9952">
                <text:p>19952</text:p>
              </table:table-cell>
              <table:table-cell office:value-type="float" office:value="3651216">
                <text:p>36512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9952">
                <text:p>19952</text:p>
              </table:table-cell>
              <table:table-cell office:value-type="float" office:value="3671168">
                <text:p>36711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9952">
                <text:p>19952</text:p>
              </table:table-cell>
              <table:table-cell office:value-type="float" office:value="3691120">
                <text:p>36911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9952">
                <text:p>19952</text:p>
              </table:table-cell>
              <table:table-cell office:value-type="float" office:value="3711072">
                <text:p>37110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9952">
                <text:p>19952</text:p>
              </table:table-cell>
              <table:table-cell office:value-type="float" office:value="3731024">
                <text:p>37310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9952">
                <text:p>19952</text:p>
              </table:table-cell>
              <table:table-cell office:value-type="float" office:value="3750976">
                <text:p>37509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9952">
                <text:p>19952</text:p>
              </table:table-cell>
              <table:table-cell office:value-type="float" office:value="3770928">
                <text:p>37709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9952">
                <text:p>19952</text:p>
              </table:table-cell>
              <table:table-cell office:value-type="float" office:value="3790880">
                <text:p>37908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9952">
                <text:p>19952</text:p>
              </table:table-cell>
              <table:table-cell office:value-type="float" office:value="3810832">
                <text:p>38108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9952">
                <text:p>19952</text:p>
              </table:table-cell>
              <table:table-cell office:value-type="float" office:value="3830784">
                <text:p>38307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9952">
                <text:p>19952</text:p>
              </table:table-cell>
              <table:table-cell office:value-type="float" office:value="3850736">
                <text:p>38507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9952">
                <text:p>19952</text:p>
              </table:table-cell>
              <table:table-cell office:value-type="float" office:value="3870688">
                <text:p>38706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9952">
                <text:p>19952</text:p>
              </table:table-cell>
              <table:table-cell office:value-type="float" office:value="3890640">
                <text:p>38906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9952">
                <text:p>19952</text:p>
              </table:table-cell>
              <table:table-cell office:value-type="float" office:value="3910592">
                <text:p>39105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952">
                <text:p>19952</text:p>
              </table:table-cell>
              <table:table-cell office:value-type="float" office:value="3930544">
                <text:p>39305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952">
                <text:p>19952</text:p>
              </table:table-cell>
              <table:table-cell office:value-type="float" office:value="3950496">
                <text:p>39504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9952">
                <text:p>19952</text:p>
              </table:table-cell>
              <table:table-cell office:value-type="float" office:value="3970448">
                <text:p>39704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952">
                <text:p>19952</text:p>
              </table:table-cell>
              <table:table-cell office:value-type="float" office:value="3990400">
                <text:p>39904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9952">
                <text:p>19952</text:p>
              </table:table-cell>
              <table:table-cell office:value-type="float" office:value="4010352">
                <text:p>40103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9952">
                <text:p>19952</text:p>
              </table:table-cell>
              <table:table-cell office:value-type="float" office:value="4030304">
                <text:p>40303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9952">
                <text:p>19952</text:p>
              </table:table-cell>
              <table:table-cell office:value-type="float" office:value="4050256">
                <text:p>40502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952">
                <text:p>19952</text:p>
              </table:table-cell>
              <table:table-cell office:value-type="float" office:value="4070208">
                <text:p>40702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9952">
                <text:p>19952</text:p>
              </table:table-cell>
              <table:table-cell office:value-type="float" office:value="4090160">
                <text:p>40901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9952">
                <text:p>19952</text:p>
              </table:table-cell>
              <table:table-cell office:value-type="float" office:value="4110112">
                <text:p>41101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9952">
                <text:p>19952</text:p>
              </table:table-cell>
              <table:table-cell office:value-type="float" office:value="4130064">
                <text:p>41300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9952">
                <text:p>19952</text:p>
              </table:table-cell>
              <table:table-cell office:value-type="float" office:value="4150016">
                <text:p>41500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9952">
                <text:p>19952</text:p>
              </table:table-cell>
              <table:table-cell office:value-type="float" office:value="4169968">
                <text:p>41699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9952">
                <text:p>19952</text:p>
              </table:table-cell>
              <table:table-cell office:value-type="float" office:value="4189920">
                <text:p>41899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9952">
                <text:p>19952</text:p>
              </table:table-cell>
              <table:table-cell office:value-type="float" office:value="4209872">
                <text:p>42098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9952">
                <text:p>19952</text:p>
              </table:table-cell>
              <table:table-cell office:value-type="float" office:value="4229824">
                <text:p>42298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9952">
                <text:p>19952</text:p>
              </table:table-cell>
              <table:table-cell office:value-type="float" office:value="4249776">
                <text:p>42497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9952">
                <text:p>19952</text:p>
              </table:table-cell>
              <table:table-cell office:value-type="float" office:value="4269728">
                <text:p>42697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9952">
                <text:p>19952</text:p>
              </table:table-cell>
              <table:table-cell office:value-type="float" office:value="4289680">
                <text:p>42896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9952">
                <text:p>19952</text:p>
              </table:table-cell>
              <table:table-cell office:value-type="float" office:value="4309632">
                <text:p>43096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9952">
                <text:p>19952</text:p>
              </table:table-cell>
              <table:table-cell office:value-type="float" office:value="4329584">
                <text:p>43295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9952">
                <text:p>19952</text:p>
              </table:table-cell>
              <table:table-cell office:value-type="float" office:value="4349536">
                <text:p>43495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9952">
                <text:p>19952</text:p>
              </table:table-cell>
              <table:table-cell office:value-type="float" office:value="4369488">
                <text:p>43694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9952">
                <text:p>19952</text:p>
              </table:table-cell>
              <table:table-cell office:value-type="float" office:value="4389440">
                <text:p>43894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9952">
                <text:p>19952</text:p>
              </table:table-cell>
              <table:table-cell office:value-type="float" office:value="4409392">
                <text:p>44093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9952">
                <text:p>19952</text:p>
              </table:table-cell>
              <table:table-cell office:value-type="float" office:value="4429344">
                <text:p>44293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9952">
                <text:p>19952</text:p>
              </table:table-cell>
              <table:table-cell office:value-type="float" office:value="4449296">
                <text:p>44492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9952">
                <text:p>19952</text:p>
              </table:table-cell>
              <table:table-cell office:value-type="float" office:value="4469248">
                <text:p>44692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9952">
                <text:p>19952</text:p>
              </table:table-cell>
              <table:table-cell office:value-type="float" office:value="4489200">
                <text:p>44892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9952">
                <text:p>19952</text:p>
              </table:table-cell>
              <table:table-cell office:value-type="float" office:value="4509152">
                <text:p>45091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9952">
                <text:p>19952</text:p>
              </table:table-cell>
              <table:table-cell office:value-type="float" office:value="4529104">
                <text:p>45291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9952">
                <text:p>19952</text:p>
              </table:table-cell>
              <table:table-cell office:value-type="float" office:value="4549056">
                <text:p>45490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9952">
                <text:p>19952</text:p>
              </table:table-cell>
              <table:table-cell office:value-type="float" office:value="4569008">
                <text:p>45690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9952">
                <text:p>19952</text:p>
              </table:table-cell>
              <table:table-cell office:value-type="float" office:value="4588960">
                <text:p>45889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9952">
                <text:p>19952</text:p>
              </table:table-cell>
              <table:table-cell office:value-type="float" office:value="4608912">
                <text:p>46089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9952">
                <text:p>19952</text:p>
              </table:table-cell>
              <table:table-cell office:value-type="float" office:value="4628864">
                <text:p>46288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9952">
                <text:p>19952</text:p>
              </table:table-cell>
              <table:table-cell office:value-type="float" office:value="4648816">
                <text:p>4648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9952">
                <text:p>19952</text:p>
              </table:table-cell>
              <table:table-cell office:value-type="float" office:value="4668768">
                <text:p>46687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9952">
                <text:p>19952</text:p>
              </table:table-cell>
              <table:table-cell office:value-type="float" office:value="4688720">
                <text:p>46887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9952">
                <text:p>19952</text:p>
              </table:table-cell>
              <table:table-cell office:value-type="float" office:value="4708672">
                <text:p>47086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9952">
                <text:p>19952</text:p>
              </table:table-cell>
              <table:table-cell office:value-type="float" office:value="4728624">
                <text:p>47286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9952">
                <text:p>19952</text:p>
              </table:table-cell>
              <table:table-cell office:value-type="float" office:value="4748576">
                <text:p>47485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9952">
                <text:p>19952</text:p>
              </table:table-cell>
              <table:table-cell office:value-type="float" office:value="4768528">
                <text:p>47685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9952">
                <text:p>19952</text:p>
              </table:table-cell>
              <table:table-cell office:value-type="float" office:value="4788480">
                <text:p>47884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9952">
                <text:p>19952</text:p>
              </table:table-cell>
              <table:table-cell office:value-type="float" office:value="4808432">
                <text:p>48084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9952">
                <text:p>19952</text:p>
              </table:table-cell>
              <table:table-cell office:value-type="float" office:value="4828384">
                <text:p>48283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9952">
                <text:p>19952</text:p>
              </table:table-cell>
              <table:table-cell office:value-type="float" office:value="4848336">
                <text:p>48483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9952">
                <text:p>19952</text:p>
              </table:table-cell>
              <table:table-cell office:value-type="float" office:value="4868288">
                <text:p>48682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9952">
                <text:p>19952</text:p>
              </table:table-cell>
              <table:table-cell office:value-type="float" office:value="4888240">
                <text:p>48882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9952">
                <text:p>19952</text:p>
              </table:table-cell>
              <table:table-cell office:value-type="float" office:value="4908192">
                <text:p>49081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9952">
                <text:p>19952</text:p>
              </table:table-cell>
              <table:table-cell office:value-type="float" office:value="4928144">
                <text:p>49281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9952">
                <text:p>19952</text:p>
              </table:table-cell>
              <table:table-cell office:value-type="float" office:value="4948096">
                <text:p>49480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9952">
                <text:p>19952</text:p>
              </table:table-cell>
              <table:table-cell office:value-type="float" office:value="4968048">
                <text:p>49680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9952">
                <text:p>19952</text:p>
              </table:table-cell>
              <table:table-cell office:value-type="float" office:value="4988000">
                <text:p>4988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9952">
                <text:p>19952</text:p>
              </table:table-cell>
              <table:table-cell office:value-type="float" office:value="5007952">
                <text:p>50079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9952">
                <text:p>19952</text:p>
              </table:table-cell>
              <table:table-cell office:value-type="float" office:value="5027904">
                <text:p>50279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9952">
                <text:p>19952</text:p>
              </table:table-cell>
              <table:table-cell office:value-type="float" office:value="5047856">
                <text:p>50478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9952">
                <text:p>19952</text:p>
              </table:table-cell>
              <table:table-cell office:value-type="float" office:value="5067808">
                <text:p>50678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9952">
                <text:p>19952</text:p>
              </table:table-cell>
              <table:table-cell office:value-type="float" office:value="5087760">
                <text:p>508776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9952">
                <text:p>19952</text:p>
              </table:table-cell>
              <table:table-cell office:value-type="float" office:value="5107712">
                <text:p>51077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9952">
                <text:p>19952</text:p>
              </table:table-cell>
              <table:table-cell office:value-type="float" office:value="5127664">
                <text:p>51276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9952">
                <text:p>19952</text:p>
              </table:table-cell>
              <table:table-cell office:value-type="float" office:value="5147616">
                <text:p>51476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9952">
                <text:p>19952</text:p>
              </table:table-cell>
              <table:table-cell office:value-type="float" office:value="5167568">
                <text:p>51675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9952">
                <text:p>19952</text:p>
              </table:table-cell>
              <table:table-cell office:value-type="float" office:value="5187520">
                <text:p>51875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9952">
                <text:p>19952</text:p>
              </table:table-cell>
              <table:table-cell office:value-type="float" office:value="5207472">
                <text:p>52074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9952">
                <text:p>19952</text:p>
              </table:table-cell>
              <table:table-cell office:value-type="float" office:value="5227424">
                <text:p>52274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9952">
                <text:p>19952</text:p>
              </table:table-cell>
              <table:table-cell office:value-type="float" office:value="5247376">
                <text:p>52473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9952">
                <text:p>19952</text:p>
              </table:table-cell>
              <table:table-cell office:value-type="float" office:value="5267328">
                <text:p>52673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9952">
                <text:p>19952</text:p>
              </table:table-cell>
              <table:table-cell office:value-type="float" office:value="5287280">
                <text:p>52872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9952">
                <text:p>19952</text:p>
              </table:table-cell>
              <table:table-cell office:value-type="float" office:value="5307232">
                <text:p>53072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9952">
                <text:p>19952</text:p>
              </table:table-cell>
              <table:table-cell office:value-type="float" office:value="5327184">
                <text:p>53271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9952">
                <text:p>19952</text:p>
              </table:table-cell>
              <table:table-cell office:value-type="float" office:value="5347136">
                <text:p>53471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9952">
                <text:p>19952</text:p>
              </table:table-cell>
              <table:table-cell office:value-type="float" office:value="5367088">
                <text:p>53670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9952">
                <text:p>19952</text:p>
              </table:table-cell>
              <table:table-cell office:value-type="float" office:value="5387040">
                <text:p>53870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9952">
                <text:p>19952</text:p>
              </table:table-cell>
              <table:table-cell office:value-type="float" office:value="5406992">
                <text:p>54069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9952">
                <text:p>19952</text:p>
              </table:table-cell>
              <table:table-cell office:value-type="float" office:value="5426944">
                <text:p>54269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9952">
                <text:p>19952</text:p>
              </table:table-cell>
              <table:table-cell office:value-type="float" office:value="5446896">
                <text:p>54468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9952">
                <text:p>19952</text:p>
              </table:table-cell>
              <table:table-cell office:value-type="float" office:value="5466848">
                <text:p>54668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9952">
                <text:p>19952</text:p>
              </table:table-cell>
              <table:table-cell office:value-type="float" office:value="5486800">
                <text:p>54868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9952">
                <text:p>19952</text:p>
              </table:table-cell>
              <table:table-cell office:value-type="float" office:value="5506752">
                <text:p>55067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9952">
                <text:p>19952</text:p>
              </table:table-cell>
              <table:table-cell office:value-type="float" office:value="5526704">
                <text:p>55267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9952">
                <text:p>19952</text:p>
              </table:table-cell>
              <table:table-cell office:value-type="float" office:value="5546656">
                <text:p>55466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9952">
                <text:p>19952</text:p>
              </table:table-cell>
              <table:table-cell office:value-type="float" office:value="5566608">
                <text:p>55666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9952">
                <text:p>19952</text:p>
              </table:table-cell>
              <table:table-cell office:value-type="float" office:value="5586560">
                <text:p>55865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9952">
                <text:p>19952</text:p>
              </table:table-cell>
              <table:table-cell office:value-type="float" office:value="5606512">
                <text:p>56065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9952">
                <text:p>19952</text:p>
              </table:table-cell>
              <table:table-cell office:value-type="float" office:value="5626464">
                <text:p>56264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9952">
                <text:p>19952</text:p>
              </table:table-cell>
              <table:table-cell office:value-type="float" office:value="5646416">
                <text:p>56464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9952">
                <text:p>19952</text:p>
              </table:table-cell>
              <table:table-cell office:value-type="float" office:value="5666368">
                <text:p>56663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9952">
                <text:p>19952</text:p>
              </table:table-cell>
              <table:table-cell office:value-type="float" office:value="5686320">
                <text:p>56863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9952">
                <text:p>19952</text:p>
              </table:table-cell>
              <table:table-cell office:value-type="float" office:value="5706272">
                <text:p>57062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9952">
                <text:p>19952</text:p>
              </table:table-cell>
              <table:table-cell office:value-type="float" office:value="5726224">
                <text:p>57262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9952">
                <text:p>19952</text:p>
              </table:table-cell>
              <table:table-cell office:value-type="float" office:value="5746176">
                <text:p>57461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9952">
                <text:p>19952</text:p>
              </table:table-cell>
              <table:table-cell office:value-type="float" office:value="5766128">
                <text:p>57661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9952">
                <text:p>19952</text:p>
              </table:table-cell>
              <table:table-cell office:value-type="float" office:value="5786080">
                <text:p>57860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9952">
                <text:p>19952</text:p>
              </table:table-cell>
              <table:table-cell office:value-type="float" office:value="5806032">
                <text:p>58060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9952">
                <text:p>19952</text:p>
              </table:table-cell>
              <table:table-cell office:value-type="float" office:value="5825984">
                <text:p>58259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9952">
                <text:p>19952</text:p>
              </table:table-cell>
              <table:table-cell office:value-type="float" office:value="5845936">
                <text:p>58459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9952">
                <text:p>19952</text:p>
              </table:table-cell>
              <table:table-cell office:value-type="float" office:value="5865888">
                <text:p>58658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9952">
                <text:p>19952</text:p>
              </table:table-cell>
              <table:table-cell office:value-type="float" office:value="5885840">
                <text:p>588584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9952">
                <text:p>19952</text:p>
              </table:table-cell>
              <table:table-cell office:value-type="float" office:value="5905792">
                <text:p>59057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9952">
                <text:p>19952</text:p>
              </table:table-cell>
              <table:table-cell office:value-type="float" office:value="5925744">
                <text:p>59257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9952">
                <text:p>19952</text:p>
              </table:table-cell>
              <table:table-cell office:value-type="float" office:value="5945696">
                <text:p>59456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9952">
                <text:p>19952</text:p>
              </table:table-cell>
              <table:table-cell office:value-type="float" office:value="5965648">
                <text:p>59656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9952">
                <text:p>19952</text:p>
              </table:table-cell>
              <table:table-cell office:value-type="float" office:value="5985600">
                <text:p>59856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9952">
                <text:p>19952</text:p>
              </table:table-cell>
              <table:table-cell office:value-type="float" office:value="6005552">
                <text:p>60055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9952">
                <text:p>19952</text:p>
              </table:table-cell>
              <table:table-cell office:value-type="float" office:value="6025504">
                <text:p>60255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9952">
                <text:p>19952</text:p>
              </table:table-cell>
              <table:table-cell office:value-type="float" office:value="6045456">
                <text:p>60454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9952">
                <text:p>19952</text:p>
              </table:table-cell>
              <table:table-cell office:value-type="float" office:value="6065408">
                <text:p>60654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9952">
                <text:p>19952</text:p>
              </table:table-cell>
              <table:table-cell office:value-type="float" office:value="6085360">
                <text:p>608536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9952">
                <text:p>19952</text:p>
              </table:table-cell>
              <table:table-cell office:value-type="float" office:value="6105312">
                <text:p>61053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9952">
                <text:p>19952</text:p>
              </table:table-cell>
              <table:table-cell office:value-type="float" office:value="6125264">
                <text:p>61252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9952">
                <text:p>19952</text:p>
              </table:table-cell>
              <table:table-cell office:value-type="float" office:value="6145216">
                <text:p>61452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952">
                <text:p>19952</text:p>
              </table:table-cell>
              <table:table-cell office:value-type="float" office:value="6165168">
                <text:p>6165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9952">
                <text:p>19952</text:p>
              </table:table-cell>
              <table:table-cell office:value-type="float" office:value="6185120">
                <text:p>61851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9952">
                <text:p>19952</text:p>
              </table:table-cell>
              <table:table-cell office:value-type="float" office:value="6205072">
                <text:p>62050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9952">
                <text:p>19952</text:p>
              </table:table-cell>
              <table:table-cell office:value-type="float" office:value="6225024">
                <text:p>62250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9952">
                <text:p>19952</text:p>
              </table:table-cell>
              <table:table-cell office:value-type="float" office:value="6244976">
                <text:p>62449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9952">
                <text:p>19952</text:p>
              </table:table-cell>
              <table:table-cell office:value-type="float" office:value="6264928">
                <text:p>62649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9952">
                <text:p>19952</text:p>
              </table:table-cell>
              <table:table-cell office:value-type="float" office:value="6284880">
                <text:p>62848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9952">
                <text:p>19952</text:p>
              </table:table-cell>
              <table:table-cell office:value-type="float" office:value="6304832">
                <text:p>63048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9952">
                <text:p>19952</text:p>
              </table:table-cell>
              <table:table-cell office:value-type="float" office:value="6324784">
                <text:p>63247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9952">
                <text:p>19952</text:p>
              </table:table-cell>
              <table:table-cell office:value-type="float" office:value="6344736">
                <text:p>63447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9952">
                <text:p>19952</text:p>
              </table:table-cell>
              <table:table-cell office:value-type="float" office:value="6364688">
                <text:p>63646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9952">
                <text:p>19952</text:p>
              </table:table-cell>
              <table:table-cell office:value-type="float" office:value="6384640">
                <text:p>63846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9952">
                <text:p>19952</text:p>
              </table:table-cell>
              <table:table-cell office:value-type="float" office:value="6404592">
                <text:p>64045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9952">
                <text:p>19952</text:p>
              </table:table-cell>
              <table:table-cell office:value-type="float" office:value="6424544">
                <text:p>64245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9952">
                <text:p>19952</text:p>
              </table:table-cell>
              <table:table-cell office:value-type="float" office:value="6444496">
                <text:p>64444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9952">
                <text:p>19952</text:p>
              </table:table-cell>
              <table:table-cell office:value-type="float" office:value="6464448">
                <text:p>64644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9952">
                <text:p>19952</text:p>
              </table:table-cell>
              <table:table-cell office:value-type="float" office:value="6484400">
                <text:p>64844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9952">
                <text:p>19952</text:p>
              </table:table-cell>
              <table:table-cell office:value-type="float" office:value="6504352">
                <text:p>65043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9952">
                <text:p>19952</text:p>
              </table:table-cell>
              <table:table-cell office:value-type="float" office:value="6524304">
                <text:p>65243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9952">
                <text:p>19952</text:p>
              </table:table-cell>
              <table:table-cell office:value-type="float" office:value="6544256">
                <text:p>65442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9952">
                <text:p>19952</text:p>
              </table:table-cell>
              <table:table-cell office:value-type="float" office:value="6564208">
                <text:p>65642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9952">
                <text:p>19952</text:p>
              </table:table-cell>
              <table:table-cell office:value-type="float" office:value="6584160">
                <text:p>658416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9952">
                <text:p>19952</text:p>
              </table:table-cell>
              <table:table-cell office:value-type="float" office:value="6604112">
                <text:p>66041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9952">
                <text:p>19952</text:p>
              </table:table-cell>
              <table:table-cell office:value-type="float" office:value="6624064">
                <text:p>66240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9952">
                <text:p>19952</text:p>
              </table:table-cell>
              <table:table-cell office:value-type="float" office:value="6644016">
                <text:p>66440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9952">
                <text:p>19952</text:p>
              </table:table-cell>
              <table:table-cell office:value-type="float" office:value="6663968">
                <text:p>66639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9952">
                <text:p>19952</text:p>
              </table:table-cell>
              <table:table-cell office:value-type="float" office:value="6683920">
                <text:p>66839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9952">
                <text:p>19952</text:p>
              </table:table-cell>
              <table:table-cell office:value-type="float" office:value="6703872">
                <text:p>67038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9952">
                <text:p>19952</text:p>
              </table:table-cell>
              <table:table-cell office:value-type="float" office:value="6723824">
                <text:p>67238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9952">
                <text:p>19952</text:p>
              </table:table-cell>
              <table:table-cell office:value-type="float" office:value="6743776">
                <text:p>67437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9952">
                <text:p>19952</text:p>
              </table:table-cell>
              <table:table-cell office:value-type="float" office:value="6763728">
                <text:p>67637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9952">
                <text:p>19952</text:p>
              </table:table-cell>
              <table:table-cell office:value-type="float" office:value="6783680">
                <text:p>67836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9952">
                <text:p>19952</text:p>
              </table:table-cell>
              <table:table-cell office:value-type="float" office:value="6803632">
                <text:p>68036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9952">
                <text:p>19952</text:p>
              </table:table-cell>
              <table:table-cell office:value-type="float" office:value="6823584">
                <text:p>68235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9952">
                <text:p>19952</text:p>
              </table:table-cell>
              <table:table-cell office:value-type="float" office:value="6843536">
                <text:p>68435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9952">
                <text:p>19952</text:p>
              </table:table-cell>
              <table:table-cell office:value-type="float" office:value="6863488">
                <text:p>68634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9952">
                <text:p>19952</text:p>
              </table:table-cell>
              <table:table-cell office:value-type="float" office:value="6883440">
                <text:p>68834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9952">
                <text:p>19952</text:p>
              </table:table-cell>
              <table:table-cell office:value-type="float" office:value="6903392">
                <text:p>69033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9952">
                <text:p>19952</text:p>
              </table:table-cell>
              <table:table-cell office:value-type="float" office:value="6923344">
                <text:p>69233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9952">
                <text:p>19952</text:p>
              </table:table-cell>
              <table:table-cell office:value-type="float" office:value="6943296">
                <text:p>69432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9952">
                <text:p>19952</text:p>
              </table:table-cell>
              <table:table-cell office:value-type="float" office:value="6963248">
                <text:p>69632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9952">
                <text:p>19952</text:p>
              </table:table-cell>
              <table:table-cell office:value-type="float" office:value="6983200">
                <text:p>69832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9952">
                <text:p>19952</text:p>
              </table:table-cell>
              <table:table-cell office:value-type="float" office:value="7003152">
                <text:p>70031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9952">
                <text:p>19952</text:p>
              </table:table-cell>
              <table:table-cell office:value-type="float" office:value="7023104">
                <text:p>702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9952">
                <text:p>19952</text:p>
              </table:table-cell>
              <table:table-cell office:value-type="float" office:value="7043056">
                <text:p>70430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9952">
                <text:p>19952</text:p>
              </table:table-cell>
              <table:table-cell office:value-type="float" office:value="7063008">
                <text:p>70630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9952">
                <text:p>19952</text:p>
              </table:table-cell>
              <table:table-cell office:value-type="float" office:value="7082960">
                <text:p>70829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9952">
                <text:p>19952</text:p>
              </table:table-cell>
              <table:table-cell office:value-type="float" office:value="7102912">
                <text:p>71029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9952">
                <text:p>19952</text:p>
              </table:table-cell>
              <table:table-cell office:value-type="float" office:value="7122864">
                <text:p>71228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9952">
                <text:p>19952</text:p>
              </table:table-cell>
              <table:table-cell office:value-type="float" office:value="7142816">
                <text:p>71428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9952">
                <text:p>19952</text:p>
              </table:table-cell>
              <table:table-cell office:value-type="float" office:value="7162768">
                <text:p>71627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9952">
                <text:p>19952</text:p>
              </table:table-cell>
              <table:table-cell office:value-type="float" office:value="7182720">
                <text:p>718272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9952">
                <text:p>19952</text:p>
              </table:table-cell>
              <table:table-cell office:value-type="float" office:value="7202672">
                <text:p>72026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9952">
                <text:p>19952</text:p>
              </table:table-cell>
              <table:table-cell office:value-type="float" office:value="7222624">
                <text:p>72226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9952">
                <text:p>19952</text:p>
              </table:table-cell>
              <table:table-cell office:value-type="float" office:value="7242576">
                <text:p>72425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9952">
                <text:p>19952</text:p>
              </table:table-cell>
              <table:table-cell office:value-type="float" office:value="7262528">
                <text:p>72625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9952">
                <text:p>19952</text:p>
              </table:table-cell>
              <table:table-cell office:value-type="float" office:value="7282480">
                <text:p>72824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9952">
                <text:p>19952</text:p>
              </table:table-cell>
              <table:table-cell office:value-type="float" office:value="7302432">
                <text:p>73024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9952">
                <text:p>19952</text:p>
              </table:table-cell>
              <table:table-cell office:value-type="float" office:value="7322384">
                <text:p>73223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9952">
                <text:p>19952</text:p>
              </table:table-cell>
              <table:table-cell office:value-type="float" office:value="7342336">
                <text:p>73423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9952">
                <text:p>19952</text:p>
              </table:table-cell>
              <table:table-cell office:value-type="float" office:value="7362288">
                <text:p>73622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9952">
                <text:p>19952</text:p>
              </table:table-cell>
              <table:table-cell office:value-type="float" office:value="7382240">
                <text:p>738224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9952">
                <text:p>19952</text:p>
              </table:table-cell>
              <table:table-cell office:value-type="float" office:value="7402192">
                <text:p>74021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9952">
                <text:p>19952</text:p>
              </table:table-cell>
              <table:table-cell office:value-type="float" office:value="7422144">
                <text:p>74221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9952">
                <text:p>19952</text:p>
              </table:table-cell>
              <table:table-cell office:value-type="float" office:value="7442096">
                <text:p>74420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9952">
                <text:p>19952</text:p>
              </table:table-cell>
              <table:table-cell office:value-type="float" office:value="7462048">
                <text:p>74620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9952">
                <text:p>19952</text:p>
              </table:table-cell>
              <table:table-cell office:value-type="float" office:value="7482000">
                <text:p>7482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9952">
                <text:p>19952</text:p>
              </table:table-cell>
              <table:table-cell office:value-type="float" office:value="7501952">
                <text:p>75019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9952">
                <text:p>19952</text:p>
              </table:table-cell>
              <table:table-cell office:value-type="float" office:value="7521904">
                <text:p>75219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9952">
                <text:p>19952</text:p>
              </table:table-cell>
              <table:table-cell office:value-type="float" office:value="7541856">
                <text:p>75418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9952">
                <text:p>19952</text:p>
              </table:table-cell>
              <table:table-cell office:value-type="float" office:value="7561808">
                <text:p>75618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9952">
                <text:p>19952</text:p>
              </table:table-cell>
              <table:table-cell office:value-type="float" office:value="7581760">
                <text:p>75817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9952">
                <text:p>19952</text:p>
              </table:table-cell>
              <table:table-cell office:value-type="float" office:value="7601712">
                <text:p>76017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9952">
                <text:p>19952</text:p>
              </table:table-cell>
              <table:table-cell office:value-type="float" office:value="7621664">
                <text:p>76216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9952">
                <text:p>19952</text:p>
              </table:table-cell>
              <table:table-cell office:value-type="float" office:value="7641616">
                <text:p>76416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9952">
                <text:p>19952</text:p>
              </table:table-cell>
              <table:table-cell office:value-type="float" office:value="7661568">
                <text:p>76615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9952">
                <text:p>19952</text:p>
              </table:table-cell>
              <table:table-cell office:value-type="float" office:value="7681520">
                <text:p>76815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9952">
                <text:p>19952</text:p>
              </table:table-cell>
              <table:table-cell office:value-type="float" office:value="7701472">
                <text:p>77014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9952">
                <text:p>19952</text:p>
              </table:table-cell>
              <table:table-cell office:value-type="float" office:value="7721424">
                <text:p>77214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9952">
                <text:p>19952</text:p>
              </table:table-cell>
              <table:table-cell office:value-type="float" office:value="7741376">
                <text:p>77413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9952">
                <text:p>19952</text:p>
              </table:table-cell>
              <table:table-cell office:value-type="float" office:value="7761328">
                <text:p>77613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9952">
                <text:p>19952</text:p>
              </table:table-cell>
              <table:table-cell office:value-type="float" office:value="7781280">
                <text:p>77812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9952">
                <text:p>19952</text:p>
              </table:table-cell>
              <table:table-cell office:value-type="float" office:value="7801232">
                <text:p>78012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9952">
                <text:p>19952</text:p>
              </table:table-cell>
              <table:table-cell office:value-type="float" office:value="7821184">
                <text:p>78211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9952">
                <text:p>19952</text:p>
              </table:table-cell>
              <table:table-cell office:value-type="float" office:value="7841136">
                <text:p>78411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9952">
                <text:p>19952</text:p>
              </table:table-cell>
              <table:table-cell office:value-type="float" office:value="7861088">
                <text:p>78610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9952">
                <text:p>19952</text:p>
              </table:table-cell>
              <table:table-cell office:value-type="float" office:value="7881040">
                <text:p>78810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9952">
                <text:p>19952</text:p>
              </table:table-cell>
              <table:table-cell office:value-type="float" office:value="7900992">
                <text:p>79009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9952">
                <text:p>19952</text:p>
              </table:table-cell>
              <table:table-cell office:value-type="float" office:value="7920944">
                <text:p>79209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9952">
                <text:p>19952</text:p>
              </table:table-cell>
              <table:table-cell office:value-type="float" office:value="7940896">
                <text:p>79408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9952">
                <text:p>19952</text:p>
              </table:table-cell>
              <table:table-cell office:value-type="float" office:value="7960848">
                <text:p>79608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9952">
                <text:p>19952</text:p>
              </table:table-cell>
              <table:table-cell office:value-type="float" office:value="7980800">
                <text:p>79808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9952">
                <text:p>19952</text:p>
              </table:table-cell>
              <table:table-cell office:value-type="float" office:value="8000752">
                <text:p>80007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9952">
                <text:p>19952</text:p>
              </table:table-cell>
              <table:table-cell office:value-type="float" office:value="8020704">
                <text:p>80207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9952">
                <text:p>19952</text:p>
              </table:table-cell>
              <table:table-cell office:value-type="float" office:value="8040656">
                <text:p>80406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9952">
                <text:p>19952</text:p>
              </table:table-cell>
              <table:table-cell office:value-type="float" office:value="8060608">
                <text:p>80606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9952">
                <text:p>19952</text:p>
              </table:table-cell>
              <table:table-cell office:value-type="float" office:value="8080560">
                <text:p>80805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9952">
                <text:p>19952</text:p>
              </table:table-cell>
              <table:table-cell office:value-type="float" office:value="8100512">
                <text:p>81005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9952">
                <text:p>19952</text:p>
              </table:table-cell>
              <table:table-cell office:value-type="float" office:value="8120464">
                <text:p>81204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9952">
                <text:p>19952</text:p>
              </table:table-cell>
              <table:table-cell office:value-type="float" office:value="8140416">
                <text:p>81404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9952">
                <text:p>19952</text:p>
              </table:table-cell>
              <table:table-cell office:value-type="float" office:value="8160368">
                <text:p>81603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9952">
                <text:p>19952</text:p>
              </table:table-cell>
              <table:table-cell office:value-type="float" office:value="8180320">
                <text:p>818032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9952">
                <text:p>19952</text:p>
              </table:table-cell>
              <table:table-cell office:value-type="float" office:value="8200272">
                <text:p>82002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9952">
                <text:p>19952</text:p>
              </table:table-cell>
              <table:table-cell office:value-type="float" office:value="8220224">
                <text:p>82202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9952">
                <text:p>19952</text:p>
              </table:table-cell>
              <table:table-cell office:value-type="float" office:value="8240176">
                <text:p>82401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9952">
                <text:p>19952</text:p>
              </table:table-cell>
              <table:table-cell office:value-type="float" office:value="8260128">
                <text:p>82601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9952">
                <text:p>19952</text:p>
              </table:table-cell>
              <table:table-cell office:value-type="float" office:value="8280080">
                <text:p>82800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9952">
                <text:p>19952</text:p>
              </table:table-cell>
              <table:table-cell office:value-type="float" office:value="8300032">
                <text:p>83000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9952">
                <text:p>19952</text:p>
              </table:table-cell>
              <table:table-cell office:value-type="float" office:value="8319984">
                <text:p>83199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9952">
                <text:p>19952</text:p>
              </table:table-cell>
              <table:table-cell office:value-type="float" office:value="8339936">
                <text:p>83399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9952">
                <text:p>19952</text:p>
              </table:table-cell>
              <table:table-cell office:value-type="float" office:value="8359888">
                <text:p>83598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9952">
                <text:p>19952</text:p>
              </table:table-cell>
              <table:table-cell office:value-type="float" office:value="8379840">
                <text:p>83798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9952">
                <text:p>19952</text:p>
              </table:table-cell>
              <table:table-cell office:value-type="float" office:value="8399792">
                <text:p>83997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9952">
                <text:p>19952</text:p>
              </table:table-cell>
              <table:table-cell office:value-type="float" office:value="8419744">
                <text:p>84197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9952">
                <text:p>19952</text:p>
              </table:table-cell>
              <table:table-cell office:value-type="float" office:value="8439696">
                <text:p>84396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9952">
                <text:p>19952</text:p>
              </table:table-cell>
              <table:table-cell office:value-type="float" office:value="8459648">
                <text:p>84596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9952">
                <text:p>19952</text:p>
              </table:table-cell>
              <table:table-cell office:value-type="float" office:value="8479600">
                <text:p>84796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9952">
                <text:p>19952</text:p>
              </table:table-cell>
              <table:table-cell office:value-type="float" office:value="8499552">
                <text:p>84995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9952">
                <text:p>19952</text:p>
              </table:table-cell>
              <table:table-cell office:value-type="float" office:value="8519504">
                <text:p>85195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9952">
                <text:p>19952</text:p>
              </table:table-cell>
              <table:table-cell office:value-type="float" office:value="8539456">
                <text:p>85394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9952">
                <text:p>19952</text:p>
              </table:table-cell>
              <table:table-cell office:value-type="float" office:value="8559408">
                <text:p>85594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9952">
                <text:p>19952</text:p>
              </table:table-cell>
              <table:table-cell office:value-type="float" office:value="8579360">
                <text:p>85793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9952">
                <text:p>19952</text:p>
              </table:table-cell>
              <table:table-cell office:value-type="float" office:value="8599312">
                <text:p>85993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9952">
                <text:p>19952</text:p>
              </table:table-cell>
              <table:table-cell office:value-type="float" office:value="8619264">
                <text:p>86192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9952">
                <text:p>19952</text:p>
              </table:table-cell>
              <table:table-cell office:value-type="float" office:value="8639216">
                <text:p>86392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9952">
                <text:p>19952</text:p>
              </table:table-cell>
              <table:table-cell office:value-type="float" office:value="8659168">
                <text:p>86591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9952">
                <text:p>19952</text:p>
              </table:table-cell>
              <table:table-cell office:value-type="float" office:value="8679120">
                <text:p>86791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9952">
                <text:p>19952</text:p>
              </table:table-cell>
              <table:table-cell office:value-type="float" office:value="8699072">
                <text:p>86990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9952">
                <text:p>19952</text:p>
              </table:table-cell>
              <table:table-cell office:value-type="float" office:value="8719024">
                <text:p>87190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9952">
                <text:p>19952</text:p>
              </table:table-cell>
              <table:table-cell office:value-type="float" office:value="8738976">
                <text:p>87389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9952">
                <text:p>19952</text:p>
              </table:table-cell>
              <table:table-cell office:value-type="float" office:value="8758928">
                <text:p>87589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9952">
                <text:p>19952</text:p>
              </table:table-cell>
              <table:table-cell office:value-type="float" office:value="8778880">
                <text:p>87788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9952">
                <text:p>19952</text:p>
              </table:table-cell>
              <table:table-cell office:value-type="float" office:value="8798832">
                <text:p>87988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9952">
                <text:p>19952</text:p>
              </table:table-cell>
              <table:table-cell office:value-type="float" office:value="8818784">
                <text:p>88187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9952">
                <text:p>19952</text:p>
              </table:table-cell>
              <table:table-cell office:value-type="float" office:value="8838736">
                <text:p>88387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9952">
                <text:p>19952</text:p>
              </table:table-cell>
              <table:table-cell office:value-type="float" office:value="8858688">
                <text:p>88586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9952">
                <text:p>19952</text:p>
              </table:table-cell>
              <table:table-cell office:value-type="float" office:value="8878640">
                <text:p>887864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9952">
                <text:p>19952</text:p>
              </table:table-cell>
              <table:table-cell office:value-type="float" office:value="8898592">
                <text:p>88985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9952">
                <text:p>19952</text:p>
              </table:table-cell>
              <table:table-cell office:value-type="float" office:value="8918544">
                <text:p>89185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9952">
                <text:p>19952</text:p>
              </table:table-cell>
              <table:table-cell office:value-type="float" office:value="8938496">
                <text:p>89384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9952">
                <text:p>19952</text:p>
              </table:table-cell>
              <table:table-cell office:value-type="float" office:value="8958448">
                <text:p>89584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9952">
                <text:p>19952</text:p>
              </table:table-cell>
              <table:table-cell office:value-type="float" office:value="8978400">
                <text:p>89784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9952">
                <text:p>19952</text:p>
              </table:table-cell>
              <table:table-cell office:value-type="float" office:value="8998352">
                <text:p>89983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9952">
                <text:p>19952</text:p>
              </table:table-cell>
              <table:table-cell office:value-type="float" office:value="9018304">
                <text:p>90183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9952">
                <text:p>19952</text:p>
              </table:table-cell>
              <table:table-cell office:value-type="float" office:value="9038256">
                <text:p>90382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9952">
                <text:p>19952</text:p>
              </table:table-cell>
              <table:table-cell office:value-type="float" office:value="9058208">
                <text:p>90582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9952">
                <text:p>19952</text:p>
              </table:table-cell>
              <table:table-cell office:value-type="float" office:value="9078160">
                <text:p>90781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9952">
                <text:p>19952</text:p>
              </table:table-cell>
              <table:table-cell office:value-type="float" office:value="9098112">
                <text:p>90981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9952">
                <text:p>19952</text:p>
              </table:table-cell>
              <table:table-cell office:value-type="float" office:value="9118064">
                <text:p>91180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9952">
                <text:p>19952</text:p>
              </table:table-cell>
              <table:table-cell office:value-type="float" office:value="9138016">
                <text:p>91380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9952">
                <text:p>19952</text:p>
              </table:table-cell>
              <table:table-cell office:value-type="float" office:value="9157968">
                <text:p>91579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9952">
                <text:p>19952</text:p>
              </table:table-cell>
              <table:table-cell office:value-type="float" office:value="9177920">
                <text:p>91779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9952">
                <text:p>19952</text:p>
              </table:table-cell>
              <table:table-cell office:value-type="float" office:value="9197872">
                <text:p>91978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9952">
                <text:p>19952</text:p>
              </table:table-cell>
              <table:table-cell office:value-type="float" office:value="9217824">
                <text:p>9217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9952">
                <text:p>19952</text:p>
              </table:table-cell>
              <table:table-cell office:value-type="float" office:value="9237776">
                <text:p>92377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9952">
                <text:p>19952</text:p>
              </table:table-cell>
              <table:table-cell office:value-type="float" office:value="9257728">
                <text:p>92577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9952">
                <text:p>19952</text:p>
              </table:table-cell>
              <table:table-cell office:value-type="float" office:value="9277680">
                <text:p>92776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9952">
                <text:p>19952</text:p>
              </table:table-cell>
              <table:table-cell office:value-type="float" office:value="9297632">
                <text:p>92976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9952">
                <text:p>19952</text:p>
              </table:table-cell>
              <table:table-cell office:value-type="float" office:value="9317584">
                <text:p>93175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9952">
                <text:p>19952</text:p>
              </table:table-cell>
              <table:table-cell office:value-type="float" office:value="9337536">
                <text:p>93375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9952">
                <text:p>19952</text:p>
              </table:table-cell>
              <table:table-cell office:value-type="float" office:value="9357488">
                <text:p>93574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9952">
                <text:p>19952</text:p>
              </table:table-cell>
              <table:table-cell office:value-type="float" office:value="9377440">
                <text:p>937744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9952">
                <text:p>19952</text:p>
              </table:table-cell>
              <table:table-cell office:value-type="float" office:value="9397392">
                <text:p>93973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9952">
                <text:p>19952</text:p>
              </table:table-cell>
              <table:table-cell office:value-type="float" office:value="9417344">
                <text:p>94173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9952">
                <text:p>19952</text:p>
              </table:table-cell>
              <table:table-cell office:value-type="float" office:value="9437296">
                <text:p>94372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9952">
                <text:p>19952</text:p>
              </table:table-cell>
              <table:table-cell office:value-type="float" office:value="9457248">
                <text:p>94572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9952">
                <text:p>19952</text:p>
              </table:table-cell>
              <table:table-cell office:value-type="float" office:value="9477200">
                <text:p>94772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9952">
                <text:p>19952</text:p>
              </table:table-cell>
              <table:table-cell office:value-type="float" office:value="9497152">
                <text:p>94971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9952">
                <text:p>19952</text:p>
              </table:table-cell>
              <table:table-cell office:value-type="float" office:value="9517104">
                <text:p>95171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9952">
                <text:p>19952</text:p>
              </table:table-cell>
              <table:table-cell office:value-type="float" office:value="9537056">
                <text:p>95370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9952">
                <text:p>19952</text:p>
              </table:table-cell>
              <table:table-cell office:value-type="float" office:value="9557008">
                <text:p>95570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9952">
                <text:p>19952</text:p>
              </table:table-cell>
              <table:table-cell office:value-type="float" office:value="9576960">
                <text:p>95769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9952">
                <text:p>19952</text:p>
              </table:table-cell>
              <table:table-cell office:value-type="float" office:value="9596912">
                <text:p>95969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9952">
                <text:p>19952</text:p>
              </table:table-cell>
              <table:table-cell office:value-type="float" office:value="9616864">
                <text:p>96168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9952">
                <text:p>19952</text:p>
              </table:table-cell>
              <table:table-cell office:value-type="float" office:value="9636816">
                <text:p>96368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9952">
                <text:p>19952</text:p>
              </table:table-cell>
              <table:table-cell office:value-type="float" office:value="9656768">
                <text:p>96567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9952">
                <text:p>19952</text:p>
              </table:table-cell>
              <table:table-cell office:value-type="float" office:value="9676720">
                <text:p>967672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9952">
                <text:p>19952</text:p>
              </table:table-cell>
              <table:table-cell office:value-type="float" office:value="9696672">
                <text:p>96966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9952">
                <text:p>19952</text:p>
              </table:table-cell>
              <table:table-cell office:value-type="float" office:value="9716624">
                <text:p>97166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9952">
                <text:p>19952</text:p>
              </table:table-cell>
              <table:table-cell office:value-type="float" office:value="9736576">
                <text:p>97365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9952">
                <text:p>19952</text:p>
              </table:table-cell>
              <table:table-cell office:value-type="float" office:value="9756528">
                <text:p>97565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9952">
                <text:p>19952</text:p>
              </table:table-cell>
              <table:table-cell office:value-type="float" office:value="9776480">
                <text:p>977648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9952">
                <text:p>19952</text:p>
              </table:table-cell>
              <table:table-cell office:value-type="float" office:value="9796432">
                <text:p>97964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9952">
                <text:p>19952</text:p>
              </table:table-cell>
              <table:table-cell office:value-type="float" office:value="9816384">
                <text:p>98163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9952">
                <text:p>19952</text:p>
              </table:table-cell>
              <table:table-cell office:value-type="float" office:value="9836336">
                <text:p>98363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9952">
                <text:p>19952</text:p>
              </table:table-cell>
              <table:table-cell office:value-type="float" office:value="9856288">
                <text:p>98562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9952">
                <text:p>19952</text:p>
              </table:table-cell>
              <table:table-cell office:value-type="float" office:value="9876240">
                <text:p>98762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9952">
                <text:p>19952</text:p>
              </table:table-cell>
              <table:table-cell office:value-type="float" office:value="9896192">
                <text:p>98961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9952">
                <text:p>19952</text:p>
              </table:table-cell>
              <table:table-cell office:value-type="float" office:value="9916144">
                <text:p>99161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9952">
                <text:p>19952</text:p>
              </table:table-cell>
              <table:table-cell office:value-type="float" office:value="9936096">
                <text:p>99360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9952">
                <text:p>19952</text:p>
              </table:table-cell>
              <table:table-cell office:value-type="float" office:value="9956048">
                <text:p>99560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9952">
                <text:p>19952</text:p>
              </table:table-cell>
              <table:table-cell office:value-type="float" office:value="9976000">
                <text:p>9976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9952">
                <text:p>19952</text:p>
              </table:table-cell>
              <table:table-cell office:value-type="float" office:value="9995952">
                <text:p>99959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9952">
                <text:p>19952</text:p>
              </table:table-cell>
              <table:table-cell office:value-type="float" office:value="10015904">
                <text:p>100159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9952">
                <text:p>19952</text:p>
              </table:table-cell>
              <table:table-cell office:value-type="float" office:value="10035856">
                <text:p>100358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9952">
                <text:p>19952</text:p>
              </table:table-cell>
              <table:table-cell office:value-type="float" office:value="10055808">
                <text:p>100558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9952">
                <text:p>19952</text:p>
              </table:table-cell>
              <table:table-cell office:value-type="float" office:value="10075760">
                <text:p>1007576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9952">
                <text:p>19952</text:p>
              </table:table-cell>
              <table:table-cell office:value-type="float" office:value="10095712">
                <text:p>100957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9952">
                <text:p>19952</text:p>
              </table:table-cell>
              <table:table-cell office:value-type="float" office:value="10115664">
                <text:p>10115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9952">
                <text:p>19952</text:p>
              </table:table-cell>
              <table:table-cell office:value-type="float" office:value="10135616">
                <text:p>101356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9952">
                <text:p>19952</text:p>
              </table:table-cell>
              <table:table-cell office:value-type="float" office:value="10155568">
                <text:p>101555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9952">
                <text:p>19952</text:p>
              </table:table-cell>
              <table:table-cell office:value-type="float" office:value="10175520">
                <text:p>1017552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9952">
                <text:p>19952</text:p>
              </table:table-cell>
              <table:table-cell office:value-type="float" office:value="10195472">
                <text:p>101954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9952">
                <text:p>19952</text:p>
              </table:table-cell>
              <table:table-cell office:value-type="float" office:value="10215424">
                <text:p>102154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9952">
                <text:p>19952</text:p>
              </table:table-cell>
              <table:table-cell office:value-type="float" office:value="10235376">
                <text:p>102353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9952">
                <text:p>19952</text:p>
              </table:table-cell>
              <table:table-cell office:value-type="float" office:value="10255328">
                <text:p>102553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9952">
                <text:p>19952</text:p>
              </table:table-cell>
              <table:table-cell office:value-type="float" office:value="10275280">
                <text:p>102752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9952">
                <text:p>19952</text:p>
              </table:table-cell>
              <table:table-cell office:value-type="float" office:value="10295232">
                <text:p>102952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9952">
                <text:p>19952</text:p>
              </table:table-cell>
              <table:table-cell office:value-type="float" office:value="10315184">
                <text:p>103151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9952">
                <text:p>19952</text:p>
              </table:table-cell>
              <table:table-cell office:value-type="float" office:value="10335136">
                <text:p>103351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9952">
                <text:p>19952</text:p>
              </table:table-cell>
              <table:table-cell office:value-type="float" office:value="10355088">
                <text:p>103550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9952">
                <text:p>19952</text:p>
              </table:table-cell>
              <table:table-cell office:value-type="float" office:value="10375040">
                <text:p>1037504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9952">
                <text:p>19952</text:p>
              </table:table-cell>
              <table:table-cell office:value-type="float" office:value="10394992">
                <text:p>103949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9952">
                <text:p>19952</text:p>
              </table:table-cell>
              <table:table-cell office:value-type="float" office:value="10414944">
                <text:p>104149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9952">
                <text:p>19952</text:p>
              </table:table-cell>
              <table:table-cell office:value-type="float" office:value="10434896">
                <text:p>104348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9952">
                <text:p>19952</text:p>
              </table:table-cell>
              <table:table-cell office:value-type="float" office:value="10454848">
                <text:p>104548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9952">
                <text:p>19952</text:p>
              </table:table-cell>
              <table:table-cell office:value-type="float" office:value="10474800">
                <text:p>104748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9952">
                <text:p>19952</text:p>
              </table:table-cell>
              <table:table-cell office:value-type="float" office:value="10494752">
                <text:p>104947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9952">
                <text:p>19952</text:p>
              </table:table-cell>
              <table:table-cell office:value-type="float" office:value="10514704">
                <text:p>105147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9952">
                <text:p>19952</text:p>
              </table:table-cell>
              <table:table-cell office:value-type="float" office:value="10534656">
                <text:p>105346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9952">
                <text:p>19952</text:p>
              </table:table-cell>
              <table:table-cell office:value-type="float" office:value="10554608">
                <text:p>105546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9952">
                <text:p>19952</text:p>
              </table:table-cell>
              <table:table-cell office:value-type="float" office:value="10574560">
                <text:p>105745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9952">
                <text:p>19952</text:p>
              </table:table-cell>
              <table:table-cell office:value-type="float" office:value="10594512">
                <text:p>105945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9952">
                <text:p>19952</text:p>
              </table:table-cell>
              <table:table-cell office:value-type="float" office:value="10614464">
                <text:p>106144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9952">
                <text:p>19952</text:p>
              </table:table-cell>
              <table:table-cell office:value-type="float" office:value="10634416">
                <text:p>106344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9952">
                <text:p>19952</text:p>
              </table:table-cell>
              <table:table-cell office:value-type="float" office:value="10654368">
                <text:p>106543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9952">
                <text:p>19952</text:p>
              </table:table-cell>
              <table:table-cell office:value-type="float" office:value="10674320">
                <text:p>1067432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9952">
                <text:p>19952</text:p>
              </table:table-cell>
              <table:table-cell office:value-type="float" office:value="10694272">
                <text:p>106942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9952">
                <text:p>19952</text:p>
              </table:table-cell>
              <table:table-cell office:value-type="float" office:value="10714224">
                <text:p>107142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9952">
                <text:p>19952</text:p>
              </table:table-cell>
              <table:table-cell office:value-type="float" office:value="10734176">
                <text:p>107341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9952">
                <text:p>19952</text:p>
              </table:table-cell>
              <table:table-cell office:value-type="float" office:value="10754128">
                <text:p>107541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9952">
                <text:p>19952</text:p>
              </table:table-cell>
              <table:table-cell office:value-type="float" office:value="10774080">
                <text:p>107740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9952">
                <text:p>19952</text:p>
              </table:table-cell>
              <table:table-cell office:value-type="float" office:value="10794032">
                <text:p>107940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9952">
                <text:p>19952</text:p>
              </table:table-cell>
              <table:table-cell office:value-type="float" office:value="10813984">
                <text:p>108139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9952">
                <text:p>19952</text:p>
              </table:table-cell>
              <table:table-cell office:value-type="float" office:value="10833936">
                <text:p>108339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9952">
                <text:p>19952</text:p>
              </table:table-cell>
              <table:table-cell office:value-type="float" office:value="10853888">
                <text:p>108538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9952">
                <text:p>19952</text:p>
              </table:table-cell>
              <table:table-cell office:value-type="float" office:value="10873840">
                <text:p>1087384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9952">
                <text:p>19952</text:p>
              </table:table-cell>
              <table:table-cell office:value-type="float" office:value="10893792">
                <text:p>108937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9952">
                <text:p>19952</text:p>
              </table:table-cell>
              <table:table-cell office:value-type="float" office:value="10913744">
                <text:p>109137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9952">
                <text:p>19952</text:p>
              </table:table-cell>
              <table:table-cell office:value-type="float" office:value="10933696">
                <text:p>109336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9952">
                <text:p>19952</text:p>
              </table:table-cell>
              <table:table-cell office:value-type="float" office:value="10953648">
                <text:p>109536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9952">
                <text:p>19952</text:p>
              </table:table-cell>
              <table:table-cell office:value-type="float" office:value="10973600">
                <text:p>109736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9952">
                <text:p>19952</text:p>
              </table:table-cell>
              <table:table-cell office:value-type="float" office:value="10993552">
                <text:p>109935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9952">
                <text:p>19952</text:p>
              </table:table-cell>
              <table:table-cell office:value-type="float" office:value="11013504">
                <text:p>110135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9952">
                <text:p>19952</text:p>
              </table:table-cell>
              <table:table-cell office:value-type="float" office:value="11033456">
                <text:p>110334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9952">
                <text:p>19952</text:p>
              </table:table-cell>
              <table:table-cell office:value-type="float" office:value="11053408">
                <text:p>110534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9952">
                <text:p>19952</text:p>
              </table:table-cell>
              <table:table-cell office:value-type="float" office:value="11073360">
                <text:p>1107336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9952">
                <text:p>19952</text:p>
              </table:table-cell>
              <table:table-cell office:value-type="float" office:value="11093312">
                <text:p>110933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9952">
                <text:p>19952</text:p>
              </table:table-cell>
              <table:table-cell office:value-type="float" office:value="11113264">
                <text:p>1111326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9952">
                <text:p>19952</text:p>
              </table:table-cell>
              <table:table-cell office:value-type="float" office:value="11133216">
                <text:p>111332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9952">
                <text:p>19952</text:p>
              </table:table-cell>
              <table:table-cell office:value-type="float" office:value="11153168">
                <text:p>111531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9952">
                <text:p>19952</text:p>
              </table:table-cell>
              <table:table-cell office:value-type="float" office:value="11173120">
                <text:p>111731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9952">
                <text:p>19952</text:p>
              </table:table-cell>
              <table:table-cell office:value-type="float" office:value="11193072">
                <text:p>111930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9952">
                <text:p>19952</text:p>
              </table:table-cell>
              <table:table-cell office:value-type="float" office:value="11213024">
                <text:p>112130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9952">
                <text:p>19952</text:p>
              </table:table-cell>
              <table:table-cell office:value-type="float" office:value="11232976">
                <text:p>112329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9952">
                <text:p>19952</text:p>
              </table:table-cell>
              <table:table-cell office:value-type="float" office:value="11252928">
                <text:p>112529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9952">
                <text:p>19952</text:p>
              </table:table-cell>
              <table:table-cell office:value-type="float" office:value="11272880">
                <text:p>112728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9952">
                <text:p>19952</text:p>
              </table:table-cell>
              <table:table-cell office:value-type="float" office:value="11292832">
                <text:p>112928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9952">
                <text:p>19952</text:p>
              </table:table-cell>
              <table:table-cell office:value-type="float" office:value="11312784">
                <text:p>113127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9952">
                <text:p>19952</text:p>
              </table:table-cell>
              <table:table-cell office:value-type="float" office:value="11332736">
                <text:p>113327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9952">
                <text:p>19952</text:p>
              </table:table-cell>
              <table:table-cell office:value-type="float" office:value="11352688">
                <text:p>1135268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9952">
                <text:p>19952</text:p>
              </table:table-cell>
              <table:table-cell office:value-type="float" office:value="11372640">
                <text:p>1137264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9952">
                <text:p>19952</text:p>
              </table:table-cell>
              <table:table-cell office:value-type="float" office:value="11392592">
                <text:p>113925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9952">
                <text:p>19952</text:p>
              </table:table-cell>
              <table:table-cell office:value-type="float" office:value="11412544">
                <text:p>114125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9952">
                <text:p>19952</text:p>
              </table:table-cell>
              <table:table-cell office:value-type="float" office:value="11432496">
                <text:p>114324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9952">
                <text:p>19952</text:p>
              </table:table-cell>
              <table:table-cell office:value-type="float" office:value="11452448">
                <text:p>114524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9952">
                <text:p>19952</text:p>
              </table:table-cell>
              <table:table-cell office:value-type="float" office:value="11472400">
                <text:p>114724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9952">
                <text:p>19952</text:p>
              </table:table-cell>
              <table:table-cell office:value-type="float" office:value="11492352">
                <text:p>114923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9952">
                <text:p>19952</text:p>
              </table:table-cell>
              <table:table-cell office:value-type="float" office:value="11512304">
                <text:p>115123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9952">
                <text:p>19952</text:p>
              </table:table-cell>
              <table:table-cell office:value-type="float" office:value="11532256">
                <text:p>115322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9952">
                <text:p>19952</text:p>
              </table:table-cell>
              <table:table-cell office:value-type="float" office:value="11552208">
                <text:p>115522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9952">
                <text:p>19952</text:p>
              </table:table-cell>
              <table:table-cell office:value-type="float" office:value="11572160">
                <text:p>1157216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9952">
                <text:p>19952</text:p>
              </table:table-cell>
              <table:table-cell office:value-type="float" office:value="11592112">
                <text:p>115921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9952">
                <text:p>19952</text:p>
              </table:table-cell>
              <table:table-cell office:value-type="float" office:value="11612064">
                <text:p>116120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9952">
                <text:p>19952</text:p>
              </table:table-cell>
              <table:table-cell office:value-type="float" office:value="11632016">
                <text:p>116320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9952">
                <text:p>19952</text:p>
              </table:table-cell>
              <table:table-cell office:value-type="float" office:value="11651968">
                <text:p>116519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9952">
                <text:p>19952</text:p>
              </table:table-cell>
              <table:table-cell office:value-type="float" office:value="11671920">
                <text:p>1167192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9952">
                <text:p>19952</text:p>
              </table:table-cell>
              <table:table-cell office:value-type="float" office:value="11691872">
                <text:p>116918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9952">
                <text:p>19952</text:p>
              </table:table-cell>
              <table:table-cell office:value-type="float" office:value="11711824">
                <text:p>117118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9952">
                <text:p>19952</text:p>
              </table:table-cell>
              <table:table-cell office:value-type="float" office:value="11731776">
                <text:p>1173177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9952">
                <text:p>19952</text:p>
              </table:table-cell>
              <table:table-cell office:value-type="float" office:value="11751728">
                <text:p>117517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9952">
                <text:p>19952</text:p>
              </table:table-cell>
              <table:table-cell office:value-type="float" office:value="11771680">
                <text:p>1177168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9952">
                <text:p>19952</text:p>
              </table:table-cell>
              <table:table-cell office:value-type="float" office:value="11791632">
                <text:p>117916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9952">
                <text:p>19952</text:p>
              </table:table-cell>
              <table:table-cell office:value-type="float" office:value="11811584">
                <text:p>118115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9952">
                <text:p>19952</text:p>
              </table:table-cell>
              <table:table-cell office:value-type="float" office:value="11831536">
                <text:p>118315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9952">
                <text:p>19952</text:p>
              </table:table-cell>
              <table:table-cell office:value-type="float" office:value="11851488">
                <text:p>118514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9952">
                <text:p>19952</text:p>
              </table:table-cell>
              <table:table-cell office:value-type="float" office:value="11871440">
                <text:p>1187144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9952">
                <text:p>19952</text:p>
              </table:table-cell>
              <table:table-cell office:value-type="float" office:value="11891392">
                <text:p>118913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9952">
                <text:p>19952</text:p>
              </table:table-cell>
              <table:table-cell office:value-type="float" office:value="11911344">
                <text:p>119113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9952">
                <text:p>19952</text:p>
              </table:table-cell>
              <table:table-cell office:value-type="float" office:value="11931296">
                <text:p>119312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9952">
                <text:p>19952</text:p>
              </table:table-cell>
              <table:table-cell office:value-type="float" office:value="11951248">
                <text:p>119512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9952">
                <text:p>19952</text:p>
              </table:table-cell>
              <table:table-cell office:value-type="float" office:value="11971200">
                <text:p>119712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9952">
                <text:p>19952</text:p>
              </table:table-cell>
              <table:table-cell office:value-type="float" office:value="11991152">
                <text:p>119911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9952">
                <text:p>19952</text:p>
              </table:table-cell>
              <table:table-cell office:value-type="float" office:value="12011104">
                <text:p>120111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9952">
                <text:p>19952</text:p>
              </table:table-cell>
              <table:table-cell office:value-type="float" office:value="12031056">
                <text:p>120310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9952">
                <text:p>19952</text:p>
              </table:table-cell>
              <table:table-cell office:value-type="float" office:value="12051008">
                <text:p>120510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9952">
                <text:p>19952</text:p>
              </table:table-cell>
              <table:table-cell office:value-type="float" office:value="12070960">
                <text:p>1207096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9952">
                <text:p>19952</text:p>
              </table:table-cell>
              <table:table-cell office:value-type="float" office:value="12090912">
                <text:p>120909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9952">
                <text:p>19952</text:p>
              </table:table-cell>
              <table:table-cell office:value-type="float" office:value="12110864">
                <text:p>121108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9952">
                <text:p>19952</text:p>
              </table:table-cell>
              <table:table-cell office:value-type="float" office:value="12130816">
                <text:p>121308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9952">
                <text:p>19952</text:p>
              </table:table-cell>
              <table:table-cell office:value-type="float" office:value="12150768">
                <text:p>121507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9952">
                <text:p>19952</text:p>
              </table:table-cell>
              <table:table-cell office:value-type="float" office:value="12170720">
                <text:p>1217072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9952">
                <text:p>19952</text:p>
              </table:table-cell>
              <table:table-cell office:value-type="float" office:value="12190672">
                <text:p>121906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9952">
                <text:p>19952</text:p>
              </table:table-cell>
              <table:table-cell office:value-type="float" office:value="12210624">
                <text:p>122106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9952">
                <text:p>19952</text:p>
              </table:table-cell>
              <table:table-cell office:value-type="float" office:value="12230576">
                <text:p>122305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9952">
                <text:p>19952</text:p>
              </table:table-cell>
              <table:table-cell office:value-type="float" office:value="12250528">
                <text:p>122505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9952">
                <text:p>19952</text:p>
              </table:table-cell>
              <table:table-cell office:value-type="float" office:value="12270480">
                <text:p>1227048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9952">
                <text:p>19952</text:p>
              </table:table-cell>
              <table:table-cell office:value-type="float" office:value="12290432">
                <text:p>122904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9952">
                <text:p>19952</text:p>
              </table:table-cell>
              <table:table-cell office:value-type="float" office:value="12310384">
                <text:p>123103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9952">
                <text:p>19952</text:p>
              </table:table-cell>
              <table:table-cell office:value-type="float" office:value="12330336">
                <text:p>123303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9952">
                <text:p>19952</text:p>
              </table:table-cell>
              <table:table-cell office:value-type="float" office:value="12350288">
                <text:p>123502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9952">
                <text:p>19952</text:p>
              </table:table-cell>
              <table:table-cell office:value-type="float" office:value="12370240">
                <text:p>1237024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9952">
                <text:p>19952</text:p>
              </table:table-cell>
              <table:table-cell office:value-type="float" office:value="12390192">
                <text:p>123901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9952">
                <text:p>19952</text:p>
              </table:table-cell>
              <table:table-cell office:value-type="float" office:value="12410144">
                <text:p>124101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9952">
                <text:p>19952</text:p>
              </table:table-cell>
              <table:table-cell office:value-type="float" office:value="12430096">
                <text:p>1243009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9952">
                <text:p>19952</text:p>
              </table:table-cell>
              <table:table-cell office:value-type="float" office:value="12450048">
                <text:p>124500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9952">
                <text:p>19952</text:p>
              </table:table-cell>
              <table:table-cell office:value-type="float" office:value="12470000">
                <text:p>124700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9952">
                <text:p>19952</text:p>
              </table:table-cell>
              <table:table-cell office:value-type="float" office:value="12489952">
                <text:p>124899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9952">
                <text:p>19952</text:p>
              </table:table-cell>
              <table:table-cell office:value-type="float" office:value="12509904">
                <text:p>125099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9952">
                <text:p>19952</text:p>
              </table:table-cell>
              <table:table-cell office:value-type="float" office:value="12529856">
                <text:p>125298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9952">
                <text:p>19952</text:p>
              </table:table-cell>
              <table:table-cell office:value-type="float" office:value="12549808">
                <text:p>125498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9952">
                <text:p>19952</text:p>
              </table:table-cell>
              <table:table-cell office:value-type="float" office:value="12569760">
                <text:p>1256976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9952">
                <text:p>19952</text:p>
              </table:table-cell>
              <table:table-cell office:value-type="float" office:value="12589712">
                <text:p>125897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9952">
                <text:p>19952</text:p>
              </table:table-cell>
              <table:table-cell office:value-type="float" office:value="12609664">
                <text:p>126096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9952">
                <text:p>19952</text:p>
              </table:table-cell>
              <table:table-cell office:value-type="float" office:value="12629616">
                <text:p>126296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9952">
                <text:p>19952</text:p>
              </table:table-cell>
              <table:table-cell office:value-type="float" office:value="12649568">
                <text:p>126495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9952">
                <text:p>19952</text:p>
              </table:table-cell>
              <table:table-cell office:value-type="float" office:value="12669520">
                <text:p>126695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9952">
                <text:p>19952</text:p>
              </table:table-cell>
              <table:table-cell office:value-type="float" office:value="12689472">
                <text:p>126894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9952">
                <text:p>19952</text:p>
              </table:table-cell>
              <table:table-cell office:value-type="float" office:value="12709424">
                <text:p>127094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9952">
                <text:p>19952</text:p>
              </table:table-cell>
              <table:table-cell office:value-type="float" office:value="12729376">
                <text:p>127293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9952">
                <text:p>19952</text:p>
              </table:table-cell>
              <table:table-cell office:value-type="float" office:value="12749328">
                <text:p>127493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9952">
                <text:p>19952</text:p>
              </table:table-cell>
              <table:table-cell office:value-type="float" office:value="12769280">
                <text:p>1276928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9952">
                <text:p>19952</text:p>
              </table:table-cell>
              <table:table-cell office:value-type="float" office:value="12789232">
                <text:p>127892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9952">
                <text:p>19952</text:p>
              </table:table-cell>
              <table:table-cell office:value-type="float" office:value="12809184">
                <text:p>128091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9952">
                <text:p>19952</text:p>
              </table:table-cell>
              <table:table-cell office:value-type="float" office:value="12829136">
                <text:p>1282913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9952">
                <text:p>19952</text:p>
              </table:table-cell>
              <table:table-cell office:value-type="float" office:value="12849088">
                <text:p>128490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9952">
                <text:p>19952</text:p>
              </table:table-cell>
              <table:table-cell office:value-type="float" office:value="12869040">
                <text:p>1286904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9952">
                <text:p>19952</text:p>
              </table:table-cell>
              <table:table-cell office:value-type="float" office:value="12888992">
                <text:p>128889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9952">
                <text:p>19952</text:p>
              </table:table-cell>
              <table:table-cell office:value-type="float" office:value="12908944">
                <text:p>129089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9952">
                <text:p>19952</text:p>
              </table:table-cell>
              <table:table-cell office:value-type="float" office:value="12928896">
                <text:p>129288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9952">
                <text:p>19952</text:p>
              </table:table-cell>
              <table:table-cell office:value-type="float" office:value="12948848">
                <text:p>1294884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9952">
                <text:p>19952</text:p>
              </table:table-cell>
              <table:table-cell office:value-type="float" office:value="12968800">
                <text:p>129688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9952">
                <text:p>19952</text:p>
              </table:table-cell>
              <table:table-cell office:value-type="float" office:value="12988752">
                <text:p>129887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9952">
                <text:p>19952</text:p>
              </table:table-cell>
              <table:table-cell office:value-type="float" office:value="13008704">
                <text:p>130087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9952">
                <text:p>19952</text:p>
              </table:table-cell>
              <table:table-cell office:value-type="float" office:value="13028656">
                <text:p>130286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9952">
                <text:p>19952</text:p>
              </table:table-cell>
              <table:table-cell office:value-type="float" office:value="13048608">
                <text:p>130486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9952">
                <text:p>19952</text:p>
              </table:table-cell>
              <table:table-cell office:value-type="float" office:value="13068560">
                <text:p>1306856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9952">
                <text:p>19952</text:p>
              </table:table-cell>
              <table:table-cell office:value-type="float" office:value="13088512">
                <text:p>130885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9952">
                <text:p>19952</text:p>
              </table:table-cell>
              <table:table-cell office:value-type="float" office:value="13108464">
                <text:p>131084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9952">
                <text:p>19952</text:p>
              </table:table-cell>
              <table:table-cell office:value-type="float" office:value="13128416">
                <text:p>131284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9952">
                <text:p>19952</text:p>
              </table:table-cell>
              <table:table-cell office:value-type="float" office:value="13148368">
                <text:p>131483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9952">
                <text:p>19952</text:p>
              </table:table-cell>
              <table:table-cell office:value-type="float" office:value="13168320">
                <text:p>1316832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9952">
                <text:p>19952</text:p>
              </table:table-cell>
              <table:table-cell office:value-type="float" office:value="13188272">
                <text:p>131882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9952">
                <text:p>19952</text:p>
              </table:table-cell>
              <table:table-cell office:value-type="float" office:value="13208224">
                <text:p>132082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9952">
                <text:p>19952</text:p>
              </table:table-cell>
              <table:table-cell office:value-type="float" office:value="13228176">
                <text:p>132281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9952">
                <text:p>19952</text:p>
              </table:table-cell>
              <table:table-cell office:value-type="float" office:value="13248128">
                <text:p>132481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9952">
                <text:p>19952</text:p>
              </table:table-cell>
              <table:table-cell office:value-type="float" office:value="13268080">
                <text:p>1326808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9952">
                <text:p>19952</text:p>
              </table:table-cell>
              <table:table-cell office:value-type="float" office:value="13288032">
                <text:p>132880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9952">
                <text:p>19952</text:p>
              </table:table-cell>
              <table:table-cell office:value-type="float" office:value="13307984">
                <text:p>133079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9952">
                <text:p>19952</text:p>
              </table:table-cell>
              <table:table-cell office:value-type="float" office:value="13327936">
                <text:p>1332793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9952">
                <text:p>19952</text:p>
              </table:table-cell>
              <table:table-cell office:value-type="float" office:value="13347888">
                <text:p>133478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9952">
                <text:p>19952</text:p>
              </table:table-cell>
              <table:table-cell office:value-type="float" office:value="13367840">
                <text:p>1336784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9952">
                <text:p>19952</text:p>
              </table:table-cell>
              <table:table-cell office:value-type="float" office:value="13387792">
                <text:p>133877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9952">
                <text:p>19952</text:p>
              </table:table-cell>
              <table:table-cell office:value-type="float" office:value="13407744">
                <text:p>134077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9952">
                <text:p>19952</text:p>
              </table:table-cell>
              <table:table-cell office:value-type="float" office:value="13427696">
                <text:p>134276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9952">
                <text:p>19952</text:p>
              </table:table-cell>
              <table:table-cell office:value-type="float" office:value="13447648">
                <text:p>134476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9952">
                <text:p>19952</text:p>
              </table:table-cell>
              <table:table-cell office:value-type="float" office:value="13467600">
                <text:p>134676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9952">
                <text:p>19952</text:p>
              </table:table-cell>
              <table:table-cell office:value-type="float" office:value="13487552">
                <text:p>134875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9952">
                <text:p>19952</text:p>
              </table:table-cell>
              <table:table-cell office:value-type="float" office:value="13507504">
                <text:p>135075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9952">
                <text:p>19952</text:p>
              </table:table-cell>
              <table:table-cell office:value-type="float" office:value="13527456">
                <text:p>135274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9952">
                <text:p>19952</text:p>
              </table:table-cell>
              <table:table-cell office:value-type="float" office:value="13547408">
                <text:p>135474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9952">
                <text:p>19952</text:p>
              </table:table-cell>
              <table:table-cell office:value-type="float" office:value="13567360">
                <text:p>1356736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9952">
                <text:p>19952</text:p>
              </table:table-cell>
              <table:table-cell office:value-type="float" office:value="13587312">
                <text:p>135873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9952">
                <text:p>19952</text:p>
              </table:table-cell>
              <table:table-cell office:value-type="float" office:value="13607264">
                <text:p>136072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9952">
                <text:p>19952</text:p>
              </table:table-cell>
              <table:table-cell office:value-type="float" office:value="13627216">
                <text:p>136272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9952">
                <text:p>19952</text:p>
              </table:table-cell>
              <table:table-cell office:value-type="float" office:value="13647168">
                <text:p>136471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9952">
                <text:p>19952</text:p>
              </table:table-cell>
              <table:table-cell office:value-type="float" office:value="13667120">
                <text:p>1366712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9952">
                <text:p>19952</text:p>
              </table:table-cell>
              <table:table-cell office:value-type="float" office:value="13687072">
                <text:p>136870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9952">
                <text:p>19952</text:p>
              </table:table-cell>
              <table:table-cell office:value-type="float" office:value="13707024">
                <text:p>137070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9952">
                <text:p>19952</text:p>
              </table:table-cell>
              <table:table-cell office:value-type="float" office:value="13726976">
                <text:p>137269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9952">
                <text:p>19952</text:p>
              </table:table-cell>
              <table:table-cell office:value-type="float" office:value="13746928">
                <text:p>137469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9952">
                <text:p>19952</text:p>
              </table:table-cell>
              <table:table-cell office:value-type="float" office:value="13766880">
                <text:p>1376688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9952">
                <text:p>19952</text:p>
              </table:table-cell>
              <table:table-cell office:value-type="float" office:value="13786832">
                <text:p>137868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9952">
                <text:p>19952</text:p>
              </table:table-cell>
              <table:table-cell office:value-type="float" office:value="13806784">
                <text:p>138067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9952">
                <text:p>19952</text:p>
              </table:table-cell>
              <table:table-cell office:value-type="float" office:value="13826736">
                <text:p>138267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9952">
                <text:p>19952</text:p>
              </table:table-cell>
              <table:table-cell office:value-type="float" office:value="13846688">
                <text:p>138466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9952">
                <text:p>19952</text:p>
              </table:table-cell>
              <table:table-cell office:value-type="float" office:value="13866640">
                <text:p>1386664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9952">
                <text:p>19952</text:p>
              </table:table-cell>
              <table:table-cell office:value-type="float" office:value="13886592">
                <text:p>138865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9952">
                <text:p>19952</text:p>
              </table:table-cell>
              <table:table-cell office:value-type="float" office:value="13906544">
                <text:p>139065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9952">
                <text:p>19952</text:p>
              </table:table-cell>
              <table:table-cell office:value-type="float" office:value="13926496">
                <text:p>139264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9952">
                <text:p>19952</text:p>
              </table:table-cell>
              <table:table-cell office:value-type="float" office:value="13946448">
                <text:p>1394644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9952">
                <text:p>19952</text:p>
              </table:table-cell>
              <table:table-cell office:value-type="float" office:value="13966400">
                <text:p>139664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9952">
                <text:p>19952</text:p>
              </table:table-cell>
              <table:table-cell office:value-type="float" office:value="13986352">
                <text:p>139863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9952">
                <text:p>19952</text:p>
              </table:table-cell>
              <table:table-cell office:value-type="float" office:value="14006304">
                <text:p>1400630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9952">
                <text:p>19952</text:p>
              </table:table-cell>
              <table:table-cell office:value-type="float" office:value="14026256">
                <text:p>140262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9952">
                <text:p>19952</text:p>
              </table:table-cell>
              <table:table-cell office:value-type="float" office:value="14046208">
                <text:p>140462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9952">
                <text:p>19952</text:p>
              </table:table-cell>
              <table:table-cell office:value-type="float" office:value="14066160">
                <text:p>1406616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9952">
                <text:p>19952</text:p>
              </table:table-cell>
              <table:table-cell office:value-type="float" office:value="14086112">
                <text:p>140861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9952">
                <text:p>19952</text:p>
              </table:table-cell>
              <table:table-cell office:value-type="float" office:value="14106064">
                <text:p>141060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9952">
                <text:p>19952</text:p>
              </table:table-cell>
              <table:table-cell office:value-type="float" office:value="14126016">
                <text:p>141260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9952">
                <text:p>19952</text:p>
              </table:table-cell>
              <table:table-cell office:value-type="float" office:value="14145968">
                <text:p>141459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9952">
                <text:p>19952</text:p>
              </table:table-cell>
              <table:table-cell office:value-type="float" office:value="14165920">
                <text:p>1416592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9952">
                <text:p>19952</text:p>
              </table:table-cell>
              <table:table-cell office:value-type="float" office:value="14185872">
                <text:p>141858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9952">
                <text:p>19952</text:p>
              </table:table-cell>
              <table:table-cell office:value-type="float" office:value="14205824">
                <text:p>142058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9952">
                <text:p>19952</text:p>
              </table:table-cell>
              <table:table-cell office:value-type="float" office:value="14225776">
                <text:p>142257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9952">
                <text:p>19952</text:p>
              </table:table-cell>
              <table:table-cell office:value-type="float" office:value="14245728">
                <text:p>142457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9952">
                <text:p>19952</text:p>
              </table:table-cell>
              <table:table-cell office:value-type="float" office:value="14265680">
                <text:p>1426568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9952">
                <text:p>19952</text:p>
              </table:table-cell>
              <table:table-cell office:value-type="float" office:value="14285632">
                <text:p>142856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9952">
                <text:p>19952</text:p>
              </table:table-cell>
              <table:table-cell office:value-type="float" office:value="14305584">
                <text:p>1430558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9952">
                <text:p>19952</text:p>
              </table:table-cell>
              <table:table-cell office:value-type="float" office:value="14325536">
                <text:p>143255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9952">
                <text:p>19952</text:p>
              </table:table-cell>
              <table:table-cell office:value-type="float" office:value="14345488">
                <text:p>143454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9952">
                <text:p>19952</text:p>
              </table:table-cell>
              <table:table-cell office:value-type="float" office:value="14365440">
                <text:p>1436544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9952">
                <text:p>19952</text:p>
              </table:table-cell>
              <table:table-cell office:value-type="float" office:value="14385392">
                <text:p>143853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9952">
                <text:p>19952</text:p>
              </table:table-cell>
              <table:table-cell office:value-type="float" office:value="14405344">
                <text:p>144053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9952">
                <text:p>19952</text:p>
              </table:table-cell>
              <table:table-cell office:value-type="float" office:value="14425296">
                <text:p>1442529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9952">
                <text:p>19952</text:p>
              </table:table-cell>
              <table:table-cell office:value-type="float" office:value="14445248">
                <text:p>144452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9952">
                <text:p>19952</text:p>
              </table:table-cell>
              <table:table-cell office:value-type="float" office:value="14465200">
                <text:p>144652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9952">
                <text:p>19952</text:p>
              </table:table-cell>
              <table:table-cell office:value-type="float" office:value="14485152">
                <text:p>144851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9952">
                <text:p>19952</text:p>
              </table:table-cell>
              <table:table-cell office:value-type="float" office:value="14505104">
                <text:p>145051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9952">
                <text:p>19952</text:p>
              </table:table-cell>
              <table:table-cell office:value-type="float" office:value="14525056">
                <text:p>145250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9952">
                <text:p>19952</text:p>
              </table:table-cell>
              <table:table-cell office:value-type="float" office:value="14545008">
                <text:p>145450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9952">
                <text:p>19952</text:p>
              </table:table-cell>
              <table:table-cell office:value-type="float" office:value="14564960">
                <text:p>1456496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9952">
                <text:p>19952</text:p>
              </table:table-cell>
              <table:table-cell office:value-type="float" office:value="14584912">
                <text:p>145849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9952">
                <text:p>19952</text:p>
              </table:table-cell>
              <table:table-cell office:value-type="float" office:value="14604864">
                <text:p>146048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9952">
                <text:p>19952</text:p>
              </table:table-cell>
              <table:table-cell office:value-type="float" office:value="14624816">
                <text:p>146248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9952">
                <text:p>19952</text:p>
              </table:table-cell>
              <table:table-cell office:value-type="float" office:value="14644768">
                <text:p>146447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9952">
                <text:p>19952</text:p>
              </table:table-cell>
              <table:table-cell office:value-type="float" office:value="14664720">
                <text:p>1466472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9952">
                <text:p>19952</text:p>
              </table:table-cell>
              <table:table-cell office:value-type="float" office:value="14684672">
                <text:p>146846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9952">
                <text:p>19952</text:p>
              </table:table-cell>
              <table:table-cell office:value-type="float" office:value="14704624">
                <text:p>147046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9952">
                <text:p>19952</text:p>
              </table:table-cell>
              <table:table-cell office:value-type="float" office:value="14724576">
                <text:p>147245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9952">
                <text:p>19952</text:p>
              </table:table-cell>
              <table:table-cell office:value-type="float" office:value="14744528">
                <text:p>147445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9952">
                <text:p>19952</text:p>
              </table:table-cell>
              <table:table-cell office:value-type="float" office:value="14764480">
                <text:p>147644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9952">
                <text:p>19952</text:p>
              </table:table-cell>
              <table:table-cell office:value-type="float" office:value="14784432">
                <text:p>147844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9952">
                <text:p>19952</text:p>
              </table:table-cell>
              <table:table-cell office:value-type="float" office:value="14804384">
                <text:p>1480438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9952">
                <text:p>19952</text:p>
              </table:table-cell>
              <table:table-cell office:value-type="float" office:value="14824336">
                <text:p>148243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9952">
                <text:p>19952</text:p>
              </table:table-cell>
              <table:table-cell office:value-type="float" office:value="14844288">
                <text:p>1484428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9952">
                <text:p>19952</text:p>
              </table:table-cell>
              <table:table-cell office:value-type="float" office:value="14864240">
                <text:p>1486424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9952">
                <text:p>19952</text:p>
              </table:table-cell>
              <table:table-cell office:value-type="float" office:value="14884192">
                <text:p>1488419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9952">
                <text:p>19952</text:p>
              </table:table-cell>
              <table:table-cell office:value-type="float" office:value="14904144">
                <text:p>149041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9952">
                <text:p>19952</text:p>
              </table:table-cell>
              <table:table-cell office:value-type="float" office:value="14924096">
                <text:p>149240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9952">
                <text:p>19952</text:p>
              </table:table-cell>
              <table:table-cell office:value-type="float" office:value="14944048">
                <text:p>149440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9952">
                <text:p>19952</text:p>
              </table:table-cell>
              <table:table-cell office:value-type="float" office:value="14964000">
                <text:p>149640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9952">
                <text:p>19952</text:p>
              </table:table-cell>
              <table:table-cell office:value-type="float" office:value="14983952">
                <text:p>149839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9952">
                <text:p>19952</text:p>
              </table:table-cell>
              <table:table-cell office:value-type="float" office:value="15003904">
                <text:p>150039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9952">
                <text:p>19952</text:p>
              </table:table-cell>
              <table:table-cell office:value-type="float" office:value="15023856">
                <text:p>150238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9952">
                <text:p>19952</text:p>
              </table:table-cell>
              <table:table-cell office:value-type="float" office:value="15043808">
                <text:p>150438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9952">
                <text:p>19952</text:p>
              </table:table-cell>
              <table:table-cell office:value-type="float" office:value="15063760">
                <text:p>1506376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9952">
                <text:p>19952</text:p>
              </table:table-cell>
              <table:table-cell office:value-type="float" office:value="15083712">
                <text:p>150837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9952">
                <text:p>19952</text:p>
              </table:table-cell>
              <table:table-cell office:value-type="float" office:value="15103664">
                <text:p>151036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9952">
                <text:p>19952</text:p>
              </table:table-cell>
              <table:table-cell office:value-type="float" office:value="15123616">
                <text:p>151236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9952">
                <text:p>19952</text:p>
              </table:table-cell>
              <table:table-cell office:value-type="float" office:value="15143568">
                <text:p>151435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9952">
                <text:p>19952</text:p>
              </table:table-cell>
              <table:table-cell office:value-type="float" office:value="15163520">
                <text:p>1516352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9952">
                <text:p>19952</text:p>
              </table:table-cell>
              <table:table-cell office:value-type="float" office:value="15183472">
                <text:p>1518347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9952">
                <text:p>19952</text:p>
              </table:table-cell>
              <table:table-cell office:value-type="float" office:value="15203424">
                <text:p>152034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9952">
                <text:p>19952</text:p>
              </table:table-cell>
              <table:table-cell office:value-type="float" office:value="15223376">
                <text:p>152233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9952">
                <text:p>19952</text:p>
              </table:table-cell>
              <table:table-cell office:value-type="float" office:value="15243328">
                <text:p>152433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9952">
                <text:p>19952</text:p>
              </table:table-cell>
              <table:table-cell office:value-type="float" office:value="15263280">
                <text:p>1526328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9952">
                <text:p>19952</text:p>
              </table:table-cell>
              <table:table-cell office:value-type="float" office:value="15283232">
                <text:p>1528323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9952">
                <text:p>19952</text:p>
              </table:table-cell>
              <table:table-cell office:value-type="float" office:value="15303184">
                <text:p>1530318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9952">
                <text:p>19952</text:p>
              </table:table-cell>
              <table:table-cell office:value-type="float" office:value="15323136">
                <text:p>153231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9952">
                <text:p>19952</text:p>
              </table:table-cell>
              <table:table-cell office:value-type="float" office:value="15343088">
                <text:p>153430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9952">
                <text:p>19952</text:p>
              </table:table-cell>
              <table:table-cell office:value-type="float" office:value="15363040">
                <text:p>1536304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9952">
                <text:p>19952</text:p>
              </table:table-cell>
              <table:table-cell office:value-type="float" office:value="15382992">
                <text:p>1538299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9952">
                <text:p>19952</text:p>
              </table:table-cell>
              <table:table-cell office:value-type="float" office:value="15402944">
                <text:p>154029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9952">
                <text:p>19952</text:p>
              </table:table-cell>
              <table:table-cell office:value-type="float" office:value="15422896">
                <text:p>154228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9952">
                <text:p>19952</text:p>
              </table:table-cell>
              <table:table-cell office:value-type="float" office:value="15442848">
                <text:p>154428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9952">
                <text:p>19952</text:p>
              </table:table-cell>
              <table:table-cell office:value-type="float" office:value="15462800">
                <text:p>154628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9952">
                <text:p>19952</text:p>
              </table:table-cell>
              <table:table-cell office:value-type="float" office:value="15482752">
                <text:p>154827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9952">
                <text:p>19952</text:p>
              </table:table-cell>
              <table:table-cell office:value-type="float" office:value="15502704">
                <text:p>1550270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9952">
                <text:p>19952</text:p>
              </table:table-cell>
              <table:table-cell office:value-type="float" office:value="15522656">
                <text:p>155226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9952">
                <text:p>19952</text:p>
              </table:table-cell>
              <table:table-cell office:value-type="float" office:value="15542608">
                <text:p>155426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9952">
                <text:p>19952</text:p>
              </table:table-cell>
              <table:table-cell office:value-type="float" office:value="15562560">
                <text:p>1556256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9952">
                <text:p>19952</text:p>
              </table:table-cell>
              <table:table-cell office:value-type="float" office:value="15582512">
                <text:p>155825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9952">
                <text:p>19952</text:p>
              </table:table-cell>
              <table:table-cell office:value-type="float" office:value="15602464">
                <text:p>156024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9952">
                <text:p>19952</text:p>
              </table:table-cell>
              <table:table-cell office:value-type="float" office:value="15622416">
                <text:p>156224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9952">
                <text:p>19952</text:p>
              </table:table-cell>
              <table:table-cell office:value-type="float" office:value="15642368">
                <text:p>156423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9952">
                <text:p>19952</text:p>
              </table:table-cell>
              <table:table-cell office:value-type="float" office:value="15662320">
                <text:p>1566232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9952">
                <text:p>19952</text:p>
              </table:table-cell>
              <table:table-cell office:value-type="float" office:value="15682272">
                <text:p>1568227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9952">
                <text:p>19952</text:p>
              </table:table-cell>
              <table:table-cell office:value-type="float" office:value="15702224">
                <text:p>157022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9952">
                <text:p>19952</text:p>
              </table:table-cell>
              <table:table-cell office:value-type="float" office:value="15722176">
                <text:p>157221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9952">
                <text:p>19952</text:p>
              </table:table-cell>
              <table:table-cell office:value-type="float" office:value="15742128">
                <text:p>157421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9952">
                <text:p>19952</text:p>
              </table:table-cell>
              <table:table-cell office:value-type="float" office:value="15762080">
                <text:p>1576208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9952">
                <text:p>19952</text:p>
              </table:table-cell>
              <table:table-cell office:value-type="float" office:value="15782032">
                <text:p>157820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9952">
                <text:p>19952</text:p>
              </table:table-cell>
              <table:table-cell office:value-type="float" office:value="15801984">
                <text:p>158019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9952">
                <text:p>19952</text:p>
              </table:table-cell>
              <table:table-cell office:value-type="float" office:value="15821936">
                <text:p>158219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9952">
                <text:p>19952</text:p>
              </table:table-cell>
              <table:table-cell office:value-type="float" office:value="15841888">
                <text:p>158418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9952">
                <text:p>19952</text:p>
              </table:table-cell>
              <table:table-cell office:value-type="float" office:value="15861840">
                <text:p>1586184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9952">
                <text:p>19952</text:p>
              </table:table-cell>
              <table:table-cell office:value-type="float" office:value="15881792">
                <text:p>158817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9952">
                <text:p>19952</text:p>
              </table:table-cell>
              <table:table-cell office:value-type="float" office:value="15901744">
                <text:p>1590174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9952">
                <text:p>19952</text:p>
              </table:table-cell>
              <table:table-cell office:value-type="float" office:value="15921696">
                <text:p>159216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9952">
                <text:p>19952</text:p>
              </table:table-cell>
              <table:table-cell office:value-type="float" office:value="15941648">
                <text:p>159416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9952">
                <text:p>19952</text:p>
              </table:table-cell>
              <table:table-cell office:value-type="float" office:value="15961600">
                <text:p>159616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9952">
                <text:p>19952</text:p>
              </table:table-cell>
              <table:table-cell office:value-type="float" office:value="15981552">
                <text:p>159815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9952">
                <text:p>19952</text:p>
              </table:table-cell>
              <table:table-cell office:value-type="float" office:value="16001504">
                <text:p>160015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9952">
                <text:p>19952</text:p>
              </table:table-cell>
              <table:table-cell office:value-type="float" office:value="16021456">
                <text:p>160214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9952">
                <text:p>19952</text:p>
              </table:table-cell>
              <table:table-cell office:value-type="float" office:value="16041408">
                <text:p>160414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9952">
                <text:p>19952</text:p>
              </table:table-cell>
              <table:table-cell office:value-type="float" office:value="16061360">
                <text:p>1606136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9952">
                <text:p>19952</text:p>
              </table:table-cell>
              <table:table-cell office:value-type="float" office:value="16081312">
                <text:p>160813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9952">
                <text:p>19952</text:p>
              </table:table-cell>
              <table:table-cell office:value-type="float" office:value="16101264">
                <text:p>161012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9952">
                <text:p>19952</text:p>
              </table:table-cell>
              <table:table-cell office:value-type="float" office:value="16121216">
                <text:p>161212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9952">
                <text:p>19952</text:p>
              </table:table-cell>
              <table:table-cell office:value-type="float" office:value="16141168">
                <text:p>161411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9952">
                <text:p>19952</text:p>
              </table:table-cell>
              <table:table-cell office:value-type="float" office:value="16161120">
                <text:p>1616112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9952">
                <text:p>19952</text:p>
              </table:table-cell>
              <table:table-cell office:value-type="float" office:value="16181072">
                <text:p>161810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9952">
                <text:p>19952</text:p>
              </table:table-cell>
              <table:table-cell office:value-type="float" office:value="16201024">
                <text:p>162010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9952">
                <text:p>19952</text:p>
              </table:table-cell>
              <table:table-cell office:value-type="float" office:value="16220976">
                <text:p>1622097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9952">
                <text:p>19952</text:p>
              </table:table-cell>
              <table:table-cell office:value-type="float" office:value="16240928">
                <text:p>1624092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9952">
                <text:p>19952</text:p>
              </table:table-cell>
              <table:table-cell office:value-type="float" office:value="16260880">
                <text:p>1626088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9952">
                <text:p>19952</text:p>
              </table:table-cell>
              <table:table-cell office:value-type="float" office:value="16280832">
                <text:p>162808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9952">
                <text:p>19952</text:p>
              </table:table-cell>
              <table:table-cell office:value-type="float" office:value="16300784">
                <text:p>163007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9952">
                <text:p>19952</text:p>
              </table:table-cell>
              <table:table-cell office:value-type="float" office:value="16320736">
                <text:p>163207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9952">
                <text:p>19952</text:p>
              </table:table-cell>
              <table:table-cell office:value-type="float" office:value="16340688">
                <text:p>163406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9952">
                <text:p>19952</text:p>
              </table:table-cell>
              <table:table-cell office:value-type="float" office:value="16360640">
                <text:p>1636064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9952">
                <text:p>19952</text:p>
              </table:table-cell>
              <table:table-cell office:value-type="float" office:value="16380592">
                <text:p>163805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9952">
                <text:p>19952</text:p>
              </table:table-cell>
              <table:table-cell office:value-type="float" office:value="16400544">
                <text:p>164005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9952">
                <text:p>19952</text:p>
              </table:table-cell>
              <table:table-cell office:value-type="float" office:value="16420496">
                <text:p>164204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9952">
                <text:p>19952</text:p>
              </table:table-cell>
              <table:table-cell office:value-type="float" office:value="16440448">
                <text:p>1644044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9952">
                <text:p>19952</text:p>
              </table:table-cell>
              <table:table-cell office:value-type="float" office:value="16460400">
                <text:p>164604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9952">
                <text:p>19952</text:p>
              </table:table-cell>
              <table:table-cell office:value-type="float" office:value="16480352">
                <text:p>164803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9952">
                <text:p>19952</text:p>
              </table:table-cell>
              <table:table-cell office:value-type="float" office:value="16500304">
                <text:p>165003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9952">
                <text:p>19952</text:p>
              </table:table-cell>
              <table:table-cell office:value-type="float" office:value="16520256">
                <text:p>1652025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9952">
                <text:p>19952</text:p>
              </table:table-cell>
              <table:table-cell office:value-type="float" office:value="16540208">
                <text:p>165402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9952">
                <text:p>19952</text:p>
              </table:table-cell>
              <table:table-cell office:value-type="float" office:value="16560160">
                <text:p>1656016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9952">
                <text:p>19952</text:p>
              </table:table-cell>
              <table:table-cell office:value-type="float" office:value="16580112">
                <text:p>165801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9952">
                <text:p>19952</text:p>
              </table:table-cell>
              <table:table-cell office:value-type="float" office:value="16600064">
                <text:p>1660006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9952">
                <text:p>19952</text:p>
              </table:table-cell>
              <table:table-cell office:value-type="float" office:value="16620016">
                <text:p>166200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9952">
                <text:p>19952</text:p>
              </table:table-cell>
              <table:table-cell office:value-type="float" office:value="16639968">
                <text:p>166399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9952">
                <text:p>19952</text:p>
              </table:table-cell>
              <table:table-cell office:value-type="float" office:value="16659920">
                <text:p>1665992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9952">
                <text:p>19952</text:p>
              </table:table-cell>
              <table:table-cell office:value-type="float" office:value="16679872">
                <text:p>166798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9952">
                <text:p>19952</text:p>
              </table:table-cell>
              <table:table-cell office:value-type="float" office:value="16699824">
                <text:p>166998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9952">
                <text:p>19952</text:p>
              </table:table-cell>
              <table:table-cell office:value-type="float" office:value="16719776">
                <text:p>167197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9952">
                <text:p>19952</text:p>
              </table:table-cell>
              <table:table-cell office:value-type="float" office:value="16739728">
                <text:p>167397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9952">
                <text:p>19952</text:p>
              </table:table-cell>
              <table:table-cell office:value-type="float" office:value="16759680">
                <text:p>1675968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9952">
                <text:p>19952</text:p>
              </table:table-cell>
              <table:table-cell office:value-type="float" office:value="16779632">
                <text:p>167796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9952">
                <text:p>19952</text:p>
              </table:table-cell>
              <table:table-cell office:value-type="float" office:value="16799584">
                <text:p>167995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9952">
                <text:p>19952</text:p>
              </table:table-cell>
              <table:table-cell office:value-type="float" office:value="16819536">
                <text:p>1681953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9952">
                <text:p>19952</text:p>
              </table:table-cell>
              <table:table-cell office:value-type="float" office:value="16839488">
                <text:p>1683948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9952">
                <text:p>19952</text:p>
              </table:table-cell>
              <table:table-cell office:value-type="float" office:value="16859440">
                <text:p>1685944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9952">
                <text:p>19952</text:p>
              </table:table-cell>
              <table:table-cell office:value-type="float" office:value="16879392">
                <text:p>1687939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9952">
                <text:p>19952</text:p>
              </table:table-cell>
              <table:table-cell office:value-type="float" office:value="16899344">
                <text:p>1689934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9952">
                <text:p>19952</text:p>
              </table:table-cell>
              <table:table-cell office:value-type="float" office:value="16919296">
                <text:p>1691929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9952">
                <text:p>19952</text:p>
              </table:table-cell>
              <table:table-cell office:value-type="float" office:value="16939248">
                <text:p>169392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9952">
                <text:p>19952</text:p>
              </table:table-cell>
              <table:table-cell office:value-type="float" office:value="16959200">
                <text:p>169592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9952">
                <text:p>19952</text:p>
              </table:table-cell>
              <table:table-cell office:value-type="float" office:value="16979152">
                <text:p>1697915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9952">
                <text:p>19952</text:p>
              </table:table-cell>
              <table:table-cell office:value-type="float" office:value="16999104">
                <text:p>169991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9952">
                <text:p>19952</text:p>
              </table:table-cell>
              <table:table-cell office:value-type="float" office:value="17019056">
                <text:p>1701905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9952">
                <text:p>19952</text:p>
              </table:table-cell>
              <table:table-cell office:value-type="float" office:value="17039008">
                <text:p>170390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9952">
                <text:p>19952</text:p>
              </table:table-cell>
              <table:table-cell office:value-type="float" office:value="17058960">
                <text:p>170589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9952">
                <text:p>19952</text:p>
              </table:table-cell>
              <table:table-cell office:value-type="float" office:value="17078912">
                <text:p>1707891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9952">
                <text:p>19952</text:p>
              </table:table-cell>
              <table:table-cell office:value-type="float" office:value="17098864">
                <text:p>170988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9952">
                <text:p>19952</text:p>
              </table:table-cell>
              <table:table-cell office:value-type="float" office:value="17118816">
                <text:p>171188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9952">
                <text:p>19952</text:p>
              </table:table-cell>
              <table:table-cell office:value-type="float" office:value="17138768">
                <text:p>1713876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9952">
                <text:p>19952</text:p>
              </table:table-cell>
              <table:table-cell office:value-type="float" office:value="17158720">
                <text:p>1715872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9952">
                <text:p>19952</text:p>
              </table:table-cell>
              <table:table-cell office:value-type="float" office:value="17178672">
                <text:p>171786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9952">
                <text:p>19952</text:p>
              </table:table-cell>
              <table:table-cell office:value-type="float" office:value="17198624">
                <text:p>1719862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9952">
                <text:p>19952</text:p>
              </table:table-cell>
              <table:table-cell office:value-type="float" office:value="17218576">
                <text:p>172185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9952">
                <text:p>19952</text:p>
              </table:table-cell>
              <table:table-cell office:value-type="float" office:value="17238528">
                <text:p>172385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9952">
                <text:p>19952</text:p>
              </table:table-cell>
              <table:table-cell office:value-type="float" office:value="17258480">
                <text:p>1725848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9952">
                <text:p>19952</text:p>
              </table:table-cell>
              <table:table-cell office:value-type="float" office:value="17278432">
                <text:p>172784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9952">
                <text:p>19952</text:p>
              </table:table-cell>
              <table:table-cell office:value-type="float" office:value="17298384">
                <text:p>172983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9952">
                <text:p>19952</text:p>
              </table:table-cell>
              <table:table-cell office:value-type="float" office:value="17318336">
                <text:p>173183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9952">
                <text:p>19952</text:p>
              </table:table-cell>
              <table:table-cell office:value-type="float" office:value="17338288">
                <text:p>173382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9952">
                <text:p>19952</text:p>
              </table:table-cell>
              <table:table-cell office:value-type="float" office:value="17358240">
                <text:p>1735824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9952">
                <text:p>19952</text:p>
              </table:table-cell>
              <table:table-cell office:value-type="float" office:value="17378192">
                <text:p>173781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9952">
                <text:p>19952</text:p>
              </table:table-cell>
              <table:table-cell office:value-type="float" office:value="17398144">
                <text:p>173981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9952">
                <text:p>19952</text:p>
              </table:table-cell>
              <table:table-cell office:value-type="float" office:value="17418096">
                <text:p>174180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9952">
                <text:p>19952</text:p>
              </table:table-cell>
              <table:table-cell office:value-type="float" office:value="17438048">
                <text:p>174380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9952">
                <text:p>19952</text:p>
              </table:table-cell>
              <table:table-cell office:value-type="float" office:value="17458000">
                <text:p>174580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9952">
                <text:p>19952</text:p>
              </table:table-cell>
              <table:table-cell office:value-type="float" office:value="17477952">
                <text:p>174779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9952">
                <text:p>19952</text:p>
              </table:table-cell>
              <table:table-cell office:value-type="float" office:value="17497904">
                <text:p>1749790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9952">
                <text:p>19952</text:p>
              </table:table-cell>
              <table:table-cell office:value-type="float" office:value="17517856">
                <text:p>1751785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9952">
                <text:p>19952</text:p>
              </table:table-cell>
              <table:table-cell office:value-type="float" office:value="17537808">
                <text:p>175378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9952">
                <text:p>19952</text:p>
              </table:table-cell>
              <table:table-cell office:value-type="float" office:value="17557760">
                <text:p>1755776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9952">
                <text:p>19952</text:p>
              </table:table-cell>
              <table:table-cell office:value-type="float" office:value="17577712">
                <text:p>175777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9952">
                <text:p>19952</text:p>
              </table:table-cell>
              <table:table-cell office:value-type="float" office:value="17597664">
                <text:p>175976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9952">
                <text:p>19952</text:p>
              </table:table-cell>
              <table:table-cell office:value-type="float" office:value="17617616">
                <text:p>176176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9952">
                <text:p>19952</text:p>
              </table:table-cell>
              <table:table-cell office:value-type="float" office:value="17637568">
                <text:p>176375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9952">
                <text:p>19952</text:p>
              </table:table-cell>
              <table:table-cell office:value-type="float" office:value="17657520">
                <text:p>1765752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9952">
                <text:p>19952</text:p>
              </table:table-cell>
              <table:table-cell office:value-type="float" office:value="17677472">
                <text:p>176774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9952">
                <text:p>19952</text:p>
              </table:table-cell>
              <table:table-cell office:value-type="float" office:value="17697424">
                <text:p>176974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9952">
                <text:p>19952</text:p>
              </table:table-cell>
              <table:table-cell office:value-type="float" office:value="17717376">
                <text:p>177173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9952">
                <text:p>19952</text:p>
              </table:table-cell>
              <table:table-cell office:value-type="float" office:value="17737328">
                <text:p>177373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9952">
                <text:p>19952</text:p>
              </table:table-cell>
              <table:table-cell office:value-type="float" office:value="17757280">
                <text:p>1775728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9952">
                <text:p>19952</text:p>
              </table:table-cell>
              <table:table-cell office:value-type="float" office:value="17777232">
                <text:p>177772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9952">
                <text:p>19952</text:p>
              </table:table-cell>
              <table:table-cell office:value-type="float" office:value="17797184">
                <text:p>1779718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9952">
                <text:p>19952</text:p>
              </table:table-cell>
              <table:table-cell office:value-type="float" office:value="17817136">
                <text:p>178171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9952">
                <text:p>19952</text:p>
              </table:table-cell>
              <table:table-cell office:value-type="float" office:value="17837088">
                <text:p>178370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9952">
                <text:p>19952</text:p>
              </table:table-cell>
              <table:table-cell office:value-type="float" office:value="17857040">
                <text:p>1785704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9952">
                <text:p>19952</text:p>
              </table:table-cell>
              <table:table-cell office:value-type="float" office:value="17876992">
                <text:p>178769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9952">
                <text:p>19952</text:p>
              </table:table-cell>
              <table:table-cell office:value-type="float" office:value="17896944">
                <text:p>1789694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9952">
                <text:p>19952</text:p>
              </table:table-cell>
              <table:table-cell office:value-type="float" office:value="17916896">
                <text:p>179168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9952">
                <text:p>19952</text:p>
              </table:table-cell>
              <table:table-cell office:value-type="float" office:value="17936848">
                <text:p>179368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9952">
                <text:p>19952</text:p>
              </table:table-cell>
              <table:table-cell office:value-type="float" office:value="17956800">
                <text:p>179568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9952">
                <text:p>19952</text:p>
              </table:table-cell>
              <table:table-cell office:value-type="float" office:value="17976752">
                <text:p>1797675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9952">
                <text:p>19952</text:p>
              </table:table-cell>
              <table:table-cell office:value-type="float" office:value="17996704">
                <text:p>1799670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9952">
                <text:p>19952</text:p>
              </table:table-cell>
              <table:table-cell office:value-type="float" office:value="18016656">
                <text:p>180166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9952">
                <text:p>19952</text:p>
              </table:table-cell>
              <table:table-cell office:value-type="float" office:value="18036608">
                <text:p>1803660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9952">
                <text:p>19952</text:p>
              </table:table-cell>
              <table:table-cell office:value-type="float" office:value="18056560">
                <text:p>1805656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9952">
                <text:p>19952</text:p>
              </table:table-cell>
              <table:table-cell office:value-type="float" office:value="18076512">
                <text:p>180765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9952">
                <text:p>19952</text:p>
              </table:table-cell>
              <table:table-cell office:value-type="float" office:value="18096464">
                <text:p>180964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9952">
                <text:p>19952</text:p>
              </table:table-cell>
              <table:table-cell office:value-type="float" office:value="18116416">
                <text:p>181164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9952">
                <text:p>19952</text:p>
              </table:table-cell>
              <table:table-cell office:value-type="float" office:value="18136368">
                <text:p>1813636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9952">
                <text:p>19952</text:p>
              </table:table-cell>
              <table:table-cell office:value-type="float" office:value="18156320">
                <text:p>181563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9952">
                <text:p>19952</text:p>
              </table:table-cell>
              <table:table-cell office:value-type="float" office:value="18176272">
                <text:p>181762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9952">
                <text:p>19952</text:p>
              </table:table-cell>
              <table:table-cell office:value-type="float" office:value="18196224">
                <text:p>181962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9952">
                <text:p>19952</text:p>
              </table:table-cell>
              <table:table-cell office:value-type="float" office:value="18216176">
                <text:p>1821617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9952">
                <text:p>19952</text:p>
              </table:table-cell>
              <table:table-cell office:value-type="float" office:value="18236128">
                <text:p>182361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9952">
                <text:p>19952</text:p>
              </table:table-cell>
              <table:table-cell office:value-type="float" office:value="18256080">
                <text:p>1825608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9952">
                <text:p>19952</text:p>
              </table:table-cell>
              <table:table-cell office:value-type="float" office:value="18276032">
                <text:p>182760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9952">
                <text:p>19952</text:p>
              </table:table-cell>
              <table:table-cell office:value-type="float" office:value="18295984">
                <text:p>182959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9952">
                <text:p>19952</text:p>
              </table:table-cell>
              <table:table-cell office:value-type="float" office:value="18315936">
                <text:p>1831593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9952">
                <text:p>19952</text:p>
              </table:table-cell>
              <table:table-cell office:value-type="float" office:value="18335888">
                <text:p>183358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9952">
                <text:p>19952</text:p>
              </table:table-cell>
              <table:table-cell office:value-type="float" office:value="18355840">
                <text:p>1835584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9952">
                <text:p>19952</text:p>
              </table:table-cell>
              <table:table-cell office:value-type="float" office:value="18375792">
                <text:p>183757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9952">
                <text:p>19952</text:p>
              </table:table-cell>
              <table:table-cell office:value-type="float" office:value="18395744">
                <text:p>1839574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9952">
                <text:p>19952</text:p>
              </table:table-cell>
              <table:table-cell office:value-type="float" office:value="18415696">
                <text:p>184156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9952">
                <text:p>19952</text:p>
              </table:table-cell>
              <table:table-cell office:value-type="float" office:value="18435648">
                <text:p>1843564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9952">
                <text:p>19952</text:p>
              </table:table-cell>
              <table:table-cell office:value-type="float" office:value="18455600">
                <text:p>184556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9952">
                <text:p>19952</text:p>
              </table:table-cell>
              <table:table-cell office:value-type="float" office:value="18475552">
                <text:p>184755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9952">
                <text:p>19952</text:p>
              </table:table-cell>
              <table:table-cell office:value-type="float" office:value="18495504">
                <text:p>184955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9952">
                <text:p>19952</text:p>
              </table:table-cell>
              <table:table-cell office:value-type="float" office:value="18515456">
                <text:p>185154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9952">
                <text:p>19952</text:p>
              </table:table-cell>
              <table:table-cell office:value-type="float" office:value="18535408">
                <text:p>185354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9952">
                <text:p>19952</text:p>
              </table:table-cell>
              <table:table-cell office:value-type="float" office:value="18555360">
                <text:p>1855536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9952">
                <text:p>19952</text:p>
              </table:table-cell>
              <table:table-cell office:value-type="float" office:value="18575312">
                <text:p>185753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9952">
                <text:p>19952</text:p>
              </table:table-cell>
              <table:table-cell office:value-type="float" office:value="18595264">
                <text:p>185952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9952">
                <text:p>19952</text:p>
              </table:table-cell>
              <table:table-cell office:value-type="float" office:value="18615216">
                <text:p>186152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9952">
                <text:p>19952</text:p>
              </table:table-cell>
              <table:table-cell office:value-type="float" office:value="18635168">
                <text:p>1863516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9952">
                <text:p>19952</text:p>
              </table:table-cell>
              <table:table-cell office:value-type="float" office:value="18655120">
                <text:p>1865512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9952">
                <text:p>19952</text:p>
              </table:table-cell>
              <table:table-cell office:value-type="float" office:value="18675072">
                <text:p>186750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9952">
                <text:p>19952</text:p>
              </table:table-cell>
              <table:table-cell office:value-type="float" office:value="18695024">
                <text:p>186950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9952">
                <text:p>19952</text:p>
              </table:table-cell>
              <table:table-cell office:value-type="float" office:value="18714976">
                <text:p>187149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9952">
                <text:p>19952</text:p>
              </table:table-cell>
              <table:table-cell office:value-type="float" office:value="18734928">
                <text:p>187349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9952">
                <text:p>19952</text:p>
              </table:table-cell>
              <table:table-cell office:value-type="float" office:value="18754880">
                <text:p>1875488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9952">
                <text:p>19952</text:p>
              </table:table-cell>
              <table:table-cell office:value-type="float" office:value="18774832">
                <text:p>187748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9952">
                <text:p>19952</text:p>
              </table:table-cell>
              <table:table-cell office:value-type="float" office:value="18794784">
                <text:p>187947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9952">
                <text:p>19952</text:p>
              </table:table-cell>
              <table:table-cell office:value-type="float" office:value="18814736">
                <text:p>188147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9952">
                <text:p>19952</text:p>
              </table:table-cell>
              <table:table-cell office:value-type="float" office:value="18834688">
                <text:p>1883468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9952">
                <text:p>19952</text:p>
              </table:table-cell>
              <table:table-cell office:value-type="float" office:value="18854640">
                <text:p>1885464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9952">
                <text:p>19952</text:p>
              </table:table-cell>
              <table:table-cell office:value-type="float" office:value="18874592">
                <text:p>188745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9952">
                <text:p>19952</text:p>
              </table:table-cell>
              <table:table-cell office:value-type="float" office:value="18894544">
                <text:p>1889454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9952">
                <text:p>19952</text:p>
              </table:table-cell>
              <table:table-cell office:value-type="float" office:value="18914496">
                <text:p>189144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9952">
                <text:p>19952</text:p>
              </table:table-cell>
              <table:table-cell office:value-type="float" office:value="18934448">
                <text:p>189344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9952">
                <text:p>19952</text:p>
              </table:table-cell>
              <table:table-cell office:value-type="float" office:value="18954400">
                <text:p>189544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9952">
                <text:p>19952</text:p>
              </table:table-cell>
              <table:table-cell office:value-type="float" office:value="18974352">
                <text:p>189743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9952">
                <text:p>19952</text:p>
              </table:table-cell>
              <table:table-cell office:value-type="float" office:value="18994304">
                <text:p>189943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9952">
                <text:p>19952</text:p>
              </table:table-cell>
              <table:table-cell office:value-type="float" office:value="19014256">
                <text:p>190142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9952">
                <text:p>19952</text:p>
              </table:table-cell>
              <table:table-cell office:value-type="float" office:value="19034208">
                <text:p>1903420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9952">
                <text:p>19952</text:p>
              </table:table-cell>
              <table:table-cell office:value-type="float" office:value="19054160">
                <text:p>1905416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9952">
                <text:p>19952</text:p>
              </table:table-cell>
              <table:table-cell office:value-type="float" office:value="19074112">
                <text:p>190741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9952">
                <text:p>19952</text:p>
              </table:table-cell>
              <table:table-cell office:value-type="float" office:value="19094064">
                <text:p>1909406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9952">
                <text:p>19952</text:p>
              </table:table-cell>
              <table:table-cell office:value-type="float" office:value="19114016">
                <text:p>191140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9952">
                <text:p>19952</text:p>
              </table:table-cell>
              <table:table-cell office:value-type="float" office:value="19133968">
                <text:p>191339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9952">
                <text:p>19952</text:p>
              </table:table-cell>
              <table:table-cell office:value-type="float" office:value="19153920">
                <text:p>1915392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9952">
                <text:p>19952</text:p>
              </table:table-cell>
              <table:table-cell office:value-type="float" office:value="19173872">
                <text:p>1917387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9952">
                <text:p>19952</text:p>
              </table:table-cell>
              <table:table-cell office:value-type="float" office:value="19193824">
                <text:p>191938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9952">
                <text:p>19952</text:p>
              </table:table-cell>
              <table:table-cell office:value-type="float" office:value="19213776">
                <text:p>1921377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9952">
                <text:p>19952</text:p>
              </table:table-cell>
              <table:table-cell office:value-type="float" office:value="19233728">
                <text:p>1923372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9952">
                <text:p>19952</text:p>
              </table:table-cell>
              <table:table-cell office:value-type="float" office:value="19253680">
                <text:p>1925368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9952">
                <text:p>19952</text:p>
              </table:table-cell>
              <table:table-cell office:value-type="float" office:value="19273632">
                <text:p>192736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9952">
                <text:p>19952</text:p>
              </table:table-cell>
              <table:table-cell office:value-type="float" office:value="19293584">
                <text:p>192935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9952">
                <text:p>19952</text:p>
              </table:table-cell>
              <table:table-cell office:value-type="float" office:value="19313536">
                <text:p>193135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9952">
                <text:p>19952</text:p>
              </table:table-cell>
              <table:table-cell office:value-type="float" office:value="19333488">
                <text:p>193334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9952">
                <text:p>19952</text:p>
              </table:table-cell>
              <table:table-cell office:value-type="float" office:value="19353440">
                <text:p>1935344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9952">
                <text:p>19952</text:p>
              </table:table-cell>
              <table:table-cell office:value-type="float" office:value="19373392">
                <text:p>193733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9952">
                <text:p>19952</text:p>
              </table:table-cell>
              <table:table-cell office:value-type="float" office:value="19393344">
                <text:p>193933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9952">
                <text:p>19952</text:p>
              </table:table-cell>
              <table:table-cell office:value-type="float" office:value="19413296">
                <text:p>194132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9952">
                <text:p>19952</text:p>
              </table:table-cell>
              <table:table-cell office:value-type="float" office:value="19433248">
                <text:p>1943324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9952">
                <text:p>19952</text:p>
              </table:table-cell>
              <table:table-cell office:value-type="float" office:value="19453200">
                <text:p>194532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9952">
                <text:p>19952</text:p>
              </table:table-cell>
              <table:table-cell office:value-type="float" office:value="19473152">
                <text:p>194731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9952">
                <text:p>19952</text:p>
              </table:table-cell>
              <table:table-cell office:value-type="float" office:value="19493104">
                <text:p>1949310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9952">
                <text:p>19952</text:p>
              </table:table-cell>
              <table:table-cell office:value-type="float" office:value="19513056">
                <text:p>195130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9952">
                <text:p>19952</text:p>
              </table:table-cell>
              <table:table-cell office:value-type="float" office:value="19533008">
                <text:p>195330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9952">
                <text:p>19952</text:p>
              </table:table-cell>
              <table:table-cell office:value-type="float" office:value="19552960">
                <text:p>1955296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9952">
                <text:p>19952</text:p>
              </table:table-cell>
              <table:table-cell office:value-type="float" office:value="19572912">
                <text:p>195729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9952">
                <text:p>19952</text:p>
              </table:table-cell>
              <table:table-cell office:value-type="float" office:value="19592864">
                <text:p>1959286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9952">
                <text:p>19952</text:p>
              </table:table-cell>
              <table:table-cell office:value-type="float" office:value="19612816">
                <text:p>196128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9952">
                <text:p>19952</text:p>
              </table:table-cell>
              <table:table-cell office:value-type="float" office:value="19632768">
                <text:p>1963276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9952">
                <text:p>19952</text:p>
              </table:table-cell>
              <table:table-cell office:value-type="float" office:value="19652720">
                <text:p>1965272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9952">
                <text:p>19952</text:p>
              </table:table-cell>
              <table:table-cell office:value-type="float" office:value="19672672">
                <text:p>1967267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9952">
                <text:p>19952</text:p>
              </table:table-cell>
              <table:table-cell office:value-type="float" office:value="19692624">
                <text:p>196926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9952">
                <text:p>19952</text:p>
              </table:table-cell>
              <table:table-cell office:value-type="float" office:value="19712576">
                <text:p>1971257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9952">
                <text:p>19952</text:p>
              </table:table-cell>
              <table:table-cell office:value-type="float" office:value="19732528">
                <text:p>197325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9952">
                <text:p>19952</text:p>
              </table:table-cell>
              <table:table-cell office:value-type="float" office:value="19752480">
                <text:p>1975248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9952">
                <text:p>19952</text:p>
              </table:table-cell>
              <table:table-cell office:value-type="float" office:value="19772432">
                <text:p>1977243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9952">
                <text:p>19952</text:p>
              </table:table-cell>
              <table:table-cell office:value-type="float" office:value="19792384">
                <text:p>1979238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9952">
                <text:p>19952</text:p>
              </table:table-cell>
              <table:table-cell office:value-type="float" office:value="19812336">
                <text:p>198123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9952">
                <text:p>19952</text:p>
              </table:table-cell>
              <table:table-cell office:value-type="float" office:value="19832288">
                <text:p>1983228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9952">
                <text:p>19952</text:p>
              </table:table-cell>
              <table:table-cell office:value-type="float" office:value="19852240">
                <text:p>1985224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9952">
                <text:p>19952</text:p>
              </table:table-cell>
              <table:table-cell office:value-type="float" office:value="19872192">
                <text:p>198721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9952">
                <text:p>19952</text:p>
              </table:table-cell>
              <table:table-cell office:value-type="float" office:value="19892144">
                <text:p>1989214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9952">
                <text:p>19952</text:p>
              </table:table-cell>
              <table:table-cell office:value-type="float" office:value="19912096">
                <text:p>1991209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9952">
                <text:p>19952</text:p>
              </table:table-cell>
              <table:table-cell office:value-type="float" office:value="19932048">
                <text:p>199320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9952">
                <text:p>19952</text:p>
              </table:table-cell>
              <table:table-cell office:value-type="float" office:value="19952000">
                <text:p>19952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